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93.0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25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82.8pt"/>
    </style:style>
    <style:style style:name="co11" style:family="table-column">
      <style:table-column-properties fo:break-before="auto" style:column-width="80.11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90.99pt"/>
    </style:style>
    <style:style style:name="co14" style:family="table-column">
      <style:table-column-properties fo:break-before="auto" style:column-width="84.9pt"/>
    </style:style>
    <style:style style:name="co15" style:family="table-column">
      <style:table-column-properties fo:break-before="auto" style:column-width="251.66pt"/>
    </style:style>
    <style:style style:name="co16" style:family="table-column">
      <style:table-column-properties fo:break-before="auto" style:column-width="144.11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18.35pt"/>
    </style:style>
    <style:style style:name="co20" style:family="table-column">
      <style:table-column-properties fo:break-before="auto" style:column-width="123.76pt"/>
    </style:style>
    <style:style style:name="co21" style:family="table-column">
      <style:table-column-properties fo:break-before="auto" style:column-width="80.5pt"/>
    </style:style>
    <style:style style:name="co22" style:family="table-column">
      <style:table-column-properties fo:break-before="auto" style:column-width="116.45pt"/>
    </style:style>
    <style:style style:name="co23" style:family="table-column">
      <style:table-column-properties fo:break-before="auto" style:column-width="121.89pt"/>
    </style:style>
    <style:style style:name="co24" style:family="table-column">
      <style:table-column-properties fo:break-before="auto" style:column-width="147.15pt"/>
    </style:style>
    <style:style style:name="co25" style:family="table-column">
      <style:table-column-properties fo:break-before="auto" style:column-width="77.16pt"/>
    </style:style>
    <style:style style:name="co26" style:family="table-column">
      <style:table-column-properties fo:break-before="auto" style:column-width="123.99pt"/>
    </style:style>
    <style:style style:name="co27" style:family="table-column">
      <style:table-column-properties fo:break-before="auto" style:column-width="190.4pt"/>
    </style:style>
    <style:style style:name="co28" style:family="table-column">
      <style:table-column-properties fo:break-before="auto" style:column-width="121.95pt"/>
    </style:style>
    <style:style style:name="co29" style:family="table-column">
      <style:table-column-properties fo:break-before="auto" style:column-width="139.95pt"/>
    </style:style>
    <style:style style:name="co30" style:family="table-column">
      <style:table-column-properties fo:break-before="auto" style:column-width="173.4pt"/>
    </style:style>
    <style:style style:name="co31" style:family="table-column">
      <style:table-column-properties fo:break-before="auto" style:column-width="179.6pt"/>
    </style:style>
    <style:style style:name="co32" style:family="table-column">
      <style:table-column-properties fo:break-before="auto" style:column-width="171.35pt"/>
    </style:style>
    <style:style style:name="co33" style:family="table-column">
      <style:table-column-properties fo:break-before="auto" style:column-width="177.51pt"/>
    </style:style>
    <style:style style:name="co34" style:family="table-column">
      <style:table-column-properties fo:break-before="auto" style:column-width="167.3pt"/>
    </style:style>
    <style:style style:name="co35" style:family="table-column">
      <style:table-column-properties fo:break-before="auto" style:column-width="94.14pt"/>
    </style:style>
    <style:style style:name="co36" style:family="table-column">
      <style:table-column-properties fo:break-before="auto" style:column-width="189.35pt"/>
    </style:style>
    <style:style style:name="co37" style:family="table-column">
      <style:table-column-properties fo:break-before="auto" style:column-width="124.5pt"/>
    </style:style>
    <style:style style:name="co38" style:family="table-column">
      <style:table-column-properties fo:break-before="auto" style:column-width="169.99pt"/>
    </style:style>
    <style:style style:name="co39" style:family="table-column">
      <style:table-column-properties fo:break-before="auto" style:column-width="128.1pt"/>
    </style:style>
    <style:style style:name="co40" style:family="table-column">
      <style:table-column-properties fo:break-before="auto" style:column-width="75.54pt"/>
    </style:style>
    <style:style style:name="co41" style:family="table-column">
      <style:table-column-properties fo:break-before="auto" style:column-width="78.21pt"/>
    </style:style>
    <style:style style:name="co42" style:family="table-column">
      <style:table-column-properties fo:break-before="auto" style:column-width="120.95pt"/>
    </style:style>
    <style:style style:name="co43" style:family="table-column">
      <style:table-column-properties fo:break-before="auto" style:column-width="95.36pt"/>
    </style:style>
    <style:style style:name="co44" style:family="table-column">
      <style:table-column-properties fo:break-before="auto" style:column-width="164.55pt"/>
    </style:style>
    <style:style style:name="co45" style:family="table-column">
      <style:table-column-properties fo:break-before="auto" style:column-width="161.86pt"/>
    </style:style>
    <style:style style:name="co46" style:family="table-column">
      <style:table-column-properties fo:break-before="auto" style:column-width="84.44pt"/>
    </style:style>
    <style:style style:name="co47" style:family="table-column">
      <style:table-column-properties fo:break-before="auto" style:column-width="141pt"/>
    </style:style>
    <style:style style:name="co48" style:family="table-column">
      <style:table-column-properties fo:break-before="auto" style:column-width="76.65pt"/>
    </style:style>
    <style:style style:name="co49" style:family="table-column">
      <style:table-column-properties fo:break-before="auto" style:column-width="110.04pt"/>
    </style:style>
    <style:style style:name="co50" style:family="table-column">
      <style:table-column-properties fo:break-before="auto" style:column-width="115.51pt"/>
    </style:style>
    <style:style style:name="co51" style:family="table-column">
      <style:table-column-properties fo:break-before="auto" style:column-width="109.16pt"/>
    </style:style>
    <style:style style:name="co52" style:family="table-column">
      <style:table-column-properties fo:break-before="auto" style:column-width="121.01pt"/>
    </style:style>
    <style:style style:name="co53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1"/>
    <style:style style:name="ce2" style:family="table-cell" style:parent-style-name="Default" style:data-style-name="N43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84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YN_LRMF2" table:style-name="ta1">
        <table:shapes>
          <draw:frame draw:z-index="0" draw:style-name="gr1" draw:text-style-name="P1" svg:width="524.35pt" svg:height="445.86pt" svg:x="730.29pt" svg:y="269.69pt">
            <loext:p draw:notify-on-update-of-ranges="SYN_LRMF2.A26:SYN_LRMF2.A35 SYN_LRMF2.B25:SYN_LRMF2.B25 SYN_LRMF2.B26:SYN_LRMF2.B3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524.35pt" svg:height="445.86pt" svg:x="1157.13pt" svg:y="288.94pt">
            <loext:p draw:notify-on-update-of-ranges="SYN_LRMF2.A26:SYN_LRMF2.A35 SYN_LRMF2.C25:SYN_LRMF2.C25 SYN_LRMF2.C26:SYN_LRMF2.C35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RMF1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/>
          <table:table-cell office:value-type="float" office:value="2.44941" calcext:value-type="float">
            <text:p>2.44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1094" calcext:value-type="float">
            <text:p>4.1094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1477" calcext:value-type="float">
            <text:p>2.1477</text:p>
          </table:table-cell>
          <table:table-cell office:value-type="float" office:value="1.4877" calcext:value-type="float">
            <text:p>1.4877</text:p>
          </table:table-cell>
          <table:table-cell office:value-type="float" office:value="1.2336" calcext:value-type="float">
            <text:p>1.2336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709" calcext:value-type="float">
            <text:p>0.709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4598" calcext:value-type="float">
            <text:p>0.4598</text:p>
          </table:table-cell>
          <table:table-cell office:value-type="float" office:value="1.4877" calcext:value-type="float">
            <text:p>1.4877</text:p>
          </table:table-cell>
          <table:table-cell office:value-type="float" office:value="0.919059" calcext:value-type="float">
            <text:p>0.919059</text:p>
          </table:table-cell>
          <table:table-cell office:value-type="float" office:value="1.65676" calcext:value-type="float">
            <text:p>1.65676</text:p>
          </table:table-cell>
          <table:table-cell office:value-type="float" office:value="0.466763" calcext:value-type="float">
            <text:p>0.466763</text:p>
          </table:table-cell>
          <table:table-cell office:value-type="float" office:value="1.43155" calcext:value-type="float">
            <text:p>1.43155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1.66046" calcext:value-type="float">
            <text:p>1.66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108244923" calcext:value-type="float">
            <text:p>108244923</text:p>
          </table:table-cell>
          <table:table-cell office:value-type="string" calcext:value-type="string">
            <text:p>(use factor 0.1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4153" calcext:value-type="float">
            <text:p>1.4153</text:p>
          </table:table-cell>
          <table:table-cell/>
          <table:table-cell office:value-type="float" office:value="1.37461" calcext:value-type="float">
            <text:p>1.37461</text:p>
          </table:table-cell>
          <table:table-cell/>
          <table:table-cell office:value-type="float" office:value="1.37257" calcext:value-type="float">
            <text:p>1.37257</text:p>
          </table:table-cell>
          <table:table-cell/>
          <table:table-cell office:value-type="float" office:value="1.37469" calcext:value-type="float">
            <text:p>1.37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formula="of:=([SYN_LRMF2.B2]+[SYN_LRMF2.B3])*[SYN_LRMF2.B4]*4/1000000 + 3*[SYN_LRMF2.B5]*4/1000000" office:value-type="float" office:value="1366.572228" calcext:value-type="float">
            <text:p>1366.57222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413" calcext:value-type="float">
            <text:p>1.413</text:p>
          </table:table-cell>
          <table:table-cell/>
          <table:table-cell office:value-type="float" office:value="1.34775" calcext:value-type="float">
            <text:p>1.34775</text:p>
          </table:table-cell>
          <table:table-cell/>
          <table:table-cell office:value-type="float" office:value="1.35261" calcext:value-type="float">
            <text:p>1.35261</text:p>
          </table:table-cell>
          <table:table-cell/>
          <table:table-cell office:value-type="float" office:value="1.34775" calcext:value-type="float">
            <text:p>1.34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4118" calcext:value-type="float">
            <text:p>1.4118</text:p>
          </table:table-cell>
          <table:table-cell/>
          <table:table-cell office:value-type="float" office:value="1.33902" calcext:value-type="float">
            <text:p>1.33902</text:p>
          </table:table-cell>
          <table:table-cell/>
          <table:table-cell office:value-type="float" office:value="1.34488" calcext:value-type="float">
            <text:p>1.34488</text:p>
          </table:table-cell>
          <table:table-cell/>
          <table:table-cell office:value-type="float" office:value="1.339" calcext:value-type="float">
            <text:p>1.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33587" calcext:value-type="float">
            <text:p>1.33587</text:p>
          </table:table-cell>
          <table:table-cell/>
          <table:table-cell office:value-type="float" office:value="1.34162" calcext:value-type="float">
            <text:p>1.34162</text:p>
          </table:table-cell>
          <table:table-cell/>
          <table:table-cell office:value-type="float" office:value="1.33584" calcext:value-type="float">
            <text:p>1.33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41" calcext:value-type="float">
            <text:p>1.41</text:p>
          </table:table-cell>
          <table:table-cell/>
          <table:table-cell office:value-type="float" office:value="1.3351" calcext:value-type="float">
            <text:p>1.3351</text:p>
          </table:table-cell>
          <table:table-cell/>
          <table:table-cell office:value-type="float" office:value="1.34046" calcext:value-type="float">
            <text:p>1.34046</text:p>
          </table:table-cell>
          <table:table-cell/>
          <table:table-cell office:value-type="float" office:value="1.33506" calcext:value-type="float">
            <text:p>1.33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409" calcext:value-type="float">
            <text:p>1.409</text:p>
          </table:table-cell>
          <table:table-cell/>
          <table:table-cell office:value-type="float" office:value="1.33554" calcext:value-type="float">
            <text:p>1.33554</text:p>
          </table:table-cell>
          <table:table-cell/>
          <table:table-cell office:value-type="float" office:value="1.34047" calcext:value-type="float">
            <text:p>1.34047</text:p>
          </table:table-cell>
          <table:table-cell/>
          <table:table-cell office:value-type="float" office:value="1.33549" calcext:value-type="float">
            <text:p>1.33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408" calcext:value-type="float">
            <text:p>1.408</text:p>
          </table:table-cell>
          <table:table-cell/>
          <table:table-cell office:value-type="float" office:value="1.33667" calcext:value-type="float">
            <text:p>1.33667</text:p>
          </table:table-cell>
          <table:table-cell/>
          <table:table-cell office:value-type="float" office:value="1.34118" calcext:value-type="float">
            <text:p>1.34118</text:p>
          </table:table-cell>
          <table:table-cell/>
          <table:table-cell office:value-type="float" office:value="1.33661" calcext:value-type="float">
            <text:p>1.336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4069" calcext:value-type="float">
            <text:p>1.4069</text:p>
          </table:table-cell>
          <table:table-cell/>
          <table:table-cell office:value-type="float" office:value="1.3382" calcext:value-type="float">
            <text:p>1.3382</text:p>
          </table:table-cell>
          <table:table-cell/>
          <table:table-cell office:value-type="float" office:value="1.34233" calcext:value-type="float">
            <text:p>1.34233</text:p>
          </table:table-cell>
          <table:table-cell/>
          <table:table-cell office:value-type="float" office:value="1.33814" calcext:value-type="float">
            <text:p>1.338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4057" calcext:value-type="float">
            <text:p>1.4057</text:p>
          </table:table-cell>
          <table:table-cell/>
          <table:table-cell office:value-type="float" office:value="1.33998" calcext:value-type="float">
            <text:p>1.33998</text:p>
          </table:table-cell>
          <table:table-cell/>
          <table:table-cell table:style-name="ce1" office:value-type="float" office:value="1.34378" calcext:value-type="float">
            <text:p>1.34E+00</text:p>
          </table:table-cell>
          <table:table-cell/>
          <table:table-cell office:value-type="float" office:value="1.33992" calcext:value-type="float">
            <text:p>1.3399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23"/>
        </table:table-row>
        <table:table-row table:style-name="ro1" table:number-rows-repeated="4">
          <table:table-cell table:number-columns-repeated="29"/>
        </table:table-row>
        <table:table-row table:style-name="ro1" table:number-rows-repeated="4">
          <table:table-cell table:number-columns-repeated="20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4]" office:value-type="float" office:value="4.1094" calcext:value-type="float">
            <text:p>4.1094</text:p>
          </table:table-cell>
          <table:table-cell table:formula="of:=[.D26]/[.B26]" office:value-type="float" office:value="1" calcext:value-type="float">
            <text:p>1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4]" office:value-type="float" office:value="2.1477" calcext:value-type="float">
            <text:p>2.1477</text:p>
          </table:table-cell>
          <table:table-cell table:formula="of:=[.D27]/[.B27]" office:value-type="float" office:value="1.91339572566001" calcext:value-type="float">
            <text:p>1.9133957257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4]" office:value-type="float" office:value="1.2336" calcext:value-type="float">
            <text:p>1.2336</text:p>
          </table:table-cell>
          <table:table-cell table:formula="of:=[.D28]/[.B28]" office:value-type="float" office:value="3.33122568093385" calcext:value-type="float">
            <text:p>3.3312256809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4]" office:value-type="float" office:value="0.709" calcext:value-type="float">
            <text:p>0.709</text:p>
          </table:table-cell>
          <table:table-cell table:formula="of:=[.D29]/[.B29]" office:value-type="float" office:value="5.79605077574048" calcext:value-type="float">
            <text:p>5.7960507757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4]" office:value-type="float" office:value="0.4598" calcext:value-type="float">
            <text:p>0.4598</text:p>
          </table:table-cell>
          <table:table-cell table:formula="of:=[.D30]/[.B30]" office:value-type="float" office:value="8.93736407133536" calcext:value-type="float">
            <text:p>8.9373640713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919059" calcext:value-type="float">
            <text:p>0.919059</text:p>
          </table:table-cell>
          <table:table-cell table:formula="of:=[.D31]/[.B31]" office:value-type="float" office:value="4.47131250550835" calcext:value-type="float">
            <text:p>4.4713125055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466763" calcext:value-type="float">
            <text:p>0.466763</text:p>
          </table:table-cell>
          <table:table-cell table:formula="of:=[.D32]/[.B32]" office:value-type="float" office:value="8.80403973751133" calcext:value-type="float">
            <text:p>8.8040397375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S4]" office:value-type="float" office:value="1.36892" calcext:value-type="float">
            <text:p>1.36892</text:p>
          </table:table-cell>
          <table:table-cell table:formula="of:=[.D33]/[.B33]" office:value-type="float" office:value="3.0019285275984" calcext:value-type="float">
            <text:p>3.0019285276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U4]" office:value-type="float" office:value="0" calcext:value-type="float">
            <text:p>0</text:p>
          </table:table-cell>
          <table:table-cell table:formula="of:=[.D34]/[.B34]" office:value-type="string" office:string-value="" calcext:value-type="error">
            <text:p>#DIV/0!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W4]" office:value-type="float" office:value="0" calcext:value-type="float">
            <text:p>0</text:p>
          </table:table-cell>
          <table:table-cell table:formula="of:=[.D35]/[.B35]" office:value-type="string" office:string-value="" calcext:value-type="error">
            <text:p>#DIV/0!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Y4]" office:value-type="float" office:value="0" calcext:value-type="float">
            <text:p>0</text:p>
          </table:table-cell>
          <table:table-cell table:formula="of:=[.D36]/[.B36]" office:value-type="string" office:string-value="" calcext:value-type="error">
            <text:p>#DIV/0!</text:p>
          </table:table-cell>
          <table:table-cell office:value-type="float" office:value="4.1094" calcext:value-type="float">
            <text:p>4.1094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 thread, HARP2</text:p>
          </table:table-cell>
          <table:table-cell office:value-type="float" office:value="4.1094" calcext:value-type="float">
            <text:p>4.1094</text:p>
          </table:table-cell>
          <table:table-cell table:formula="of:=[.D40]/[.B40]/1000" office:value-type="float" office:value="0.332547872682143" calcext:value-type="float">
            <text:p>0.3325478727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2 threads, HARP2</text:p>
          </table:table-cell>
          <table:table-cell office:value-type="float" office:value="2.1477" calcext:value-type="float">
            <text:p>2.1477</text:p>
          </table:table-cell>
          <table:table-cell table:formula="of:=[.D41]/[.B41]/1000" office:value-type="float" office:value="0.636295678167342" calcext:value-type="float">
            <text:p>0.6362956782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4 threads, HARP2</text:p>
          </table:table-cell>
          <table:table-cell office:value-type="float" office:value="1.2336" calcext:value-type="float">
            <text:p>1.2336</text:p>
          </table:table-cell>
          <table:table-cell table:formula="of:=[.D42]/[.B42]/1000" office:value-type="float" office:value="1.10779201361868" calcext:value-type="float">
            <text:p>1.1077920136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8 threads, HARP2</text:p>
          </table:table-cell>
          <table:table-cell office:value-type="float" office:value="0.709" calcext:value-type="float">
            <text:p>0.709</text:p>
          </table:table-cell>
          <table:table-cell table:formula="of:=[.D43]/[.B43]/1000" office:value-type="float" office:value="1.92746435543018" calcext:value-type="float">
            <text:p>1.9274643554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6 threads, HARP2</text:p>
          </table:table-cell>
          <table:table-cell office:value-type="float" office:value="0.4598" calcext:value-type="float">
            <text:p>0.4598</text:p>
          </table:table-cell>
          <table:table-cell table:formula="of:=[.D44]/[.B44]/1000" office:value-type="float" office:value="2.97210140930839" calcext:value-type="float">
            <text:p>2.9721014093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HARP2</text:p>
          </table:table-cell>
          <table:table-cell office:value-type="float" office:value="0.919059" calcext:value-type="float">
            <text:p>0.919059</text:p>
          </table:table-cell>
          <table:table-cell table:formula="of:=[.D45]/[.B45]/1000" office:value-type="float" office:value="1.48692546180387" calcext:value-type="float">
            <text:p>1.4869254618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office:value-type="float" office:value="0.466763" calcext:value-type="float">
            <text:p>0.466763</text:p>
          </table:table-cell>
          <table:table-cell table:formula="of:=[.D46]/[.B46]/1000" office:value-type="float" office:value="2.92776468571845" calcext:value-type="float">
            <text:p>2.9277646857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VU9P</text:p>
          </table:table-cell>
          <table:table-cell office:value-type="float" office:value="1.36892" calcext:value-type="float">
            <text:p>1.36892</text:p>
          </table:table-cell>
          <table:table-cell table:formula="of:=[.D47]/[.B47]/1000" office:value-type="float" office:value="0.998284945796686" calcext:value-type="float">
            <text:p>0.9982849458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learn, HARP2</text:p>
          </table:table-cell>
          <table:table-cell table:style-name="ce1" office:value-type="float" office:value="0" calcext:value-type="float">
            <text:p>0.00E+00</text:p>
          </table:table-cell>
          <table:table-cell table:formula="of:=[.D48]/[.B48]/1000" office:value-type="string" office:string-value="" calcext:value-type="error">
            <text:p>#DIV/0!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HARP2</text:p>
          </table:table-cell>
          <table:table-cell office:value-type="float" office:value="0" calcext:value-type="float">
            <text:p>0</text:p>
          </table:table-cell>
          <table:table-cell table:formula="of:=[.D49]/[.B49]/1000" office:value-type="string" office:string-value="" calcext:value-type="error">
            <text:p>#DIV/0!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M6000</text:p>
          </table:table-cell>
          <table:table-cell office:value-type="float" office:value="0" calcext:value-type="float">
            <text:p>0</text:p>
          </table:table-cell>
          <table:table-cell table:formula="of:=[.D50]/[.B50]/1000" office:value-type="string" office:string-value="" calcext:value-type="error">
            <text:p>#DIV/0!</text:p>
          </table:table-cell>
          <table:table-cell office:value-type="float" office:value="1366.572228" calcext:value-type="float">
            <text:p>1366.572228</text:p>
          </table:table-cell>
          <table:table-cell table:number-columns-repeated="25"/>
        </table:table-row>
      </table:table>
      <table:table table:name="SYN_LRMF1" table:style-name="ta1">
        <table:shapes>
          <draw:frame draw:z-index="0" draw:style-name="gr1" draw:text-style-name="P1" svg:width="524.35pt" svg:height="445.86pt" svg:x="669.29pt" svg:y="289.98pt">
            <loext:p draw:notify-on-update-of-ranges="SYN_LRMF1.A26:SYN_LRMF1.A35 SYN_LRMF1.B25:SYN_LRMF1.B25 SYN_LRMF1.B26:SYN_LRMF1.B3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524.35pt" svg:height="445.86pt" svg:x="1249.2pt" svg:y="277.17pt">
            <loext:p draw:notify-on-update-of-ranges="SYN_LRMF1.A26:SYN_LRMF1.A35 SYN_LRMF1.C25:SYN_LRMF1.C25 SYN_LRMF1.C26:SYN_LRMF1.C3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RMF1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/>
          <table:table-cell office:value-type="float" office:value="2.44928" calcext:value-type="float">
            <text:p>2.44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026" calcext:value-type="float">
            <text:p>2.1026</text:p>
          </table:table-cell>
          <table:table-cell office:value-type="float" office:value="1.5429" calcext:value-type="float">
            <text:p>1.5429</text:p>
          </table:table-cell>
          <table:table-cell office:value-type="float" office:value="1.1324" calcext:value-type="float">
            <text:p>1.1324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7196" calcext:value-type="float">
            <text:p>0.7196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3903" calcext:value-type="float">
            <text:p>0.3903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223" calcext:value-type="float">
            <text:p>0.223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519652" calcext:value-type="float">
            <text:p>0.519652</text:p>
          </table:table-cell>
          <table:table-cell office:value-type="float" office:value="1.65698" calcext:value-type="float">
            <text:p>1.65698</text:p>
          </table:table-cell>
          <table:table-cell office:value-type="float" office:value="0.265635" calcext:value-type="float">
            <text:p>0.265635</text:p>
          </table:table-cell>
          <table:table-cell office:value-type="float" office:value="1.42592" calcext:value-type="float">
            <text:p>1.42592</text:p>
          </table:table-cell>
          <table:table-cell office:value-type="float" office:value="0.775244" calcext:value-type="float">
            <text:p>0.775244</text:p>
          </table:table-cell>
          <table:table-cell office:value-type="float" office:value="1.66228" calcext:value-type="float">
            <text:p>1.66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54018770" calcext:value-type="float">
            <text:p>54018770</text:p>
          </table:table-cell>
          <table:table-cell office:value-type="string" calcext:value-type="string">
            <text:p>(use factor 0.05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4157" calcext:value-type="float">
            <text:p>1.4157</text:p>
          </table:table-cell>
          <table:table-cell/>
          <table:table-cell office:value-type="float" office:value="1.32144" calcext:value-type="float">
            <text:p>1.32144</text:p>
          </table:table-cell>
          <table:table-cell/>
          <table:table-cell office:value-type="float" office:value="1.31156" calcext:value-type="float">
            <text:p>1.31156</text:p>
          </table:table-cell>
          <table:table-cell/>
          <table:table-cell office:value-type="float" office:value="1.32157" calcext:value-type="float">
            <text:p>1.32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formula="of:=([SYN_LRMF1.B2]+[SYN_LRMF1.B3])*[SYN_LRMF1.B4]*4/1000000 + 3*[SYN_LRMF1.B5]*4/1000000" office:value-type="float" office:value="715.858392" calcext:value-type="float">
            <text:p>715.85839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4109" calcext:value-type="float">
            <text:p>1.4109</text:p>
          </table:table-cell>
          <table:table-cell/>
          <table:table-cell office:value-type="float" office:value="1.26" calcext:value-type="float">
            <text:p>1.26</text:p>
          </table:table-cell>
          <table:table-cell/>
          <table:table-cell office:value-type="float" office:value="1.25835" calcext:value-type="float">
            <text:p>1.25835</text:p>
          </table:table-cell>
          <table:table-cell/>
          <table:table-cell office:value-type="float" office:value="1.26" calcext:value-type="float">
            <text:p>1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4091" calcext:value-type="float">
            <text:p>1.4091</text:p>
          </table:table-cell>
          <table:table-cell/>
          <table:table-cell office:value-type="float" office:value="1.23642" calcext:value-type="float">
            <text:p>1.23642</text:p>
          </table:table-cell>
          <table:table-cell/>
          <table:table-cell office:value-type="float" office:value="1.23661" calcext:value-type="float">
            <text:p>1.23661</text:p>
          </table:table-cell>
          <table:table-cell/>
          <table:table-cell office:value-type="float" office:value="1.23637" calcext:value-type="float">
            <text:p>1.23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4077" calcext:value-type="float">
            <text:p>1.4077</text:p>
          </table:table-cell>
          <table:table-cell/>
          <table:table-cell office:value-type="float" office:value="1.22441" calcext:value-type="float">
            <text:p>1.22441</text:p>
          </table:table-cell>
          <table:table-cell/>
          <table:table-cell office:value-type="float" office:value="1.22508" calcext:value-type="float">
            <text:p>1.22508</text:p>
          </table:table-cell>
          <table:table-cell/>
          <table:table-cell office:value-type="float" office:value="1.22432" calcext:value-type="float">
            <text:p>1.22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4064" calcext:value-type="float">
            <text:p>1.4064</text:p>
          </table:table-cell>
          <table:table-cell/>
          <table:table-cell office:value-type="float" office:value="1.21748" calcext:value-type="float">
            <text:p>1.21748</text:p>
          </table:table-cell>
          <table:table-cell/>
          <table:table-cell office:value-type="float" office:value="1.21829" calcext:value-type="float">
            <text:p>1.21829</text:p>
          </table:table-cell>
          <table:table-cell/>
          <table:table-cell office:value-type="float" office:value="1.21737" calcext:value-type="float">
            <text:p>1.21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4052" calcext:value-type="float">
            <text:p>1.4052</text:p>
          </table:table-cell>
          <table:table-cell/>
          <table:table-cell office:value-type="float" office:value="1.21328" calcext:value-type="float">
            <text:p>1.21328</text:p>
          </table:table-cell>
          <table:table-cell/>
          <table:table-cell office:value-type="float" office:value="1.21411" calcext:value-type="float">
            <text:p>1.21411</text:p>
          </table:table-cell>
          <table:table-cell/>
          <table:table-cell office:value-type="float" office:value="1.21315" calcext:value-type="float">
            <text:p>1.21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4039" calcext:value-type="float">
            <text:p>1.4039</text:p>
          </table:table-cell>
          <table:table-cell/>
          <table:table-cell office:value-type="float" office:value="1.21072" calcext:value-type="float">
            <text:p>1.21072</text:p>
          </table:table-cell>
          <table:table-cell/>
          <table:table-cell office:value-type="float" office:value="1.21152" calcext:value-type="float">
            <text:p>1.21152</text:p>
          </table:table-cell>
          <table:table-cell/>
          <table:table-cell office:value-type="float" office:value="1.21058" calcext:value-type="float">
            <text:p>1.2105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4025" calcext:value-type="float">
            <text:p>1.4025</text:p>
          </table:table-cell>
          <table:table-cell/>
          <table:table-cell office:value-type="float" office:value="1.20923" calcext:value-type="float">
            <text:p>1.20923</text:p>
          </table:table-cell>
          <table:table-cell/>
          <table:table-cell office:value-type="float" office:value="1.20997" calcext:value-type="float">
            <text:p>1.20997</text:p>
          </table:table-cell>
          <table:table-cell/>
          <table:table-cell office:value-type="float" office:value="1.20907" calcext:value-type="float">
            <text:p>1.2090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401" calcext:value-type="float">
            <text:p>1.401</text:p>
          </table:table-cell>
          <table:table-cell/>
          <table:table-cell office:value-type="float" office:value="1.20847" calcext:value-type="float">
            <text:p>1.20847</text:p>
          </table:table-cell>
          <table:table-cell/>
          <table:table-cell office:value-type="float" office:value="1.20916" calcext:value-type="float">
            <text:p>1.20916</text:p>
          </table:table-cell>
          <table:table-cell/>
          <table:table-cell office:value-type="float" office:value="1.20829" calcext:value-type="float">
            <text:p>1.2082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"/>
          <table:table-cell table:number-columns-repeated="23"/>
        </table:table-row>
        <table:table-row table:style-name="ro1" table:number-rows-repeated="10">
          <table:table-cell table:number-columns-repeated="29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4]" office:value-type="float" office:value="2.1026" calcext:value-type="float">
            <text:p>2.1026</text:p>
          </table:table-cell>
          <table:table-cell table:formula="of:=[.D26]/[.B26]" office:value-type="float" office:value="1" calcext:value-type="float">
            <text:p>1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4]" office:value-type="float" office:value="1.1324" calcext:value-type="float">
            <text:p>1.1324</text:p>
          </table:table-cell>
          <table:table-cell table:formula="of:=[.D27]/[.B27]" office:value-type="float" office:value="1.85676439420699" calcext:value-type="float">
            <text:p>1.8567643942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4]" office:value-type="float" office:value="0.7196" calcext:value-type="float">
            <text:p>0.7196</text:p>
          </table:table-cell>
          <table:table-cell table:formula="of:=[.D28]/[.B28]" office:value-type="float" office:value="2.9219010561423" calcext:value-type="float">
            <text:p>2.9219010561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4]" office:value-type="float" office:value="0.3903" calcext:value-type="float">
            <text:p>0.3903</text:p>
          </table:table-cell>
          <table:table-cell table:formula="of:=[.D29]/[.B29]" office:value-type="float" office:value="5.38713809889828" calcext:value-type="float">
            <text:p>5.3871380989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4]" office:value-type="float" office:value="0.223" calcext:value-type="float">
            <text:p>0.223</text:p>
          </table:table-cell>
          <table:table-cell table:formula="of:=[.D30]/[.B30]" office:value-type="float" office:value="9.42869955156951" calcext:value-type="float">
            <text:p>9.4286995516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519652" calcext:value-type="float">
            <text:p>0.519652</text:p>
          </table:table-cell>
          <table:table-cell table:formula="of:=[.D31]/[.B31]" office:value-type="float" office:value="4.04616935949443" calcext:value-type="float">
            <text:p>4.0461693595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65635" calcext:value-type="float">
            <text:p>0.265635</text:p>
          </table:table-cell>
          <table:table-cell table:formula="of:=[.D32]/[.B32]" office:value-type="float" office:value="7.9153725977375" calcext:value-type="float">
            <text:p>7.9153725977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S4]" office:value-type="float" office:value="0.775244" calcext:value-type="float">
            <text:p>0.775244</text:p>
          </table:table-cell>
          <table:table-cell table:formula="of:=[.D33]/[.B33]" office:value-type="float" office:value="2.71217835932945" calcext:value-type="float">
            <text:p>2.7121783593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U4]" office:value-type="float" office:value="0" calcext:value-type="float">
            <text:p>0</text:p>
          </table:table-cell>
          <table:table-cell table:formula="of:=[.D34]/[.B34]" office:value-type="string" office:string-value="" calcext:value-type="error">
            <text:p>#DIV/0!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W4]" office:value-type="float" office:value="0" calcext:value-type="float">
            <text:p>0</text:p>
          </table:table-cell>
          <table:table-cell table:formula="of:=[.D35]/[.B35]" office:value-type="string" office:string-value="" calcext:value-type="error">
            <text:p>#DIV/0!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Y4]" office:value-type="float" office:value="0" calcext:value-type="float">
            <text:p>0</text:p>
          </table:table-cell>
          <table:table-cell table:formula="of:=[.D36]/[.B36]" office:value-type="string" office:string-value="" calcext:value-type="error">
            <text:p>#DIV/0!</text:p>
          </table:table-cell>
          <table:table-cell office:value-type="float" office:value="2.1026" calcext:value-type="float">
            <text:p>2.1026</text:p>
          </table:table-cell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 thread, HARP2</text:p>
          </table:table-cell>
          <table:table-cell office:value-type="float" office:value="2.1026" calcext:value-type="float">
            <text:p>2.1026</text:p>
          </table:table-cell>
          <table:table-cell table:formula="of:=[.D40]/[.B40]/1000" office:value-type="float" office:value="0.340463422429373" calcext:value-type="float">
            <text:p>0.3404634224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2 threads, HARP2</text:p>
          </table:table-cell>
          <table:table-cell office:value-type="float" office:value="1.1324" calcext:value-type="float">
            <text:p>1.1324</text:p>
          </table:table-cell>
          <table:table-cell table:formula="of:=[.D41]/[.B41]/1000" office:value-type="float" office:value="0.632160360296715" calcext:value-type="float">
            <text:p>0.6321603603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4 threads, HARP2</text:p>
          </table:table-cell>
          <table:table-cell office:value-type="float" office:value="0.7196" calcext:value-type="float">
            <text:p>0.7196</text:p>
          </table:table-cell>
          <table:table-cell table:formula="of:=[.D42]/[.B42]/1000" office:value-type="float" office:value="0.994800433574208" calcext:value-type="float">
            <text:p>0.9948004336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8 threads, HARP2</text:p>
          </table:table-cell>
          <table:table-cell office:value-type="float" office:value="0.3903" calcext:value-type="float">
            <text:p>0.3903</text:p>
          </table:table-cell>
          <table:table-cell table:formula="of:=[.D43]/[.B43]/1000" office:value-type="float" office:value="1.83412347425058" calcext:value-type="float">
            <text:p>1.8341234743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LRMF, 16 threads, HARP2</text:p>
          </table:table-cell>
          <table:table-cell office:value-type="float" office:value="0.223" calcext:value-type="float">
            <text:p>0.223</text:p>
          </table:table-cell>
          <table:table-cell table:formula="of:=[.D44]/[.B44]/1000" office:value-type="float" office:value="3.21012731838565" calcext:value-type="float">
            <text:p>3.2101273184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HARP2</text:p>
          </table:table-cell>
          <table:table-cell office:value-type="float" office:value="0.519652" calcext:value-type="float">
            <text:p>0.519652</text:p>
          </table:table-cell>
          <table:table-cell table:formula="of:=[.D45]/[.B45]/1000" office:value-type="float" office:value="1.37757266786234" calcext:value-type="float">
            <text:p>1.3775726679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office:value-type="float" office:value="0.265635" calcext:value-type="float">
            <text:p>0.265635</text:p>
          </table:table-cell>
          <table:table-cell table:formula="of:=[.D46]/[.B46]/1000" office:value-type="float" office:value="2.69489484442939" calcext:value-type="float">
            <text:p>2.6948948444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1 thread, VU9P</text:p>
          </table:table-cell>
          <table:table-cell office:value-type="float" office:value="0.775244" calcext:value-type="float">
            <text:p>0.775244</text:p>
          </table:table-cell>
          <table:table-cell table:formula="of:=[.D47]/[.B47]/1000" office:value-type="float" office:value="0.923397526456187" calcext:value-type="float">
            <text:p>0.9233975265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klearn, HARP2</text:p>
          </table:table-cell>
          <table:table-cell office:value-type="float" office:value="0" calcext:value-type="float">
            <text:p>0</text:p>
          </table:table-cell>
          <table:table-cell table:formula="of:=[.D48]/[.B48]/1000" office:value-type="string" office:string-value="" calcext:value-type="error">
            <text:p>#DIV/0!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HARP2</text:p>
          </table:table-cell>
          <table:table-cell office:value-type="float" office:value="0" calcext:value-type="float">
            <text:p>0</text:p>
          </table:table-cell>
          <table:table-cell table:formula="of:=[.D49]/[.B49]/1000" office:value-type="string" office:string-value="" calcext:value-type="error">
            <text:p>#DIV/0!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, M6000</text:p>
          </table:table-cell>
          <table:table-cell office:value-type="float" office:value="0" calcext:value-type="float">
            <text:p>0</text:p>
          </table:table-cell>
          <table:table-cell table:formula="of:=[.D50]/[.B50]/1000" office:value-type="string" office:string-value="" calcext:value-type="error">
            <text:p>#DIV/0!</text:p>
          </table:table-cell>
          <table:table-cell office:value-type="float" office:value="715.858392" calcext:value-type="float">
            <text:p>715.858392</text:p>
          </table:table-cell>
          <table:table-cell table:number-columns-repeated="25"/>
        </table:table-row>
      </table:table>
      <table:table table:name="Netflix" table:style-name="ta1">
        <table:shapes>
          <draw:frame draw:z-index="0" draw:style-name="gr1" draw:text-style-name="P1" svg:width="524.35pt" svg:height="445.86pt" svg:x="590.71pt" svg:y="412.81pt">
            <loext:p draw:notify-on-update-of-ranges="Netflix.A65:Netflix.A74 Netflix.B64:Netflix.B64 Netflix.B65:Netflix.B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24.35pt" svg:height="445.86pt" svg:x="1137.8pt" svg:y="412.81pt">
            <loext:p draw:notify-on-update-of-ranges="Netflix.A65:Netflix.A74 Netflix.C64:Netflix.C64 Netflix.C65:Netflix.C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M6000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499" calcext:value-type="float">
            <text:p>449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470758" calcext:value-type="float">
            <text:p>4707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5"/>
          <table:table-cell office:value-type="float" office:value="4.6870801309921" calcext:value-type="float">
            <text:p>4.687080131</text:p>
          </table:table-cell>
          <table:table-cell/>
          <table:table-cell office:value-type="float" office:value="4.70220993271573" calcext:value-type="float">
            <text:p>4.7022099327</text:p>
          </table:table-cell>
          <table:table-cell/>
          <table:table-cell office:value-type="float" office:value="4.70221126307" calcext:value-type="float">
            <text:p>4.7022112631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41638" calcext:value-type="float">
            <text:p>2.41638</text:p>
          </table:table-cell>
          <table:table-cell office:value-type="float" office:value="1.65721" calcext:value-type="float">
            <text:p>1.65721</text:p>
          </table:table-cell>
          <table:table-cell office:value-type="float" office:value="2.08946" calcext:value-type="float">
            <text:p>2.08946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0.915566" calcext:value-type="float">
            <text:p>0.915566</text:p>
          </table:table-cell>
          <table:table-cell office:value-type="float" office:value="1.65659" calcext:value-type="float">
            <text:p>1.65659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1.65715" calcext:value-type="float">
            <text:p>1.65715</text:p>
          </table:table-cell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/>
          <table:table-cell office:value-type="float" office:value="38.7342820167542" calcext:value-type="float">
            <text:p>38.7342820168</text:p>
          </table:table-cell>
          <table:table-cell office:value-type="float" office:value="2.53808898298516" calcext:value-type="float">
            <text:p>2.538088983</text:p>
          </table:table-cell>
          <table:table-cell office:value-type="float" office:value="5.60954322814941" calcext:value-type="float">
            <text:p>5.6095432281</text:p>
          </table:table-cell>
          <table:table-cell office:value-type="float" office:value="4.03313776588147" calcext:value-type="float">
            <text:p>4.0331377659</text:p>
          </table:table-cell>
          <table:table-cell office:value-type="float" office:value="1.7154266834259" calcext:value-type="float">
            <text:p>1.7154266834</text:p>
          </table:table-cell>
          <table:table-cell office:value-type="float" office:value="4.03313976141" calcext:value-type="float">
            <text:p>4.0331397614</text:p>
          </table:table-cell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24053764" calcext:value-type="float">
            <text:p>240537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/>
          <table:table-cell office:value-type="float" office:value="1.26952" calcext:value-type="float">
            <text:p>1.26952</text:p>
          </table:table-cell>
          <table:table-cell/>
          <table:table-cell office:value-type="float" office:value="1.2678" calcext:value-type="float">
            <text:p>1.2678</text:p>
          </table:table-cell>
          <table:table-cell/>
          <table:table-cell office:value-type="float" office:value="1.26741" calcext:value-type="float">
            <text:p>1.26741</text:p>
          </table:table-cell>
          <table:table-cell/>
          <table:table-cell office:value-type="float" office:value="1.26857" calcext:value-type="float">
            <text:p>1.26857</text:p>
          </table:table-cell>
          <table:table-cell table:number-columns-repeated="5"/>
          <table:table-cell office:value-type="float" office:value="2.52484704291646" calcext:value-type="float">
            <text:p>2.5248470429</text:p>
          </table:table-cell>
          <table:table-cell/>
          <table:table-cell office:value-type="float" office:value="3.8979875249462" calcext:value-type="float">
            <text:p>3.8979875249</text:p>
          </table:table-cell>
          <table:table-cell/>
          <table:table-cell office:value-type="float" office:value="3.8979888553" calcext:value-type="float">
            <text:p>3.897988855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([Netflix.B2]+[Netflix.B3])*[Netflix.B4]*4/1000000 + 3*[Netflix.B5]*4/1000000" office:value-type="float" office:value="349.478064" calcext:value-type="float">
            <text:p>349.47806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/>
          <table:table-cell office:value-type="float" office:value="1.13816" calcext:value-type="float">
            <text:p>1.13816</text:p>
          </table:table-cell>
          <table:table-cell/>
          <table:table-cell office:value-type="float" office:value="1.13593" calcext:value-type="float">
            <text:p>1.13593</text:p>
          </table:table-cell>
          <table:table-cell/>
          <table:table-cell office:value-type="float" office:value="1.13529" calcext:value-type="float">
            <text:p>1.13529</text:p>
          </table:table-cell>
          <table:table-cell/>
          <table:table-cell office:value-type="float" office:value="1.13608" calcext:value-type="float">
            <text:p>1.13608</text:p>
          </table:table-cell>
          <table:table-cell table:number-columns-repeated="5"/>
          <table:table-cell office:value-type="float" office:value="2.52322303725539" calcext:value-type="float">
            <text:p>2.5232230373</text:p>
          </table:table-cell>
          <table:table-cell/>
          <table:table-cell office:value-type="float" office:value="3.83269412637457" calcext:value-type="float">
            <text:p>3.8326941264</text:p>
          </table:table-cell>
          <table:table-cell/>
          <table:table-cell office:value-type="float" office:value="3.83269745226" calcext:value-type="float">
            <text:p>3.832697452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/>
          <table:table-cell office:value-type="float" office:value="1.08424" calcext:value-type="float">
            <text:p>1.08424</text:p>
          </table:table-cell>
          <table:table-cell/>
          <table:table-cell office:value-type="float" office:value="1.08228" calcext:value-type="float">
            <text:p>1.08228</text:p>
          </table:table-cell>
          <table:table-cell/>
          <table:table-cell office:value-type="float" office:value="1.08168" calcext:value-type="float">
            <text:p>1.08168</text:p>
          </table:table-cell>
          <table:table-cell/>
          <table:table-cell office:value-type="float" office:value="1.08221" calcext:value-type="float">
            <text:p>1.08221</text:p>
          </table:table-cell>
          <table:table-cell table:number-columns-repeated="5"/>
          <table:table-cell office:value-type="float" office:value="2.52268381884356" calcext:value-type="float">
            <text:p>2.5226838188</text:p>
          </table:table-cell>
          <table:table-cell/>
          <table:table-cell office:value-type="float" office:value="3.7931763195149" calcext:value-type="float">
            <text:p>3.7931763195</text:p>
          </table:table-cell>
          <table:table-cell/>
          <table:table-cell office:value-type="float" office:value="3.79317598693" calcext:value-type="float">
            <text:p>3.793175986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/>
          <table:table-cell office:value-type="float" office:value="1.05766" calcext:value-type="float">
            <text:p>1.05766</text:p>
          </table:table-cell>
          <table:table-cell/>
          <table:table-cell office:value-type="float" office:value="1.05597" calcext:value-type="float">
            <text:p>1.05597</text:p>
          </table:table-cell>
          <table:table-cell/>
          <table:table-cell office:value-type="float" office:value="1.05543" calcext:value-type="float">
            <text:p>1.05543</text:p>
          </table:table-cell>
          <table:table-cell/>
          <table:table-cell office:value-type="float" office:value="1.05583" calcext:value-type="float">
            <text:p>1.05583</text:p>
          </table:table-cell>
          <table:table-cell table:number-columns-repeated="5"/>
          <table:table-cell office:value-type="float" office:value="2.52267721227024" calcext:value-type="float">
            <text:p>2.5226772123</text:p>
          </table:table-cell>
          <table:table-cell/>
          <table:table-cell office:value-type="float" office:value="3.76508125713714" calcext:value-type="float">
            <text:p>3.7650812571</text:p>
          </table:table-cell>
          <table:table-cell/>
          <table:table-cell office:value-type="float" office:value="3.76508325267" calcext:value-type="float">
            <text:p>3.7650832527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/>
          <table:table-cell office:value-type="float" office:value="1.04185" calcext:value-type="float">
            <text:p>1.04185</text:p>
          </table:table-cell>
          <table:table-cell/>
          <table:table-cell office:value-type="float" office:value="1.04033" calcext:value-type="float">
            <text:p>1.04033</text:p>
          </table:table-cell>
          <table:table-cell/>
          <table:table-cell office:value-type="float" office:value="1.03985" calcext:value-type="float">
            <text:p>1.03985</text:p>
          </table:table-cell>
          <table:table-cell/>
          <table:table-cell office:value-type="float" office:value="1.04018" calcext:value-type="float">
            <text:p>1.04018</text:p>
          </table:table-cell>
          <table:table-cell table:number-columns-repeated="5"/>
          <table:table-cell office:value-type="float" office:value="2.52281775245136" calcext:value-type="float">
            <text:p>2.5228177525</text:p>
          </table:table-cell>
          <table:table-cell/>
          <table:table-cell office:value-type="float" office:value="3.74327843243161" calcext:value-type="float">
            <text:p>3.7432784324</text:p>
          </table:table-cell>
          <table:table-cell/>
          <table:table-cell office:value-type="float" office:value="3.74327976278" calcext:value-type="float">
            <text:p>3.7432797628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/>
          <table:table-cell office:value-type="float" office:value="1.03085" calcext:value-type="float">
            <text:p>1.03085</text:p>
          </table:table-cell>
          <table:table-cell/>
          <table:table-cell office:value-type="float" office:value="1.02944" calcext:value-type="float">
            <text:p>1.02944</text:p>
          </table:table-cell>
          <table:table-cell/>
          <table:table-cell office:value-type="float" office:value="1.02899" calcext:value-type="float">
            <text:p>1.02899</text:p>
          </table:table-cell>
          <table:table-cell/>
          <table:table-cell office:value-type="float" office:value="1.02929" calcext:value-type="float">
            <text:p>1.02929</text:p>
          </table:table-cell>
          <table:table-cell table:number-columns-repeated="5"/>
          <table:table-cell office:value-type="float" office:value="2.52287741284053" calcext:value-type="float">
            <text:p>2.5228774128</text:p>
          </table:table-cell>
          <table:table-cell/>
          <table:table-cell office:value-type="float" office:value="3.72524549588164" calcext:value-type="float">
            <text:p>3.7252454959</text:p>
          </table:table-cell>
          <table:table-cell/>
          <table:table-cell office:value-type="float" office:value="3.72524715882" calcext:value-type="float">
            <text:p>3.7252471588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/>
          <table:table-cell office:value-type="float" office:value="1.02233" calcext:value-type="float">
            <text:p>1.02233</text:p>
          </table:table-cell>
          <table:table-cell/>
          <table:table-cell office:value-type="float" office:value="1.02099" calcext:value-type="float">
            <text:p>1.02099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1.02085" calcext:value-type="float">
            <text:p>1.02085</text:p>
          </table:table-cell>
          <table:table-cell table:number-columns-repeated="5"/>
          <table:table-cell office:value-type="float" office:value="2.52289617357283" calcext:value-type="float">
            <text:p>2.5228961736</text:p>
          </table:table-cell>
          <table:table-cell/>
          <table:table-cell office:value-type="float" office:value="3.7094778181078" calcext:value-type="float">
            <text:p>3.7094778181</text:p>
          </table:table-cell>
          <table:table-cell/>
          <table:table-cell office:value-type="float" office:value="3.70948047881" calcext:value-type="float">
            <text:p>3.7094804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/>
          <table:table-cell office:value-type="float" office:value="1.01527" calcext:value-type="float">
            <text:p>1.01527</text:p>
          </table:table-cell>
          <table:table-cell/>
          <table:table-cell office:value-type="float" office:value="1.01399" calcext:value-type="float">
            <text:p>1.01399</text:p>
          </table:table-cell>
          <table:table-cell/>
          <table:table-cell office:value-type="float" office:value="1.01359" calcext:value-type="float">
            <text:p>1.01359</text:p>
          </table:table-cell>
          <table:table-cell/>
          <table:table-cell office:value-type="float" office:value="1.01385" calcext:value-type="float">
            <text:p>1.01385</text:p>
          </table:table-cell>
          <table:table-cell table:number-columns-repeated="5"/>
          <table:table-cell office:value-type="float" office:value="2.52291369881551" calcext:value-type="float">
            <text:p>2.5229136988</text:p>
          </table:table-cell>
          <table:table-cell/>
          <table:table-cell office:value-type="float" office:value="3.69494304508849" calcext:value-type="float">
            <text:p>3.6949430451</text:p>
          </table:table-cell>
          <table:table-cell/>
          <table:table-cell office:value-type="float" office:value="3.69494437544" calcext:value-type="float">
            <text:p>3.694944375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/>
          <table:table-cell office:value-type="float" office:value="1.00919" calcext:value-type="float">
            <text:p>1.00919</text:p>
          </table:table-cell>
          <table:table-cell/>
          <table:table-cell office:value-type="float" office:value="1.00794" calcext:value-type="float">
            <text:p>1.00794</text:p>
          </table:table-cell>
          <table:table-cell/>
          <table:table-cell office:value-type="float" office:value="1.00755" calcext:value-type="float">
            <text:p>1.00755</text:p>
          </table:table-cell>
          <table:table-cell/>
          <table:table-cell office:value-type="float" office:value="1.00781" calcext:value-type="float">
            <text:p>1.00781</text:p>
          </table:table-cell>
          <table:table-cell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/>
          <table:table-cell office:value-type="float" office:value="2.52292465279806" calcext:value-type="float">
            <text:p>2.5229246528</text:p>
          </table:table-cell>
          <table:table-cell/>
          <table:table-cell office:value-type="float" office:value="3.68089651166445" calcext:value-type="float">
            <text:p>3.6808965117</text:p>
          </table:table-cell>
          <table:table-cell/>
          <table:table-cell office:value-type="float" office:value="3.68089750943" calcext:value-type="float">
            <text:p>3.6808975094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LIBMF 1 Thread, HARP2</text:p>
          </table:table-cell>
          <table:table-cell/>
          <table:table-cell office:value-type="string" calcext:value-type="string">
            <text:p>LIBMF 2 Thread, HARP2</text:p>
          </table:table-cell>
          <table:table-cell/>
          <table:table-cell office:value-type="string" calcext:value-type="string">
            <text:p>LIBMF 4 Thread, HARP2</text:p>
          </table:table-cell>
          <table:table-cell/>
          <table:table-cell office:value-type="string" calcext:value-type="string">
            <text:p>LIBMF 8 Thread, HARP2</text:p>
          </table:table-cell>
          <table:table-cell/>
          <table:table-cell office:value-type="string" calcext:value-type="string">
            <text:p>LIBMF 16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 (still 2 pyhsical instances), HARP2</text:p>
          </table:table-cell>
          <table:table-cell/>
          <table:table-cell office:value-type="string" calcext:value-type="string">
            <text:p>FPGA, 8 threads (still 2 pyhsical instances), HARP2</text:p>
          </table:table-cell>
          <table:table-cell/>
          <table:table-cell office:value-type="string" calcext:value-type="string">
            <text:p>FPGA, 1 thread, VU9P</text:p>
          </table:table-cell>
          <table:table-cell/>
        </table:table-row>
        <table:table-row table:style-name="ro1">
          <table:table-cell office:value-type="string" calcext:value-type="string">
            <text:p>#Movies</text:p>
          </table:table-cell>
          <table:table-cell office:value-type="float" office:value="4499" calcext:value-type="float">
            <text:p>449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Users</text:p>
          </table:table-cell>
          <table:table-cell office:value-type="float" office:value="470758" calcext:value-type="float">
            <text:p>4707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  <table:table-cell/>
          <table:table-cell office:value-type="float" office:value="3.75992" calcext:value-type="float">
            <text:p>3.75992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office:value-type="float" office:value="1.705" calcext:value-type="float">
            <text:p>1.70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.7014" calcext:value-type="float">
            <text:p>1.7014</text:p>
          </table:table-cell>
          <table:table-cell office:value-type="float" office:value="0.2855" calcext:value-type="float">
            <text:p>0.2855</text:p>
          </table:table-cell>
          <table:table-cell office:value-type="float" office:value="1.7007" calcext:value-type="float">
            <text:p>1.7007</text:p>
          </table:table-cell>
          <table:table-cell office:value-type="float" office:value="0.1636" calcext:value-type="float">
            <text:p>0.1636</text:p>
          </table:table-cell>
          <table:table-cell office:value-type="float" office:value="1.6919" calcext:value-type="float">
            <text:p>1.6919</text:p>
          </table:table-cell>
          <table:table-cell office:value-type="float" office:value="0.097" calcext:value-type="float">
            <text:p>0.097</text:p>
          </table:table-cell>
          <table:table-cell office:value-type="float" office:value="1.6949" calcext:value-type="float">
            <text:p>1.6949</text:p>
          </table:table-cell>
          <table:table-cell office:value-type="float" office:value="0.315509" calcext:value-type="float">
            <text:p>0.315509</text:p>
          </table:table-cell>
          <table:table-cell office:value-type="float" office:value="3.10911" calcext:value-type="float">
            <text:p>3.10911</text:p>
          </table:table-cell>
          <table:table-cell office:value-type="float" office:value="0.223092" calcext:value-type="float">
            <text:p>0.223092</text:p>
          </table:table-cell>
          <table:table-cell office:value-type="float" office:value="1.70457" calcext:value-type="float">
            <text:p>1.70457</text:p>
          </table:table-cell>
          <table:table-cell office:value-type="float" office:value="0.214481" calcext:value-type="float">
            <text:p>0.214481</text:p>
          </table:table-cell>
          <table:table-cell office:value-type="float" office:value="1.35655" calcext:value-type="float">
            <text:p>1.35655</text:p>
          </table:table-cell>
          <table:table-cell office:value-type="float" office:value="0.208547" calcext:value-type="float">
            <text:p>0.208547</text:p>
          </table:table-cell>
          <table:table-cell office:value-type="float" office:value="1.34725" calcext:value-type="float">
            <text:p>1.34725</text:p>
          </table:table-cell>
          <table:table-cell office:value-type="float" office:value="0.412171" calcext:value-type="float">
            <text:p>0.412171</text:p>
          </table:table-cell>
          <table:table-cell office:value-type="float" office:value="3.15116" calcext:value-type="float">
            <text:p>3.15116</text:p>
          </table:table-cell>
        </table:table-row>
        <table:table-row table:style-name="ro1">
          <table:table-cell office:value-type="string" calcext:value-type="string">
            <text:p>#Entries</text:p>
          </table:table-cell>
          <table:table-cell office:value-type="float" office:value="24053764" calcext:value-type="float">
            <text:p>240537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675" calcext:value-type="float">
            <text:p>1.0675</text:p>
          </table:table-cell>
          <table:table-cell/>
          <table:table-cell office:value-type="float" office:value="1.0679" calcext:value-type="float">
            <text:p>1.0679</text:p>
          </table:table-cell>
          <table:table-cell/>
          <table:table-cell office:value-type="float" office:value="1.0685" calcext:value-type="float">
            <text:p>1.0685</text:p>
          </table:table-cell>
          <table:table-cell/>
          <table:table-cell office:value-type="float" office:value="1.0924" calcext:value-type="float">
            <text:p>1.0924</text:p>
          </table:table-cell>
          <table:table-cell/>
          <table:table-cell office:value-type="float" office:value="1.0791" calcext:value-type="float">
            <text:p>1.0791</text:p>
          </table:table-cell>
          <table:table-cell/>
          <table:table-cell office:value-type="float" office:value="1.44539" calcext:value-type="float">
            <text:p>1.44539</text:p>
          </table:table-cell>
          <table:table-cell/>
          <table:table-cell office:value-type="float" office:value="1.16539" calcext:value-type="float">
            <text:p>1.16539</text:p>
          </table:table-cell>
          <table:table-cell/>
          <table:table-cell office:value-type="float" office:value="1.00713" calcext:value-type="float">
            <text:p>1.00713</text:p>
          </table:table-cell>
          <table:table-cell/>
          <table:table-cell office:value-type="float" office:value="1.01859" calcext:value-type="float">
            <text:p>1.01859</text:p>
          </table:table-cell>
          <table:table-cell/>
          <table:table-cell office:value-type="float" office:value="1.4389" calcext:value-type="float">
            <text:p>1.438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([Netflix.B17]+[Netflix.B18])*[Netflix.B19]*4/1000000 + 3*[Netflix.B20]*4/1000000" office:value-type="float" office:value="349.478064" calcext:value-type="float">
            <text:p>349.47806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.9693" calcext:value-type="float">
            <text:p>0.9693</text:p>
          </table:table-cell>
          <table:table-cell/>
          <table:table-cell office:value-type="float" office:value="0.9694" calcext:value-type="float">
            <text:p>0.9694</text:p>
          </table:table-cell>
          <table:table-cell/>
          <table:table-cell office:value-type="float" office:value="0.9695" calcext:value-type="float">
            <text:p>0.9695</text:p>
          </table:table-cell>
          <table:table-cell/>
          <table:table-cell office:value-type="float" office:value="0.9698" calcext:value-type="float">
            <text:p>0.9698</text:p>
          </table:table-cell>
          <table:table-cell/>
          <table:table-cell office:value-type="float" office:value="0.9717" calcext:value-type="float">
            <text:p>0.9717</text:p>
          </table:table-cell>
          <table:table-cell/>
          <table:table-cell office:value-type="float" office:value="1.17462" calcext:value-type="float">
            <text:p>1.17462</text:p>
          </table:table-cell>
          <table:table-cell/>
          <table:table-cell office:value-type="float" office:value="1.02057" calcext:value-type="float">
            <text:p>1.02057</text:p>
          </table:table-cell>
          <table:table-cell/>
          <table:table-cell office:value-type="float" office:value="0.894858" calcext:value-type="float">
            <text:p>0.894858</text:p>
          </table:table-cell>
          <table:table-cell/>
          <table:table-cell office:value-type="float" office:value="0.903328" calcext:value-type="float">
            <text:p>0.903328</text:p>
          </table:table-cell>
          <table:table-cell/>
          <table:table-cell office:value-type="float" office:value="1.16975" calcext:value-type="float">
            <text:p>1.1697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.942" calcext:value-type="float">
            <text:p>0.942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1" calcext:value-type="float">
            <text:p>0.9421</text:p>
          </table:table-cell>
          <table:table-cell/>
          <table:table-cell office:value-type="float" office:value="0.9422" calcext:value-type="float">
            <text:p>0.9422</text:p>
          </table:table-cell>
          <table:table-cell/>
          <table:table-cell office:value-type="float" office:value="0.9428" calcext:value-type="float">
            <text:p>0.9428</text:p>
          </table:table-cell>
          <table:table-cell/>
          <table:table-cell office:value-type="float" office:value="1.07209" calcext:value-type="float">
            <text:p>1.07209</text:p>
          </table:table-cell>
          <table:table-cell/>
          <table:table-cell office:value-type="float" office:value="0.953114" calcext:value-type="float">
            <text:p>0.953114</text:p>
          </table:table-cell>
          <table:table-cell/>
          <table:table-cell office:value-type="float" office:value="0.843911" calcext:value-type="float">
            <text:p>0.843911</text:p>
          </table:table-cell>
          <table:table-cell/>
          <table:table-cell office:value-type="float" office:value="0.850691" calcext:value-type="float">
            <text:p>0.850691</text:p>
          </table:table-cell>
          <table:table-cell/>
          <table:table-cell office:value-type="float" office:value="1.06806" calcext:value-type="float">
            <text:p>1.06806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0.929" calcext:value-type="float">
            <text:p>0.929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1" calcext:value-type="float">
            <text:p>0.9291</text:p>
          </table:table-cell>
          <table:table-cell/>
          <table:table-cell office:value-type="float" office:value="0.9293" calcext:value-type="float">
            <text:p>0.9293</text:p>
          </table:table-cell>
          <table:table-cell/>
          <table:table-cell office:value-type="float" office:value="1.01928" calcext:value-type="float">
            <text:p>1.01928</text:p>
          </table:table-cell>
          <table:table-cell/>
          <table:table-cell office:value-type="float" office:value="0.9145" calcext:value-type="float">
            <text:p>0.9145</text:p>
          </table:table-cell>
          <table:table-cell/>
          <table:table-cell office:value-type="float" office:value="0.815931" calcext:value-type="float">
            <text:p>0.815931</text:p>
          </table:table-cell>
          <table:table-cell/>
          <table:table-cell office:value-type="float" office:value="0.822225" calcext:value-type="float">
            <text:p>0.822225</text:p>
          </table:table-cell>
          <table:table-cell/>
          <table:table-cell office:value-type="float" office:value="1.01588" calcext:value-type="float">
            <text:p>1.01588</text:p>
          </table:table-cell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.9212" calcext:value-type="float">
            <text:p>0.9212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3" calcext:value-type="float">
            <text:p>0.9213</text:p>
          </table:table-cell>
          <table:table-cell/>
          <table:table-cell office:value-type="float" office:value="0.9214" calcext:value-type="float">
            <text:p>0.9214</text:p>
          </table:table-cell>
          <table:table-cell/>
          <table:table-cell office:value-type="float" office:value="0.987679" calcext:value-type="float">
            <text:p>0.987679</text:p>
          </table:table-cell>
          <table:table-cell/>
          <table:table-cell office:value-type="float" office:value="0.889832" calcext:value-type="float">
            <text:p>0.889832</text:p>
          </table:table-cell>
          <table:table-cell/>
          <table:table-cell office:value-type="float" office:value="0.798614" calcext:value-type="float">
            <text:p>0.798614</text:p>
          </table:table-cell>
          <table:table-cell/>
          <table:table-cell office:value-type="float" office:value="0.804668" calcext:value-type="float">
            <text:p>0.804668</text:p>
          </table:table-cell>
          <table:table-cell/>
          <table:table-cell office:value-type="float" office:value="0.98476" calcext:value-type="float">
            <text:p>0.98476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0.9158" calcext:value-type="float">
            <text:p>0.9158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59" calcext:value-type="float">
            <text:p>0.9159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16" calcext:value-type="float">
            <text:p>0.916</text:p>
          </table:table-cell>
          <table:table-cell/>
          <table:table-cell office:value-type="float" office:value="0.968272" calcext:value-type="float">
            <text:p>0.968272</text:p>
          </table:table-cell>
          <table:table-cell/>
          <table:table-cell office:value-type="float" office:value="0.873141" calcext:value-type="float">
            <text:p>0.873141</text:p>
          </table:table-cell>
          <table:table-cell/>
          <table:table-cell office:value-type="float" office:value="0.786955" calcext:value-type="float">
            <text:p>0.786955</text:p>
          </table:table-cell>
          <table:table-cell/>
          <table:table-cell office:value-type="float" office:value="0.792897" calcext:value-type="float">
            <text:p>0.792897</text:p>
          </table:table-cell>
          <table:table-cell/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.9115" calcext:value-type="float">
            <text:p>0.9115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7" calcext:value-type="float">
            <text:p>0.9117</text:p>
          </table:table-cell>
          <table:table-cell/>
          <table:table-cell office:value-type="float" office:value="0.9118" calcext:value-type="float">
            <text:p>0.9118</text:p>
          </table:table-cell>
          <table:table-cell/>
          <table:table-cell office:value-type="float" office:value="0.955745" calcext:value-type="float">
            <text:p>0.955745</text:p>
          </table:table-cell>
          <table:table-cell/>
          <table:table-cell office:value-type="float" office:value="0.861227" calcext:value-type="float">
            <text:p>0.861227</text:p>
          </table:table-cell>
          <table:table-cell/>
          <table:table-cell office:value-type="float" office:value="0.778593" calcext:value-type="float">
            <text:p>0.778593</text:p>
          </table:table-cell>
          <table:table-cell/>
          <table:table-cell office:value-type="float" office:value="0.784521" calcext:value-type="float">
            <text:p>0.784521</text:p>
          </table:table-cell>
          <table:table-cell/>
          <table:table-cell office:value-type="float" office:value="0.953441" calcext:value-type="float">
            <text:p>0.95344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.9079" calcext:value-type="float">
            <text:p>0.9079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" calcext:value-type="float">
            <text:p>0.908</text:p>
          </table:table-cell>
          <table:table-cell/>
          <table:table-cell office:value-type="float" office:value="0.9081" calcext:value-type="float">
            <text:p>0.9081</text:p>
          </table:table-cell>
          <table:table-cell/>
          <table:table-cell office:value-type="float" office:value="0.9082" calcext:value-type="float">
            <text:p>0.9082</text:p>
          </table:table-cell>
          <table:table-cell/>
          <table:table-cell office:value-type="float" office:value="0.947599" calcext:value-type="float">
            <text:p>0.947599</text:p>
          </table:table-cell>
          <table:table-cell/>
          <table:table-cell office:value-type="float" office:value="0.852386" calcext:value-type="float">
            <text:p>0.852386</text:p>
          </table:table-cell>
          <table:table-cell/>
          <table:table-cell office:value-type="float" office:value="0.772301" calcext:value-type="float">
            <text:p>0.772301</text:p>
          </table:table-cell>
          <table:table-cell/>
          <table:table-cell office:value-type="float" office:value="0.778293" calcext:value-type="float">
            <text:p>0.778293</text:p>
          </table:table-cell>
          <table:table-cell/>
          <table:table-cell office:value-type="float" office:value="0.945496" calcext:value-type="float">
            <text:p>0.94549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0.9044" calcext:value-type="float">
            <text:p>0.9044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5" calcext:value-type="float">
            <text:p>0.9045</text:p>
          </table:table-cell>
          <table:table-cell/>
          <table:table-cell office:value-type="float" office:value="0.9046" calcext:value-type="float">
            <text:p>0.9046</text:p>
          </table:table-cell>
          <table:table-cell/>
          <table:table-cell office:value-type="float" office:value="0.9049" calcext:value-type="float">
            <text:p>0.9049</text:p>
          </table:table-cell>
          <table:table-cell/>
          <table:table-cell office:value-type="float" office:value="0.942246" calcext:value-type="float">
            <text:p>0.942246</text:p>
          </table:table-cell>
          <table:table-cell/>
          <table:table-cell office:value-type="float" office:value="0.845625" calcext:value-type="float">
            <text:p>0.845625</text:p>
          </table:table-cell>
          <table:table-cell/>
          <table:table-cell office:value-type="float" office:value="0.767389" calcext:value-type="float">
            <text:p>0.767389</text:p>
          </table:table-cell>
          <table:table-cell/>
          <table:table-cell office:value-type="float" office:value="0.773503" calcext:value-type="float">
            <text:p>0.773503</text:p>
          </table:table-cell>
          <table:table-cell/>
          <table:table-cell office:value-type="float" office:value="0.940303" calcext:value-type="float">
            <text:p>0.940303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office:value-type="string" calcext:value-type="string">
            <text:p>The loss difference is about Utile ordering</text:p>
          </table:table-cell>
          <table:table-cell table:number-columns-repeated="8"/>
        </table:table-row>
        <table:table-row table:style-name="ro1" table:number-rows-repeated="22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2.41638" calcext:value-type="float">
            <text:p>2.41638</text:p>
          </table:table-cell>
          <table:table-cell table:formula="of:=[.D53]/[.B53]" office:value-type="float" office:value="0.095113351376853" calcext:value-type="float">
            <text:p>0.095113351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2.08946" calcext:value-type="float">
            <text:p>2.08946</text:p>
          </table:table-cell>
          <table:table-cell table:formula="of:=[.D54]/[.B54]" office:value-type="float" office:value="0.109994926918917" calcext:value-type="float">
            <text:p>0.109994926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1.31434" calcext:value-type="float">
            <text:p>1.31434</text:p>
          </table:table-cell>
          <table:table-cell table:formula="of:=[.D55]/[.B55]" office:value-type="float" office:value="0.174863429553997" calcext:value-type="float">
            <text:p>0.174863429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915566" calcext:value-type="float">
            <text:p>0.915566</text:p>
          </table:table-cell>
          <table:table-cell table:formula="of:=[.D56]/[.B56]" office:value-type="float" office:value="0.251025048986092" calcext:value-type="float">
            <text:p>0.25102504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894812" calcext:value-type="float">
            <text:p>0.894812</text:p>
          </table:table-cell>
          <table:table-cell table:formula="of:=[.D57]/[.B57]" office:value-type="float" office:value="0.256847248360549" calcext:value-type="float">
            <text:p>0.256847248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4]" office:value-type="float" office:value="0.311016" calcext:value-type="float">
            <text:p>0.311016</text:p>
          </table:table-cell>
          <table:table-cell table:formula="of:=[.D58]/[.B58]" office:value-type="float" office:value="0.738965197931939" calcext:value-type="float">
            <text:p>0.7389651979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Q4]" office:value-type="float" office:value="0.22983" calcext:value-type="float">
            <text:p>0.22983</text:p>
          </table:table-cell>
          <table:table-cell table:formula="of:=[.D59]/[.B59]" office:value-type="float" office:value="1" calcext:value-type="float">
            <text:p>1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60]/[.B60]" office:value-type="float" office:value="0.00593350355379219" calcext:value-type="float">
            <text:p>0.0059335036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61]/[.B61]" office:value-type="float" office:value="0.0409712503589746" calcext:value-type="float">
            <text:p>0.0409712504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62]/[.B62]" office:value-type="float" office:value="0.133978328669229" calcext:value-type="float">
            <text:p>0.1339783287</text:p>
          </table:table-cell>
          <table:table-cell office:value-type="float" office:value="0.22983" calcext:value-type="float">
            <text:p>0.22983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table:formula="of:=[.E19]" office:value-type="float" office:value="0.934" calcext:value-type="float">
            <text:p>0.934</text:p>
          </table:table-cell>
          <table:table-cell table:formula="of:=[.D65]/[.B65]" office:value-type="float" office:value="1" calcext:value-type="float">
            <text:p>1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table:formula="of:=[.G19]" office:value-type="float" office:value="0.4905" calcext:value-type="float">
            <text:p>0.4905</text:p>
          </table:table-cell>
          <table:table-cell table:formula="of:=[.D66]/[.B66]" office:value-type="float" office:value="1.90417940876656" calcext:value-type="float">
            <text:p>1.904179408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table:formula="of:=[.I19]" office:value-type="float" office:value="0.2855" calcext:value-type="float">
            <text:p>0.2855</text:p>
          </table:table-cell>
          <table:table-cell table:formula="of:=[.D67]/[.B67]" office:value-type="float" office:value="3.27145359019264" calcext:value-type="float">
            <text:p>3.2714535902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table:formula="of:=[.K19]" office:value-type="float" office:value="0.1636" calcext:value-type="float">
            <text:p>0.1636</text:p>
          </table:table-cell>
          <table:table-cell table:formula="of:=[.D68]/[.B68]" office:value-type="float" office:value="5.70904645476773" calcext:value-type="float">
            <text:p>5.709046454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table:formula="of:=[.M19]" office:value-type="float" office:value="0.097" calcext:value-type="float">
            <text:p>0.097</text:p>
          </table:table-cell>
          <table:table-cell table:formula="of:=[.D69]/[.B69]" office:value-type="float" office:value="9.62886597938144" calcext:value-type="float">
            <text:p>9.6288659794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O19]" office:value-type="float" office:value="0.315509" calcext:value-type="float">
            <text:p>0.315509</text:p>
          </table:table-cell>
          <table:table-cell table:formula="of:=[.D70]/[.B70]" office:value-type="float" office:value="2.96029590281101" calcext:value-type="float">
            <text:p>2.9602959028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U19]" office:value-type="float" office:value="0.208547" calcext:value-type="float">
            <text:p>0.208547</text:p>
          </table:table-cell>
          <table:table-cell table:formula="of:=[.D71]/[.B71]" office:value-type="float" office:value="4.47860674092651" calcext:value-type="float">
            <text:p>4.4786067409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W19]" office:value-type="float" office:value="0.412171" calcext:value-type="float">
            <text:p>0.412171</text:p>
          </table:table-cell>
          <table:table-cell table:formula="of:=[.D72]/[.B72]" office:value-type="float" office:value="2.26604977060492" calcext:value-type="float">
            <text:p>2.2660497706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S4]" office:value-type="float" office:value="38.7342820167542" calcext:value-type="float">
            <text:p>38.7342820168</text:p>
          </table:table-cell>
          <table:table-cell table:formula="of:=[.D73]/[.B73]" office:value-type="float" office:value="0.0241130066537959" calcext:value-type="float">
            <text:p>0.0241130067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table:formula="of:=[.U4]" office:value-type="float" office:value="5.60954322814941" calcext:value-type="float">
            <text:p>5.6095432281</text:p>
          </table:table-cell>
          <table:table-cell table:formula="of:=[.D74]/[.B74]" office:value-type="float" office:value="0.166501970305366" calcext:value-type="float">
            <text:p>0.166501970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table:formula="of:=[.W4]" office:value-type="float" office:value="1.7154266834259" calcext:value-type="float">
            <text:p>1.7154266834</text:p>
          </table:table-cell>
          <table:table-cell table:formula="of:=[.D75]/[.B75]" office:value-type="float" office:value="0.544470952343295" calcext:value-type="float">
            <text:p>0.5444709523</text:p>
          </table:table-cell>
          <table:table-cell office:value-type="float" office:value="0.934" calcext:value-type="float">
            <text:p>0.934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 thread, HARP2</text:p>
          </table:table-cell>
          <table:table-cell office:value-type="float" office:value="0.934" calcext:value-type="float">
            <text:p>0.934</text:p>
          </table:table-cell>
          <table:table-cell table:formula="of:=[.D78]/[.B78]/1000" office:value-type="float" office:value="0.374173516059957" calcext:value-type="float">
            <text:p>0.3741735161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2 threads, HARP2</text:p>
          </table:table-cell>
          <table:table-cell office:value-type="float" office:value="0.4905" calcext:value-type="float">
            <text:p>0.4905</text:p>
          </table:table-cell>
          <table:table-cell table:formula="of:=[.D79]/[.B79]/1000" office:value-type="float" office:value="0.712493504587156" calcext:value-type="float">
            <text:p>0.7124935046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4 threads, HARP2</text:p>
          </table:table-cell>
          <table:table-cell office:value-type="float" office:value="0.2855" calcext:value-type="float">
            <text:p>0.2855</text:p>
          </table:table-cell>
          <table:table-cell table:formula="of:=[.D80]/[.B80]/1000" office:value-type="float" office:value="1.22409129246935" calcext:value-type="float">
            <text:p>1.2240912925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8 threads, HARP2</text:p>
          </table:table-cell>
          <table:table-cell office:value-type="float" office:value="0.1636" calcext:value-type="float">
            <text:p>0.1636</text:p>
          </table:table-cell>
          <table:table-cell table:formula="of:=[.D81]/[.B81]/1000" office:value-type="float" office:value="2.13617398533007" calcext:value-type="float">
            <text:p>2.1361739853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RMF, 16 threads, HARP2</text:p>
          </table:table-cell>
          <table:table-cell office:value-type="float" office:value="0.097" calcext:value-type="float">
            <text:p>0.097</text:p>
          </table:table-cell>
          <table:table-cell table:formula="of:=[.D82]/[.B82]/1000" office:value-type="float" office:value="3.60286663917526" calcext:value-type="float">
            <text:p>3.6028666392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HARP2</text:p>
          </table:table-cell>
          <table:table-cell office:value-type="float" office:value="0.315509" calcext:value-type="float">
            <text:p>0.315509</text:p>
          </table:table-cell>
          <table:table-cell table:formula="of:=[.D83]/[.B83]/1000" office:value-type="float" office:value="1.10766432653268" calcext:value-type="float">
            <text:p>1.1076643265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2 threads, HARP2</text:p>
          </table:table-cell>
          <table:table-cell office:value-type="float" office:value="0.208547" calcext:value-type="float">
            <text:p>0.208547</text:p>
          </table:table-cell>
          <table:table-cell table:formula="of:=[.D84]/[.B84]/1000" office:value-type="float" office:value="1.6757760313023" calcext:value-type="float">
            <text:p>1.6757760313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, VU9P</text:p>
          </table:table-cell>
          <table:table-cell office:value-type="float" office:value="0.412171" calcext:value-type="float">
            <text:p>0.412171</text:p>
          </table:table-cell>
          <table:table-cell table:formula="of:=[.D85]/[.B85]/1000" office:value-type="float" office:value="0.847895810234102" calcext:value-type="float">
            <text:p>0.8478958102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office:value-type="float" office:value="38.7342820167542" calcext:value-type="float">
            <text:p>38.7342820168</text:p>
          </table:table-cell>
          <table:table-cell table:formula="of:=[.D86]/[.B86]/1000" office:value-type="float" office:value="0.00902244848242795" calcext:value-type="float">
            <text:p>0.0090224485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HARP2</text:p>
          </table:table-cell>
          <table:table-cell office:value-type="float" office:value="5.60954322814941" calcext:value-type="float">
            <text:p>5.6095432281</text:p>
          </table:table-cell>
          <table:table-cell table:formula="of:=[.D87]/[.B87]/1000" office:value-type="float" office:value="0.0623006276600694" calcext:value-type="float">
            <text:p>0.0623006277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, M6000</text:p>
          </table:table-cell>
          <table:table-cell office:value-type="float" office:value="1.7154266834259" calcext:value-type="float">
            <text:p>1.7154266834</text:p>
          </table:table-cell>
          <table:table-cell table:formula="of:=[.D88]/[.B88]/1000" office:value-type="float" office:value="0.203726610630804" calcext:value-type="float">
            <text:p>0.2037266106</text:p>
          </table:table-cell>
          <table:table-cell office:value-type="float" office:value="349.478064" calcext:value-type="float">
            <text:p>349.478064</text:p>
          </table:table-cell>
          <table:table-cell table:number-columns-repeated="20"/>
        </table:table-row>
      </table:table>
      <table:table table:name="AEA" table:style-name="ta1">
        <table:shapes>
          <draw:frame draw:z-index="0" draw:style-name="gr1" draw:text-style-name="P1" svg:width="444.76pt" svg:height="361.59pt" svg:x="429.22pt" svg:y="777.6pt">
            <loext:p draw:notify-on-update-of-ranges="AEA.A60:AEA.A60 AEA.A61:AEA.A67 AEA.B60:AEA.B60 AEA.B61:AEA.B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4.89pt" svg:height="369.13pt" svg:x="897.76pt" svg:y="774.4pt">
            <loext:p draw:notify-on-update-of-ranges="AEA.A69:AEA.A69 AEA.A70:AEA.A76 AEA.B69:AEA.B69 AEA.B70:AEA.B7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s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3"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AEA.B2]*[AEA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400768" calcext:value-type="float">
            <text:p>0.00400768</text:p>
          </table:table-cell>
          <table:table-cell office:value-type="float" office:value="0.220311" calcext:value-type="float">
            <text:p>0.220311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29136" calcext:value-type="float">
            <text:p>0.00129136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80206" calcext:value-type="float">
            <text:p>0.080206</text:p>
          </table:table-cell>
          <table:table-cell/>
          <table:table-cell office:value-type="float" office:value="0.00206681" calcext:value-type="float">
            <text:p>0.00206681</text:p>
          </table:table-cell>
          <table:table-cell office:value-type="float" office:value="0.220464" calcext:value-type="float">
            <text:p>0.220464</text:p>
          </table:table-cell>
          <table:table-cell office:value-type="float" office:value="0.00173906" calcext:value-type="float">
            <text:p>0.00173906</text:p>
          </table:table-cell>
          <table:table-cell office:value-type="float" office:value="0.220464" calcext:value-type="float">
            <text:p>0.22046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3939" calcext:value-type="float">
            <text:p>0.213939</text:p>
          </table:table-cell>
          <table:table-cell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  <table:table-cell table:number-columns-repeated="3"/>
          <table:table-cell office:value-type="float" office:value="0.214233" calcext:value-type="float">
            <text:p>0.214233</text:p>
          </table:table-cell>
          <table:table-cell/>
          <table:table-cell office:value-type="float" office:value="0.214233" calcext:value-type="float">
            <text:p>0.214233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426" calcext:value-type="float">
            <text:p>0.208426</text:p>
          </table:table-cell>
          <table:table-cell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  <table:table-cell table:number-columns-repeated="3"/>
          <table:table-cell office:value-type="float" office:value="0.208872" calcext:value-type="float">
            <text:p>0.208872</text:p>
          </table:table-cell>
          <table:table-cell/>
          <table:table-cell office:value-type="float" office:value="0.208872" calcext:value-type="float">
            <text:p>0.20887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3623" calcext:value-type="float">
            <text:p>0.203623</text:p>
          </table:table-cell>
          <table:table-cell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  <table:table-cell table:number-columns-repeated="3"/>
          <table:table-cell office:value-type="float" office:value="0.20421" calcext:value-type="float">
            <text:p>0.20421</text:p>
          </table:table-cell>
          <table:table-cell/>
          <table:table-cell office:value-type="float" office:value="0.20421" calcext:value-type="float">
            <text:p>0.2042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199376" calcext:value-type="float">
            <text:p>0.199376</text:p>
          </table:table-cell>
          <table:table-cell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  <table:table-cell table:number-columns-repeated="3"/>
          <table:table-cell office:value-type="float" office:value="0.200097" calcext:value-type="float">
            <text:p>0.200097</text:p>
          </table:table-cell>
          <table:table-cell/>
          <table:table-cell office:value-type="float" office:value="0.200097" calcext:value-type="float">
            <text:p>0.20009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5632" calcext:value-type="float">
            <text:p>0.195632</text:p>
          </table:table-cell>
          <table:table-cell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  <table:table-cell table:number-columns-repeated="3"/>
          <table:table-cell office:value-type="float" office:value="0.196458" calcext:value-type="float">
            <text:p>0.196458</text:p>
          </table:table-cell>
          <table:table-cell/>
          <table:table-cell office:value-type="float" office:value="0.196458" calcext:value-type="float">
            <text:p>0.19645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2303" calcext:value-type="float">
            <text:p>0.192303</text:p>
          </table:table-cell>
          <table:table-cell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  <table:table-cell table:number-columns-repeated="3"/>
          <table:table-cell office:value-type="float" office:value="0.193224" calcext:value-type="float">
            <text:p>0.193224</text:p>
          </table:table-cell>
          <table:table-cell/>
          <table:table-cell office:value-type="float" office:value="0.193224" calcext:value-type="float">
            <text:p>0.19322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89352" calcext:value-type="float">
            <text:p>0.189352</text:p>
          </table:table-cell>
          <table:table-cell/>
          <table:table-cell office:value-type="float" office:value="0.190364" calcext:value-type="float">
            <text:p>0.190364</text:p>
          </table:table-cell>
          <table:table-cell/>
          <table:table-cell office:value-type="float" office:value="0.190364" calcext:value-type="float">
            <text:p>0.190364</text:p>
          </table:table-cell>
          <table:table-cell table:number-columns-repeated="3"/>
          <table:table-cell office:value-type="float" office:value="0.190363" calcext:value-type="float">
            <text:p>0.190363</text:p>
          </table:table-cell>
          <table:table-cell/>
          <table:table-cell office:value-type="float" office:value="0.190363" calcext:value-type="float">
            <text:p>0.19036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6752" calcext:value-type="float">
            <text:p>0.186752</text:p>
          </table:table-cell>
          <table:table-cell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  <table:table-cell table:number-columns-repeated="3"/>
          <table:table-cell office:value-type="float" office:value="0.187837" calcext:value-type="float">
            <text:p>0.187837</text:p>
          </table:table-cell>
          <table:table-cell/>
          <table:table-cell office:value-type="float" office:value="0.187837" calcext:value-type="float">
            <text:p>0.18783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446" calcext:value-type="float">
            <text:p>0.18446</text:p>
          </table:table-cell>
          <table:table-cell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  <table:table-cell table:number-columns-repeated="3"/>
          <table:table-cell office:value-type="float" office:value="0.18561" calcext:value-type="float">
            <text:p>0.18561</text:p>
          </table:table-cell>
          <table:table-cell/>
          <table:table-cell office:value-type="float" office:value="0.18561" calcext:value-type="float">
            <text:p>0.1856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2443" calcext:value-type="float">
            <text:p>0.182443</text:p>
          </table:table-cell>
          <table:table-cell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  <table:table-cell table:number-columns-repeated="3"/>
          <table:table-cell office:value-type="float" office:value="0.183647" calcext:value-type="float">
            <text:p>0.183647</text:p>
          </table:table-cell>
          <table:table-cell/>
          <table:table-cell office:value-type="float" office:value="0.183647" calcext:value-type="float">
            <text:p>0.18364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0667" calcext:value-type="float">
            <text:p>0.180667</text:p>
          </table:table-cell>
          <table:table-cell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  <table:table-cell table:number-columns-repeated="3"/>
          <table:table-cell office:value-type="float" office:value="0.181919" calcext:value-type="float">
            <text:p>0.181919</text:p>
          </table:table-cell>
          <table:table-cell/>
          <table:table-cell office:value-type="float" office:value="0.181919" calcext:value-type="float">
            <text:p>0.1819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79107" calcext:value-type="float">
            <text:p>0.179107</text:p>
          </table:table-cell>
          <table:table-cell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  <table:table-cell table:number-columns-repeated="3"/>
          <table:table-cell office:value-type="float" office:value="0.180396" calcext:value-type="float">
            <text:p>0.180396</text:p>
          </table:table-cell>
          <table:table-cell/>
          <table:table-cell office:value-type="float" office:value="0.180396" calcext:value-type="float">
            <text:p>0.180396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7735" calcext:value-type="float">
            <text:p>0.177735</text:p>
          </table:table-cell>
          <table:table-cell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  <table:table-cell table:number-columns-repeated="3"/>
          <table:table-cell office:value-type="float" office:value="0.179051" calcext:value-type="float">
            <text:p>0.179051</text:p>
          </table:table-cell>
          <table:table-cell/>
          <table:table-cell office:value-type="float" office:value="0.179051" calcext:value-type="float">
            <text:p>0.179051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6524" calcext:value-type="float">
            <text:p>0.176524</text:p>
          </table:table-cell>
          <table:table-cell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  <table:table-cell table:number-columns-repeated="3"/>
          <table:table-cell office:value-type="float" office:value="0.177864" calcext:value-type="float">
            <text:p>0.177864</text:p>
          </table:table-cell>
          <table:table-cell/>
          <table:table-cell office:value-type="float" office:value="0.177864" calcext:value-type="float">
            <text:p>0.17786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5457" calcext:value-type="float">
            <text:p>0.175457</text:p>
          </table:table-cell>
          <table:table-cell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  <table:table-cell table:number-columns-repeated="3"/>
          <table:table-cell office:value-type="float" office:value="0.176813" calcext:value-type="float">
            <text:p>0.176813</text:p>
          </table:table-cell>
          <table:table-cell/>
          <table:table-cell office:value-type="float" office:value="0.176813" calcext:value-type="float">
            <text:p>0.176813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4511" calcext:value-type="float">
            <text:p>0.174511</text:p>
          </table:table-cell>
          <table:table-cell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  <table:table-cell table:number-columns-repeated="3"/>
          <table:table-cell office:value-type="float" office:value="0.175883" calcext:value-type="float">
            <text:p>0.175883</text:p>
          </table:table-cell>
          <table:table-cell/>
          <table:table-cell office:value-type="float" office:value="0.175883" calcext:value-type="float">
            <text:p>0.17588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3676" calcext:value-type="float">
            <text:p>0.173676</text:p>
          </table:table-cell>
          <table:table-cell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  <table:table-cell table:number-columns-repeated="3"/>
          <table:table-cell office:value-type="float" office:value="0.175055" calcext:value-type="float">
            <text:p>0.175055</text:p>
          </table:table-cell>
          <table:table-cell/>
          <table:table-cell office:value-type="float" office:value="0.175055" calcext:value-type="float">
            <text:p>0.175055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2933" calcext:value-type="float">
            <text:p>0.172933</text:p>
          </table:table-cell>
          <table:table-cell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  <table:table-cell table:number-columns-repeated="3"/>
          <table:table-cell office:value-type="float" office:value="0.174317" calcext:value-type="float">
            <text:p>0.174317</text:p>
          </table:table-cell>
          <table:table-cell/>
          <table:table-cell office:value-type="float" office:value="0.174317" calcext:value-type="float">
            <text:p>0.1743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2272" calcext:value-type="float">
            <text:p>0.172272</text:p>
          </table:table-cell>
          <table:table-cell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  <table:table-cell table:number-columns-repeated="3"/>
          <table:table-cell office:value-type="float" office:value="0.173657" calcext:value-type="float">
            <text:p>0.173657</text:p>
          </table:table-cell>
          <table:table-cell/>
          <table:table-cell office:value-type="float" office:value="0.173657" calcext:value-type="float">
            <text:p>0.173657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1684" calcext:value-type="float">
            <text:p>0.171684</text:p>
          </table:table-cell>
          <table:table-cell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  <table:table-cell table:number-columns-repeated="3"/>
          <table:table-cell office:value-type="float" office:value="0.173065" calcext:value-type="float">
            <text:p>0.173065</text:p>
          </table:table-cell>
          <table:table-cell/>
          <table:table-cell office:value-type="float" office:value="0.173065" calcext:value-type="float">
            <text:p>0.17306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116" calcext:value-type="float">
            <text:p>0.17116</text:p>
          </table:table-cell>
          <table:table-cell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  <table:table-cell table:number-columns-repeated="3"/>
          <table:table-cell office:value-type="float" office:value="0.172534" calcext:value-type="float">
            <text:p>0.172534</text:p>
          </table:table-cell>
          <table:table-cell/>
          <table:table-cell office:value-type="float" office:value="0.172534" calcext:value-type="float">
            <text:p>0.172534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0691" calcext:value-type="float">
            <text:p>0.170691</text:p>
          </table:table-cell>
          <table:table-cell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  <table:table-cell table:number-columns-repeated="3"/>
          <table:table-cell office:value-type="float" office:value="0.172056" calcext:value-type="float">
            <text:p>0.172056</text:p>
          </table:table-cell>
          <table:table-cell/>
          <table:table-cell office:value-type="float" office:value="0.172056" calcext:value-type="float">
            <text:p>0.17205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0269" calcext:value-type="float">
            <text:p>0.170269</text:p>
          </table:table-cell>
          <table:table-cell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  <table:table-cell table:number-columns-repeated="3"/>
          <table:table-cell office:value-type="float" office:value="0.171626" calcext:value-type="float">
            <text:p>0.171626</text:p>
          </table:table-cell>
          <table:table-cell/>
          <table:table-cell office:value-type="float" office:value="0.171626" calcext:value-type="float">
            <text:p>0.17162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69888" calcext:value-type="float">
            <text:p>0.169888</text:p>
          </table:table-cell>
          <table:table-cell/>
          <table:table-cell office:value-type="float" office:value="0.171235" calcext:value-type="float">
            <text:p>0.171235</text:p>
          </table:table-cell>
          <table:table-cell/>
          <table:table-cell office:value-type="float" office:value="0.171235" calcext:value-type="float">
            <text:p>0.171235</text:p>
          </table:table-cell>
          <table:table-cell table:number-columns-repeated="3"/>
          <table:table-cell office:value-type="float" office:value="0.171236" calcext:value-type="float">
            <text:p>0.171236</text:p>
          </table:table-cell>
          <table:table-cell/>
          <table:table-cell office:value-type="float" office:value="0.171236" calcext:value-type="float">
            <text:p>0.1712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69545" calcext:value-type="float">
            <text:p>0.169545</text:p>
          </table:table-cell>
          <table:table-cell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  <table:table-cell table:number-columns-repeated="3"/>
          <table:table-cell office:value-type="float" office:value="0.170881" calcext:value-type="float">
            <text:p>0.170881</text:p>
          </table:table-cell>
          <table:table-cell/>
          <table:table-cell office:value-type="float" office:value="0.170881" calcext:value-type="float">
            <text:p>0.17088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69231" calcext:value-type="float">
            <text:p>0.169231</text:p>
          </table:table-cell>
          <table:table-cell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  <table:table-cell table:number-columns-repeated="3"/>
          <table:table-cell office:value-type="float" office:value="0.170558" calcext:value-type="float">
            <text:p>0.170558</text:p>
          </table:table-cell>
          <table:table-cell/>
          <table:table-cell office:value-type="float" office:value="0.170558" calcext:value-type="float">
            <text:p>0.170558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68945" calcext:value-type="float">
            <text:p>0.168945</text:p>
          </table:table-cell>
          <table:table-cell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  <table:table-cell table:number-columns-repeated="3"/>
          <table:table-cell office:value-type="float" office:value="0.17026" calcext:value-type="float">
            <text:p>0.17026</text:p>
          </table:table-cell>
          <table:table-cell/>
          <table:table-cell office:value-type="float" office:value="0.17026" calcext:value-type="float">
            <text:p>0.170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8682" calcext:value-type="float">
            <text:p>0.168682</text:p>
          </table:table-cell>
          <table:table-cell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  <table:table-cell table:number-columns-repeated="3"/>
          <table:table-cell office:value-type="float" office:value="0.169988" calcext:value-type="float">
            <text:p>0.169988</text:p>
          </table:table-cell>
          <table:table-cell/>
          <table:table-cell office:value-type="float" office:value="0.169988" calcext:value-type="float">
            <text:p>0.16998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844" calcext:value-type="float">
            <text:p>0.16844</text:p>
          </table:table-cell>
          <table:table-cell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  <table:table-cell table:number-columns-repeated="3"/>
          <table:table-cell office:value-type="float" office:value="0.169736" calcext:value-type="float">
            <text:p>0.169736</text:p>
          </table:table-cell>
          <table:table-cell/>
          <table:table-cell office:value-type="float" office:value="0.169736" calcext:value-type="float">
            <text:p>0.1697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822" calcext:value-type="float">
            <text:p>0.16822</text:p>
          </table:table-cell>
          <table:table-cell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  <table:table-cell table:number-columns-repeated="3"/>
          <table:table-cell office:value-type="float" office:value="0.169502" calcext:value-type="float">
            <text:p>0.169502</text:p>
          </table:table-cell>
          <table:table-cell/>
          <table:table-cell office:value-type="float" office:value="0.169502" calcext:value-type="float">
            <text:p>0.16950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8013" calcext:value-type="float">
            <text:p>0.168013</text:p>
          </table:table-cell>
          <table:table-cell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  <table:table-cell table:number-columns-repeated="3"/>
          <table:table-cell office:value-type="float" office:value="0.169286" calcext:value-type="float">
            <text:p>0.169286</text:p>
          </table:table-cell>
          <table:table-cell/>
          <table:table-cell office:value-type="float" office:value="0.169286" calcext:value-type="float">
            <text:p>0.169286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7824" calcext:value-type="float">
            <text:p>0.167824</text:p>
          </table:table-cell>
          <table:table-cell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  <table:table-cell table:number-columns-repeated="3"/>
          <table:table-cell office:value-type="float" office:value="0.169085" calcext:value-type="float">
            <text:p>0.169085</text:p>
          </table:table-cell>
          <table:table-cell/>
          <table:table-cell office:value-type="float" office:value="0.169085" calcext:value-type="float">
            <text:p>0.169085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7648" calcext:value-type="float">
            <text:p>0.167648</text:p>
          </table:table-cell>
          <table:table-cell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  <table:table-cell table:number-columns-repeated="3"/>
          <table:table-cell office:value-type="float" office:value="0.168896" calcext:value-type="float">
            <text:p>0.168896</text:p>
          </table:table-cell>
          <table:table-cell/>
          <table:table-cell office:value-type="float" office:value="0.168896" calcext:value-type="float">
            <text:p>0.16889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7483" calcext:value-type="float">
            <text:p>0.167483</text:p>
          </table:table-cell>
          <table:table-cell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  <table:table-cell table:number-columns-repeated="3"/>
          <table:table-cell office:value-type="float" office:value="0.168719" calcext:value-type="float">
            <text:p>0.168719</text:p>
          </table:table-cell>
          <table:table-cell/>
          <table:table-cell office:value-type="float" office:value="0.168719" calcext:value-type="float">
            <text:p>0.16871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7328" calcext:value-type="float">
            <text:p>0.167328</text:p>
          </table:table-cell>
          <table:table-cell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  <table:table-cell table:number-columns-repeated="3"/>
          <table:table-cell office:value-type="float" office:value="0.168554" calcext:value-type="float">
            <text:p>0.168554</text:p>
          </table:table-cell>
          <table:table-cell/>
          <table:table-cell office:value-type="float" office:value="0.168554" calcext:value-type="float">
            <text:p>0.168554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7183" calcext:value-type="float">
            <text:p>0.167183</text:p>
          </table:table-cell>
          <table:table-cell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  <table:table-cell table:number-columns-repeated="3"/>
          <table:table-cell office:value-type="float" office:value="0.168396" calcext:value-type="float">
            <text:p>0.168396</text:p>
          </table:table-cell>
          <table:table-cell/>
          <table:table-cell office:value-type="float" office:value="0.168396" calcext:value-type="float">
            <text:p>0.168396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7045" calcext:value-type="float">
            <text:p>0.167045</text:p>
          </table:table-cell>
          <table:table-cell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  <table:table-cell table:number-columns-repeated="3"/>
          <table:table-cell office:value-type="float" office:value="0.168249" calcext:value-type="float">
            <text:p>0.168249</text:p>
          </table:table-cell>
          <table:table-cell/>
          <table:table-cell office:value-type="float" office:value="0.168249" calcext:value-type="float">
            <text:p>0.16824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6915" calcext:value-type="float">
            <text:p>0.166915</text:p>
          </table:table-cell>
          <table:table-cell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  <table:table-cell table:number-columns-repeated="3"/>
          <table:table-cell office:value-type="float" office:value="0.168108" calcext:value-type="float">
            <text:p>0.168108</text:p>
          </table:table-cell>
          <table:table-cell/>
          <table:table-cell office:value-type="float" office:value="0.168108" calcext:value-type="float">
            <text:p>0.168108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679" calcext:value-type="float">
            <text:p>0.16679</text:p>
          </table:table-cell>
          <table:table-cell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  <table:table-cell table:number-columns-repeated="3"/>
          <table:table-cell office:value-type="float" office:value="0.167974" calcext:value-type="float">
            <text:p>0.167974</text:p>
          </table:table-cell>
          <table:table-cell/>
          <table:table-cell office:value-type="float" office:value="0.167974" calcext:value-type="float">
            <text:p>0.167974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6673" calcext:value-type="float">
            <text:p>0.166673</text:p>
          </table:table-cell>
          <table:table-cell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  <table:table-cell table:number-columns-repeated="3"/>
          <table:table-cell office:value-type="float" office:value="0.167848" calcext:value-type="float">
            <text:p>0.167848</text:p>
          </table:table-cell>
          <table:table-cell/>
          <table:table-cell office:value-type="float" office:value="0.167848" calcext:value-type="float">
            <text:p>0.16784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6561" calcext:value-type="float">
            <text:p>0.166561</text:p>
          </table:table-cell>
          <table:table-cell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  <table:table-cell table:number-columns-repeated="3"/>
          <table:table-cell office:value-type="float" office:value="0.167728" calcext:value-type="float">
            <text:p>0.167728</text:p>
          </table:table-cell>
          <table:table-cell/>
          <table:table-cell office:value-type="float" office:value="0.167728" calcext:value-type="float">
            <text:p>0.167728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6452" calcext:value-type="float">
            <text:p>0.166452</text:p>
          </table:table-cell>
          <table:table-cell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  <table:table-cell table:number-columns-repeated="3"/>
          <table:table-cell office:value-type="float" office:value="0.167613" calcext:value-type="float">
            <text:p>0.167613</text:p>
          </table:table-cell>
          <table:table-cell/>
          <table:table-cell office:value-type="float" office:value="0.167613" calcext:value-type="float">
            <text:p>0.1676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6349" calcext:value-type="float">
            <text:p>0.166349</text:p>
          </table:table-cell>
          <table:table-cell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  <table:table-cell table:number-columns-repeated="3"/>
          <table:table-cell office:value-type="float" office:value="0.167502" calcext:value-type="float">
            <text:p>0.167502</text:p>
          </table:table-cell>
          <table:table-cell/>
          <table:table-cell office:value-type="float" office:value="0.167502" calcext:value-type="float">
            <text:p>0.16750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6251" calcext:value-type="float">
            <text:p>0.166251</text:p>
          </table:table-cell>
          <table:table-cell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  <table:table-cell table:number-columns-repeated="3"/>
          <table:table-cell office:value-type="float" office:value="0.167398" calcext:value-type="float">
            <text:p>0.167398</text:p>
          </table:table-cell>
          <table:table-cell/>
          <table:table-cell office:value-type="float" office:value="0.167398" calcext:value-type="float">
            <text:p>0.167398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6157" calcext:value-type="float">
            <text:p>0.166157</text:p>
          </table:table-cell>
          <table:table-cell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  <table:table-cell table:number-columns-repeated="3"/>
          <table:table-cell office:value-type="float" office:value="0.167298" calcext:value-type="float">
            <text:p>0.167298</text:p>
          </table:table-cell>
          <table:table-cell/>
          <table:table-cell office:value-type="float" office:value="0.167298" calcext:value-type="float">
            <text:p>0.16729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6066" calcext:value-type="float">
            <text:p>0.166066</text:p>
          </table:table-cell>
          <table:table-cell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  <table:table-cell table:number-columns-repeated="3"/>
          <table:table-cell office:value-type="float" office:value="0.167201" calcext:value-type="float">
            <text:p>0.167201</text:p>
          </table:table-cell>
          <table:table-cell/>
          <table:table-cell office:value-type="float" office:value="0.167201" calcext:value-type="float">
            <text:p>0.167201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5978" calcext:value-type="float">
            <text:p>0.165978</text:p>
          </table:table-cell>
          <table:table-cell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  <table:table-cell table:number-columns-repeated="3"/>
          <table:table-cell office:value-type="float" office:value="0.167108" calcext:value-type="float">
            <text:p>0.167108</text:p>
          </table:table-cell>
          <table:table-cell/>
          <table:table-cell office:value-type="float" office:value="0.167108" calcext:value-type="float">
            <text:p>0.16710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5892" calcext:value-type="float">
            <text:p>0.165892</text:p>
          </table:table-cell>
          <table:table-cell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  <table:table-cell table:number-columns-repeated="3"/>
          <table:table-cell office:value-type="float" office:value="0.167021" calcext:value-type="float">
            <text:p>0.167021</text:p>
          </table:table-cell>
          <table:table-cell/>
          <table:table-cell office:value-type="float" office:value="0.167021" calcext:value-type="float">
            <text:p>0.16702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5813" calcext:value-type="float">
            <text:p>0.165813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225720332219002" calcext:value-type="float">
            <text:p>0.2257203322</text:p>
          </table:table-cell>
          <table:table-cell/>
          <table:table-cell office:value-type="float" office:value="0.166939" calcext:value-type="float">
            <text:p>0.166939</text:p>
          </table:table-cell>
          <table:table-cell/>
          <table:table-cell office:value-type="float" office:value="0.166939" calcext:value-type="float">
            <text:p>0.166939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076427" calcext:value-type="float">
            <text:p>0.0076427</text:p>
          </table:table-cell>
          <table:table-cell table:formula="of:=[.D61]/[.B61]/1000" office:value-type="float" office:value="2.16089497167231" calcext:value-type="float">
            <text:p>2.1608949717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0400768" calcext:value-type="float">
            <text:p>0.00400768</text:p>
          </table:table-cell>
          <table:table-cell table:formula="of:=[.D62]/[.B62]/1000" office:value-type="float" office:value="4.1208559565634" calcext:value-type="float">
            <text:p>4.120855956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M4]" office:value-type="float" office:value="0.080206" calcext:value-type="float">
            <text:p>0.080206</text:p>
          </table:table-cell>
          <table:table-cell table:formula="of:=[.D63]/[.B63]/1000" office:value-type="float" office:value="0.205908186419969" calcext:value-type="float">
            <text:p>0.2059081864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I4]" office:value-type="float" office:value="0.00158308" calcext:value-type="float">
            <text:p>0.00158308</text:p>
          </table:table-cell>
          <table:table-cell table:formula="of:=[.D64]/[.B64]/1000" office:value-type="float" office:value="10.4322409480254" calcext:value-type="float">
            <text:p>10.432240948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K4]" office:value-type="float" office:value="0.00129136" calcext:value-type="float">
            <text:p>0.00129136</text:p>
          </table:table-cell>
          <table:table-cell table:formula="of:=[.D65]/[.B65]/1000" office:value-type="float" office:value="12.7888985255854" calcext:value-type="float">
            <text:p>12.7888985256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O4]" office:value-type="float" office:value="0.00206681" calcext:value-type="float">
            <text:p>0.00206681</text:p>
          </table:table-cell>
          <table:table-cell table:formula="of:=[.D66]/[.B66]/1000" office:value-type="float" office:value="7.99060968352195" calcext:value-type="float">
            <text:p>7.9906096835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Q4]" office:value-type="float" office:value="0.00173906" calcext:value-type="float">
            <text:p>0.00173906</text:p>
          </table:table-cell>
          <table:table-cell table:formula="of:=[.D67]/[.B67]/1000" office:value-type="float" office:value="9.49655101031592" calcext:value-type="float">
            <text:p>9.4965510103</text:p>
          </table:table-cell>
          <table:table-cell office:value-type="float" office:value="16.515072" calcext:value-type="float">
            <text:p>16.515072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70]/[.B61]" office:value-type="float" office:value="1" calcext:value-type="float">
            <text:p>1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71]/[.B62]" office:value-type="float" office:value="1.90701353401469" calcext:value-type="float">
            <text:p>1.90701353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72]/[.B63]" office:value-type="float" office:value="0.0952883824152807" calcext:value-type="float">
            <text:p>0.0952883824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73]/[.B64]" office:value-type="float" office:value="4.82774085959017" calcext:value-type="float">
            <text:p>4.8277408596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74]/[.B65]" office:value-type="float" office:value="5.91833415933589" calcext:value-type="float">
            <text:p>5.9183341593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75]/[.B66]" office:value-type="float" office:value="3.69782418316149" calcext:value-type="float">
            <text:p>3.6978241832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76]/[.B67]" office:value-type="float" office:value="4.39473048658471" calcext:value-type="float">
            <text:p>4.3947304866</text:p>
          </table:table-cell>
          <table:table-cell office:value-type="float" office:value="0.0076427" calcext:value-type="float">
            <text:p>0.0076427</text:p>
          </table:table-cell>
          <table:table-cell table:number-columns-repeated="15"/>
        </table:table-row>
      </table:table>
      <table:table table:name="KDD2" table:style-name="ta1">
        <table:shapes>
          <draw:frame draw:z-index="0" draw:style-name="gr1" draw:text-style-name="P1" svg:width="540.2pt" svg:height="304.02pt" svg:x="483.11pt" svg:y="227.17pt">
            <loext:p draw:notify-on-update-of-ranges="KDD2.A24:KDD2.A34 KDD2.B23:KDD2.B23 KDD2.B24:KDD2.B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63.58pt" svg:height="318.95pt" svg:x="1041.36pt" svg:y="218.66pt">
            <loext:p draw:notify-on-update-of-ranges="KDD2.A37:KDD2.A47 KDD2.B36:KDD2.B36 KDD2.B37:KDD2.B4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KDD2.B2]*[KDD2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297084" calcext:value-type="float">
            <text:p>0.29708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164134" calcext:value-type="float">
            <text:p>0.164134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971622" calcext:value-type="float">
            <text:p>0.0971622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0852446" calcext:value-type="float">
            <text:p>0.0852446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41906" calcext:value-type="float">
            <text:p>0.41906</text:p>
          </table:table-cell>
          <table:table-cell/>
          <table:table-cell office:value-type="float" office:value="0.098045" calcext:value-type="float">
            <text:p>0.098045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707404" calcext:value-type="float">
            <text:p>0.070740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529594" calcext:value-type="float">
            <text:p>0.0529594</text:p>
          </table:table-cell>
          <table:table-cell office:value-type="float" office:value="0.346654" calcext:value-type="float">
            <text:p>0.346654</text:p>
          </table:table-cell>
          <table:table-cell office:value-type="float" office:value="0.0273937" calcext:value-type="float">
            <text:p>0.0273937</text:p>
          </table:table-cell>
          <table:table-cell office:value-type="float" office:value="0.346654" calcext:value-type="float">
            <text:p>0.346654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/>
          <table:table-cell office:value-type="float" office:value="0.344269" calcext:value-type="float">
            <text:p>0.344269</text:p>
          </table:table-cell>
          <table:table-cell table:number-columns-repeated="3"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  <table:table-cell/>
          <table:table-cell office:value-type="float" office:value="0.345887" calcext:value-type="float">
            <text:p>0.345887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/>
          <table:table-cell office:value-type="float" office:value="0.343558" calcext:value-type="float">
            <text:p>0.343558</text:p>
          </table:table-cell>
          <table:table-cell table:number-columns-repeated="3"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  <table:table-cell/>
          <table:table-cell office:value-type="float" office:value="0.345237" calcext:value-type="float">
            <text:p>0.345237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/>
          <table:table-cell office:value-type="float" office:value="0.342994" calcext:value-type="float">
            <text:p>0.342994</text:p>
          </table:table-cell>
          <table:table-cell table:number-columns-repeated="3"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  <table:table-cell/>
          <table:table-cell office:value-type="float" office:value="0.344711" calcext:value-type="float">
            <text:p>0.344711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/>
          <table:table-cell office:value-type="float" office:value="0.342539" calcext:value-type="float">
            <text:p>0.342539</text:p>
          </table:table-cell>
          <table:table-cell table:number-columns-repeated="3"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  <table:table-cell/>
          <table:table-cell office:value-type="float" office:value="0.34427" calcext:value-type="float">
            <text:p>0.34427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/>
          <table:table-cell office:value-type="float" office:value="0.342175" calcext:value-type="float">
            <text:p>0.342175</text:p>
          </table:table-cell>
          <table:table-cell table:number-columns-repeated="3"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  <table:table-cell/>
          <table:table-cell office:value-type="float" office:value="0.343903" calcext:value-type="float">
            <text:p>0.34390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/>
          <table:table-cell office:value-type="float" office:value="0.341877" calcext:value-type="float">
            <text:p>0.341877</text:p>
          </table:table-cell>
          <table:table-cell table:number-columns-repeated="3"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  <table:table-cell/>
          <table:table-cell office:value-type="float" office:value="0.343595" calcext:value-type="float">
            <text:p>0.3435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/>
          <table:table-cell office:value-type="float" office:value="0.341623" calcext:value-type="float">
            <text:p>0.341623</text:p>
          </table:table-cell>
          <table:table-cell table:number-columns-repeated="3"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  <table:table-cell/>
          <table:table-cell office:value-type="float" office:value="0.343338" calcext:value-type="float">
            <text:p>0.34333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/>
          <table:table-cell office:value-type="float" office:value="0.341407" calcext:value-type="float">
            <text:p>0.341407</text:p>
          </table:table-cell>
          <table:table-cell table:number-columns-repeated="3"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  <table:table-cell/>
          <table:table-cell office:value-type="float" office:value="0.343124" calcext:value-type="float">
            <text:p>0.34312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0.341216" calcext:value-type="float">
            <text:p>0.341216</text:p>
          </table:table-cell>
          <table:table-cell/>
          <table:table-cell office:value-type="float" office:value="1.68583393767425" calcext:value-type="float">
            <text:p>1.6858339377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  <table:table-cell/>
          <table:table-cell office:value-type="float" office:value="0.34293" calcext:value-type="float">
            <text:p>0.34293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574989" calcext:value-type="float">
            <text:p>0.574989</text:p>
          </table:table-cell>
          <table:table-cell table:formula="of:=[.D24]/[.B24]/1000" office:value-type="float" office:value="2.12871251450028" calcext:value-type="float">
            <text:p>2.12871251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297084" calcext:value-type="float">
            <text:p>0.297084</text:p>
          </table:table-cell>
          <table:table-cell table:formula="of:=[.D25]/[.B25]/1000" office:value-type="float" office:value="4.12000067321027" calcext:value-type="float">
            <text:p>4.120000673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164134" calcext:value-type="float">
            <text:p>0.164134</text:p>
          </table:table-cell>
          <table:table-cell table:formula="of:=[.D26]/[.B26]/1000" office:value-type="float" office:value="7.45723786662118" calcext:value-type="float">
            <text:p>7.4572378666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971622" calcext:value-type="float">
            <text:p>0.0971622</text:p>
          </table:table-cell>
          <table:table-cell table:formula="of:=[.D27]/[.B27]/1000" office:value-type="float" office:value="12.5973504099331" calcext:value-type="float">
            <text:p>12.597350409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852446" calcext:value-type="float">
            <text:p>0.0852446</text:p>
          </table:table-cell>
          <table:table-cell table:formula="of:=[.D28]/[.B28]/1000" office:value-type="float" office:value="14.3585198358606" calcext:value-type="float">
            <text:p>14.358519835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.41906" calcext:value-type="float">
            <text:p>0.41906</text:p>
          </table:table-cell>
          <table:table-cell table:formula="of:=[.D29]/[.B29]/1000" office:value-type="float" office:value="2.92079005393022" calcext:value-type="float">
            <text:p>2.9207900539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98045" calcext:value-type="float">
            <text:p>0.098045</text:p>
          </table:table-cell>
          <table:table-cell table:formula="of:=[.D30]/[.B30]/1000" office:value-type="float" office:value="12.4839235045132" calcext:value-type="float">
            <text:p>12.4839235045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707404" calcext:value-type="float">
            <text:p>0.0707404</text:p>
          </table:table-cell>
          <table:table-cell table:formula="of:=[.D31]/[.B31]/1000" office:value-type="float" office:value="17.3025071953226" calcext:value-type="float">
            <text:p>17.3025071953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101638" calcext:value-type="float">
            <text:p>0.101638</text:p>
          </table:table-cell>
          <table:table-cell table:formula="of:=[.D32]/[.B32]/1000" office:value-type="float" office:value="12.0426049312265" calcext:value-type="float">
            <text:p>12.0426049312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529594" calcext:value-type="float">
            <text:p>0.0529594</text:p>
          </table:table-cell>
          <table:table-cell table:formula="of:=[.D33]/[.B33]/1000" office:value-type="float" office:value="23.1117852543647" calcext:value-type="float">
            <text:p>23.1117852544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273937" calcext:value-type="float">
            <text:p>0.0273937</text:p>
          </table:table-cell>
          <table:table-cell table:formula="of:=[.D34]/[.B34]/1000" office:value-type="float" office:value="44.681305555657" calcext:value-type="float">
            <text:p>44.6813055557</text:p>
          </table:table-cell>
          <table:table-cell office:value-type="float" office:value="1223.98628" calcext:value-type="float">
            <text:p>1223.98628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9354425011108" calcext:value-type="float">
            <text:p>1.935442501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3.50316814310259" calcext:value-type="float">
            <text:p>3.503168143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5.91782606816231" calcext:value-type="float">
            <text:p>5.917826068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6.74516626273101" calcext:value-type="float">
            <text:p>6.7451662627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float" office:value="1.37209230181836" calcext:value-type="float">
            <text:p>1.3720923018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5.86454179203427" calcext:value-type="float">
            <text:p>5.864541792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8.12815590525358" calcext:value-type="float">
            <text:p>8.1281559053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5.65722466006809" calcext:value-type="float">
            <text:p>5.6572246601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10.8571660555067" calcext:value-type="float">
            <text:p>10.8571660555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20.9898261279053" calcext:value-type="float">
            <text:p>20.9898261279</text:p>
          </table:table-cell>
          <table:table-cell office:value-type="float" office:value="0.574989" calcext:value-type="float">
            <text:p>0.574989</text:p>
          </table:table-cell>
          <table:table-cell table:number-columns-repeated="23"/>
        </table:table-row>
      </table:table>
      <table:table table:name="IM4" table:style-name="ta1">
        <table:shapes>
          <draw:frame draw:z-index="0" draw:style-name="gr1" draw:text-style-name="P1" svg:width="558.31pt" svg:height="340.24pt" svg:x="408.42pt" svg:y="285.9pt">
            <loext:p draw:notify-on-update-of-ranges="IM4.A22:IM4.A29 IM4.B21:IM4.B21 IM4.B22:IM4.B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558.31pt" svg:height="351.98pt" svg:x="1025.63pt" svg:y="285.9pt">
            <loext:p draw:notify-on-update-of-ranges="IM4.A32:IM4.A39 IM4.B31:IM4.B31 IM4.B32:IM4.B3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7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6113" calcext:value-type="float">
            <text:p>0.693161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IM4.B2]*[IM4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0678" calcext:value-type="float">
            <text:p>0.510678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558" calcext:value-type="float">
            <text:p>0.272558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0.112743" calcext:value-type="float">
            <text:p>0.112743</text:p>
          </table:table-cell>
          <table:table-cell office:value-type="float" office:value="0.350482" calcext:value-type="float">
            <text:p>0.350482</text:p>
          </table:table-cell>
          <table:table-cell office:value-type="float" office:value="1.20765707492828" calcext:value-type="float">
            <text:p>1.2076570749</text:p>
          </table:table-cell>
          <table:table-cell office:value-type="float" office:value="0.385563303619289" calcext:value-type="float">
            <text:p>0.3855633036</text:p>
          </table:table-cell>
          <table:table-cell office:value-type="float" office:value="4.46640176773071" calcext:value-type="float">
            <text:p>4.4664017677</text:p>
          </table:table-cell>
          <table:table-cell office:value-type="float" office:value="0.25883245" calcext:value-type="float">
            <text:p>0.25883245</text:p>
          </table:table-cell>
          <table:table-cell office:value-type="float" office:value="1.05198669433594" calcext:value-type="float">
            <text:p>1.0519866943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5.22348558902741" calcext:value-type="float">
            <text:p>5.223485589</text:p>
          </table:table-cell>
          <table:table-cell office:value-type="float" office:value="0.258833" calcext:value-type="float">
            <text:p>0.258833</text:p>
          </table:table-cell>
          <table:table-cell office:value-type="float" office:value="0.855916571617126" calcext:value-type="float">
            <text:p>0.8559165716</text:p>
          </table:table-cell>
          <table:table-cell office:value-type="float" office:value="0.267426" calcext:value-type="float">
            <text:p>0.267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01639" calcext:value-type="float">
            <text:p>0.301639</text:p>
          </table:table-cell>
          <table:table-cell/>
          <table:table-cell office:value-type="float" office:value="0.355541920573583" calcext:value-type="float">
            <text:p>0.3555419206</text:p>
          </table:table-cell>
          <table:table-cell/>
          <table:table-cell office:value-type="float" office:value="0.25230902" calcext:value-type="float">
            <text:p>0.25230902</text:p>
          </table:table-cell>
          <table:table-cell/>
          <table:table-cell office:value-type="float" office:value="0.25869787" calcext:value-type="float">
            <text:p>0.25869787</text:p>
          </table:table-cell>
          <table:table-cell/>
          <table:table-cell office:value-type="float" office:value="0.252309" calcext:value-type="float">
            <text:p>0.252309</text:p>
          </table:table-cell>
          <table:table-cell/>
          <table:table-cell office:value-type="float" office:value="0.258698" calcext:value-type="float">
            <text:p>0.258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280421" calcext:value-type="float">
            <text:p>0.280421</text:p>
          </table:table-cell>
          <table:table-cell/>
          <table:table-cell office:value-type="float" office:value="0.349942579458476" calcext:value-type="float">
            <text:p>0.3499425795</text:p>
          </table:table-cell>
          <table:table-cell/>
          <table:table-cell office:value-type="float" office:value="0.24915656" calcext:value-type="float">
            <text:p>0.24915656</text:p>
          </table:table-cell>
          <table:table-cell/>
          <table:table-cell office:value-type="float" office:value="0.2546807" calcext:value-type="float">
            <text:p>0.2546807</text:p>
          </table:table-cell>
          <table:table-cell/>
          <table:table-cell office:value-type="float" office:value="0.249157" calcext:value-type="float">
            <text:p>0.249157</text:p>
          </table:table-cell>
          <table:table-cell/>
          <table:table-cell office:value-type="float" office:value="0.254681" calcext:value-type="float">
            <text:p>0.254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26826" calcext:value-type="float">
            <text:p>0.26826</text:p>
          </table:table-cell>
          <table:table-cell/>
          <table:table-cell office:value-type="float" office:value="0.346555629164646" calcext:value-type="float">
            <text:p>0.3465556292</text:p>
          </table:table-cell>
          <table:table-cell/>
          <table:table-cell office:value-type="float" office:value="0.2471869" calcext:value-type="float">
            <text:p>0.2471869</text:p>
          </table:table-cell>
          <table:table-cell/>
          <table:table-cell office:value-type="float" office:value="0.25216842" calcext:value-type="float">
            <text:p>0.25216842</text:p>
          </table:table-cell>
          <table:table-cell/>
          <table:table-cell office:value-type="float" office:value="0.247187" calcext:value-type="float">
            <text:p>0.247187</text:p>
          </table:table-cell>
          <table:table-cell/>
          <table:table-cell office:value-type="float" office:value="0.252168" calcext:value-type="float">
            <text:p>0.2521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260217" calcext:value-type="float">
            <text:p>0.260217</text:p>
          </table:table-cell>
          <table:table-cell/>
          <table:table-cell office:value-type="float" office:value="0.344090699144116" calcext:value-type="float">
            <text:p>0.3440906991</text:p>
          </table:table-cell>
          <table:table-cell/>
          <table:table-cell office:value-type="float" office:value="0.24582857" calcext:value-type="float">
            <text:p>0.24582857</text:p>
          </table:table-cell>
          <table:table-cell/>
          <table:table-cell office:value-type="float" office:value="0.25037774" calcext:value-type="float">
            <text:p>0.25037774</text:p>
          </table:table-cell>
          <table:table-cell/>
          <table:table-cell office:value-type="float" office:value="0.245829" calcext:value-type="float">
            <text:p>0.245829</text:p>
          </table:table-cell>
          <table:table-cell/>
          <table:table-cell office:value-type="float" office:value="0.250378" calcext:value-type="float">
            <text:p>0.250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254411" calcext:value-type="float">
            <text:p>0.254411</text:p>
          </table:table-cell>
          <table:table-cell/>
          <table:table-cell office:value-type="float" office:value="0.342271744671172" calcext:value-type="float">
            <text:p>0.3422717447</text:p>
          </table:table-cell>
          <table:table-cell/>
          <table:table-cell office:value-type="float" office:value="0.2448245" calcext:value-type="float">
            <text:p>0.2448245</text:p>
          </table:table-cell>
          <table:table-cell/>
          <table:table-cell office:value-type="float" office:value="0.24901462" calcext:value-type="float">
            <text:p>0.24901462</text:p>
          </table:table-cell>
          <table:table-cell/>
          <table:table-cell office:value-type="float" office:value="0.244825" calcext:value-type="float">
            <text:p>0.244825</text:p>
          </table:table-cell>
          <table:table-cell/>
          <table:table-cell office:value-type="float" office:value="0.249015" calcext:value-type="float">
            <text:p>0.249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249972" calcext:value-type="float">
            <text:p>0.249972</text:p>
          </table:table-cell>
          <table:table-cell/>
          <table:table-cell office:value-type="float" office:value="0.340920569952341" calcext:value-type="float">
            <text:p>0.34092057</text:p>
          </table:table-cell>
          <table:table-cell/>
          <table:table-cell office:value-type="float" office:value="0.2440472" calcext:value-type="float">
            <text:p>0.2440472</text:p>
          </table:table-cell>
          <table:table-cell/>
          <table:table-cell office:value-type="float" office:value="0.24793047" calcext:value-type="float">
            <text:p>0.24793047</text:p>
          </table:table-cell>
          <table:table-cell/>
          <table:table-cell office:value-type="float" office:value="0.244047" calcext:value-type="float">
            <text:p>0.244047</text:p>
          </table:table-cell>
          <table:table-cell/>
          <table:table-cell office:value-type="float" office:value="0.24793" calcext:value-type="float">
            <text:p>0.247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246436" calcext:value-type="float">
            <text:p>0.246436</text:p>
          </table:table-cell>
          <table:table-cell/>
          <table:table-cell office:value-type="float" office:value="0.339904130935789" calcext:value-type="float">
            <text:p>0.3399041309</text:p>
          </table:table-cell>
          <table:table-cell/>
          <table:table-cell office:value-type="float" office:value="0.2434254" calcext:value-type="float">
            <text:p>0.2434254</text:p>
          </table:table-cell>
          <table:table-cell/>
          <table:table-cell office:value-type="float" office:value="0.24704432" calcext:value-type="float">
            <text:p>0.24704432</text:p>
          </table:table-cell>
          <table:table-cell/>
          <table:table-cell office:value-type="float" office:value="0.243425" calcext:value-type="float">
            <text:p>0.243425</text:p>
          </table:table-cell>
          <table:table-cell/>
          <table:table-cell office:value-type="float" office:value="0.247044" calcext:value-type="float">
            <text:p>0.2470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243531" calcext:value-type="float">
            <text:p>0.243531</text:p>
          </table:table-cell>
          <table:table-cell/>
          <table:table-cell office:value-type="float" office:value="0.339126549961588" calcext:value-type="float">
            <text:p>0.33912655</text:p>
          </table:table-cell>
          <table:table-cell/>
          <table:table-cell office:value-type="float" office:value="0.24291596" calcext:value-type="float">
            <text:p>0.24291596</text:p>
          </table:table-cell>
          <table:table-cell/>
          <table:table-cell office:value-type="float" office:value="0.24630782" calcext:value-type="float">
            <text:p>0.24630782</text:p>
          </table:table-cell>
          <table:table-cell/>
          <table:table-cell office:value-type="float" office:value="0.242916" calcext:value-type="float">
            <text:p>0.242916</text:p>
          </table:table-cell>
          <table:table-cell/>
          <table:table-cell office:value-type="float" office:value="0.246308" calcext:value-type="float">
            <text:p>0.2463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241091" calcext:value-type="float">
            <text:p>0.241091</text:p>
          </table:table-cell>
          <table:table-cell/>
          <table:table-cell office:value-type="float" office:value="0.338520567370365" calcext:value-type="float">
            <text:p>0.3385205674</text:p>
          </table:table-cell>
          <table:table-cell/>
          <table:table-cell office:value-type="float" office:value="0.24249296" calcext:value-type="float">
            <text:p>0.24249296</text:p>
          </table:table-cell>
          <table:table-cell/>
          <table:table-cell office:value-type="float" office:value="0.24568549" calcext:value-type="float">
            <text:p>0.24568549</text:p>
          </table:table-cell>
          <table:table-cell/>
          <table:table-cell office:value-type="float" office:value="0.242493" calcext:value-type="float">
            <text:p>0.242493</text:p>
          </table:table-cell>
          <table:table-cell/>
          <table:table-cell office:value-type="float" office:value="0.245685" calcext:value-type="float">
            <text:p>0.245685</text:p>
          </table:table-cell>
          <table:table-cell table:number-columns-repeated="6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E4]" office:value-type="float" office:value="0.510678" calcext:value-type="float">
            <text:p>0.510678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272558" calcext:value-type="float">
            <text:p>0.272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112743" calcext:value-type="float">
            <text:p>0.112743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20765707492828" calcext:value-type="float">
            <text:p>1.20765707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4.46640176773071" calcext:value-type="float">
            <text:p>4.4664017677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5198669433594" calcext:value-type="float">
            <text:p>1.05198669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5.22348558902741" calcext:value-type="float">
            <text:p>5.223485589</text:p>
          </table:table-cell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855916571617126" calcext:value-type="float">
            <text:p>0.8559165716</text:p>
          </table:table-cell>
          <table:table-cell table:number-columns-repeated="24"/>
        </table:table-row>
        <table:table-row table:style-name="ro1">
          <table:table-cell table:number-columns-repeated="17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2]/[.B22]" office:value-type="float" office:value="0.220771210038419" calcext:value-type="float">
            <text:p>0.22077121</text:p>
          </table:table-cell>
          <table:table-cell office:value-type="float" office:value="0.112743" calcext:value-type="float">
            <text:p>0.112743</text:p>
          </table:table-cell>
          <table:table-cell table:number-columns-repeated="14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647737362323" calcext:value-type="float">
            <text:p>0.4136477374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0933567999895132" calcext:value-type="float">
            <text:p>0.0933568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52424671722451" calcext:value-type="float">
            <text:p>0.025242467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07171507593229" calcext:value-type="float">
            <text:p>0.1071715076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215838635099962" calcext:value-type="float">
            <text:p>0.0215838635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131721950174407" calcext:value-type="float">
            <text:p>0.1317219502</text:p>
          </table:table-cell>
          <table:table-cell office:value-type="float" office:value="0.112743" calcext:value-type="float">
            <text:p>0.112743</text:p>
          </table:table-cell>
          <table:table-cell table:number-columns-repeated="23"/>
        </table:table-row>
      </table:table>
      <table:table table:name="IM8" table:style-name="ta1">
        <table:shapes>
          <draw:frame draw:z-index="0" draw:style-name="gr1" draw:text-style-name="P1" svg:width="607.66pt" svg:height="393.62pt" svg:x="415.45pt" svg:y="355.18pt">
            <loext:p draw:notify-on-update-of-ranges="IM8.A22:IM8.A29 IM8.B21:IM8.B21 IM8.B22:IM8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07.66pt" svg:height="393.62pt" svg:x="1065.51pt" svg:y="347.75pt">
            <loext:p draw:notify-on-update-of-ranges="IM8.A32:IM8.A39 IM8.B31:IM8.B31 IM8.B32:IM8.B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1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4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24386" calcext:value-type="float">
            <text:p>0.69324386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[IM8.B2]*[IM8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056" calcext:value-type="float">
            <text:p>1.23056</text:p>
          </table:table-cell>
          <table:table-cell office:value-type="float" office:value="0.224219" calcext:value-type="float">
            <text:p>0.224219</text:p>
          </table:table-cell>
          <table:table-cell office:value-type="float" office:value="1.09013" calcext:value-type="float">
            <text:p>1.09013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45104" calcext:value-type="float">
            <text:p>0.45104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2.32932629585266" calcext:value-type="float">
            <text:p>2.3293262959</text:p>
          </table:table-cell>
          <table:table-cell office:value-type="float" office:value="0.470803222490491" calcext:value-type="float">
            <text:p>0.4708032225</text:p>
          </table:table-cell>
          <table:table-cell office:value-type="float" office:value="12.4568259239197" calcext:value-type="float">
            <text:p>12.4568259239</text:p>
          </table:table-cell>
          <table:table-cell office:value-type="float" office:value="0.20539027" calcext:value-type="float">
            <text:p>0.20539027</text:p>
          </table:table-cell>
          <table:table-cell office:value-type="float" office:value="2.01491935253143" calcext:value-type="float">
            <text:p>2.0149193525</text:p>
          </table:table-cell>
          <table:table-cell office:value-type="float" office:value="0.21377584" calcext:value-type="float">
            <text:p>0.21377584</text:p>
          </table:table-cell>
          <table:table-cell office:value-type="float" office:value="10.7401434183121" calcext:value-type="float">
            <text:p>10.7401434183</text:p>
          </table:table-cell>
          <table:table-cell office:value-type="float" office:value="0.20539" calcext:value-type="float">
            <text:p>0.20539</text:p>
          </table:table-cell>
          <table:table-cell office:value-type="float" office:value="1.7221358537674" calcext:value-type="float">
            <text:p>1.7221358538</text:p>
          </table:table-cell>
          <table:table-cell office:value-type="float" office:value="0.213776" calcext:value-type="float">
            <text:p>0.213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89509" calcext:value-type="float">
            <text:p>0.189509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189504" calcext:value-type="float">
            <text:p>0.189504</text:p>
          </table:table-cell>
          <table:table-cell/>
          <table:table-cell office:value-type="float" office:value="0.447793787144871" calcext:value-type="float">
            <text:p>0.4477937871</text:p>
          </table:table-cell>
          <table:table-cell/>
          <table:table-cell office:value-type="float" office:value="0.1986734" calcext:value-type="float">
            <text:p>0.1986734</text:p>
          </table:table-cell>
          <table:table-cell/>
          <table:table-cell office:value-type="float" office:value="0.20531383" calcext:value-type="float">
            <text:p>0.20531383</text:p>
          </table:table-cell>
          <table:table-cell/>
          <table:table-cell office:value-type="float" office:value="0.198673" calcext:value-type="float">
            <text:p>0.198673</text:p>
          </table:table-cell>
          <table:table-cell/>
          <table:table-cell office:value-type="float" office:value="0.205314" calcext:value-type="float">
            <text:p>0.20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74691" calcext:value-type="float">
            <text:p>0.174691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174684" calcext:value-type="float">
            <text:p>0.174684</text:p>
          </table:table-cell>
          <table:table-cell/>
          <table:table-cell office:value-type="float" office:value="0.441959565321963" calcext:value-type="float">
            <text:p>0.4419595653</text:p>
          </table:table-cell>
          <table:table-cell/>
          <table:table-cell office:value-type="float" office:value="0.19538644" calcext:value-type="float">
            <text:p>0.19538644</text:p>
          </table:table-cell>
          <table:table-cell/>
          <table:table-cell office:value-type="float" office:value="0.20121467" calcext:value-type="float">
            <text:p>0.20121467</text:p>
          </table:table-cell>
          <table:table-cell/>
          <table:table-cell office:value-type="float" office:value="0.195386" calcext:value-type="float">
            <text:p>0.195386</text:p>
          </table:table-cell>
          <table:table-cell/>
          <table:table-cell office:value-type="float" office:value="0.201215" calcext:value-type="float">
            <text:p>0.201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66373" calcext:value-type="float">
            <text:p>0.166373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166364" calcext:value-type="float">
            <text:p>0.166364</text:p>
          </table:table-cell>
          <table:table-cell/>
          <table:table-cell office:value-type="float" office:value="0.439703277868026" calcext:value-type="float">
            <text:p>0.4397032779</text:p>
          </table:table-cell>
          <table:table-cell/>
          <table:table-cell office:value-type="float" office:value="0.19331558" calcext:value-type="float">
            <text:p>0.19331558</text:p>
          </table:table-cell>
          <table:table-cell/>
          <table:table-cell office:value-type="float" office:value="0.1985969" calcext:value-type="float">
            <text:p>0.1985969</text:p>
          </table:table-cell>
          <table:table-cell/>
          <table:table-cell office:value-type="float" office:value="0.193316" calcext:value-type="float">
            <text:p>0.193316</text:p>
          </table:table-cell>
          <table:table-cell/>
          <table:table-cell office:value-type="float" office:value="0.198597" calcext:value-type="float">
            <text:p>0.198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61001" calcext:value-type="float">
            <text:p>0.161001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160988" calcext:value-type="float">
            <text:p>0.160988</text:p>
          </table:table-cell>
          <table:table-cell/>
          <table:table-cell office:value-type="float" office:value="0.438596264329679" calcext:value-type="float">
            <text:p>0.4385962643</text:p>
          </table:table-cell>
          <table:table-cell/>
          <table:table-cell office:value-type="float" office:value="0.1918539" calcext:value-type="float">
            <text:p>0.1918539</text:p>
          </table:table-cell>
          <table:table-cell/>
          <table:table-cell office:value-type="float" office:value="0.19673006" calcext:value-type="float">
            <text:p>0.19673006</text:p>
          </table:table-cell>
          <table:table-cell/>
          <table:table-cell office:value-type="float" office:value="0.191854" calcext:value-type="float">
            <text:p>0.191854</text:p>
          </table:table-cell>
          <table:table-cell/>
          <table:table-cell office:value-type="float" office:value="0.19673" calcext:value-type="float">
            <text:p>0.196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57216" calcext:value-type="float">
            <text:p>0.157216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157202" calcext:value-type="float">
            <text:p>0.157202</text:p>
          </table:table-cell>
          <table:table-cell/>
          <table:table-cell office:value-type="float" office:value="0.437957555704302" calcext:value-type="float">
            <text:p>0.4379575557</text:p>
          </table:table-cell>
          <table:table-cell/>
          <table:table-cell office:value-type="float" office:value="0.19076222" calcext:value-type="float">
            <text:p>0.19076222</text:p>
          </table:table-cell>
          <table:table-cell/>
          <table:table-cell office:value-type="float" office:value="0.19531026" calcext:value-type="float">
            <text:p>0.19531026</text:p>
          </table:table-cell>
          <table:table-cell/>
          <table:table-cell office:value-type="float" office:value="0.190762" calcext:value-type="float">
            <text:p>0.190762</text:p>
          </table:table-cell>
          <table:table-cell/>
          <table:table-cell office:value-type="float" office:value="0.19531" calcext:value-type="float">
            <text:p>0.19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54385" calcext:value-type="float">
            <text:p>0.154385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154369" calcext:value-type="float">
            <text:p>0.154369</text:p>
          </table:table-cell>
          <table:table-cell/>
          <table:table-cell office:value-type="float" office:value="0.43754727489926" calcext:value-type="float">
            <text:p>0.4375472749</text:p>
          </table:table-cell>
          <table:table-cell/>
          <table:table-cell office:value-type="float" office:value="0.18991809" calcext:value-type="float">
            <text:p>0.18991809</text:p>
          </table:table-cell>
          <table:table-cell/>
          <table:table-cell office:value-type="float" office:value="0.19417642" calcext:value-type="float">
            <text:p>0.19417642</text:p>
          </table:table-cell>
          <table:table-cell/>
          <table:table-cell office:value-type="float" office:value="0.189918" calcext:value-type="float">
            <text:p>0.189918</text:p>
          </table:table-cell>
          <table:table-cell/>
          <table:table-cell office:value-type="float" office:value="0.194176" calcext:value-type="float">
            <text:p>0.194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52175" calcext:value-type="float">
            <text:p>0.152175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152157" calcext:value-type="float">
            <text:p>0.152157</text:p>
          </table:table-cell>
          <table:table-cell/>
          <table:table-cell office:value-type="float" office:value="0.437264159142641" calcext:value-type="float">
            <text:p>0.4372641591</text:p>
          </table:table-cell>
          <table:table-cell/>
          <table:table-cell office:value-type="float" office:value="0.18923992" calcext:value-type="float">
            <text:p>0.18923992</text:p>
          </table:table-cell>
          <table:table-cell/>
          <table:table-cell office:value-type="float" office:value="0.1932398" calcext:value-type="float">
            <text:p>0.1932398</text:p>
          </table:table-cell>
          <table:table-cell/>
          <table:table-cell office:value-type="float" office:value="0.18924" calcext:value-type="float">
            <text:p>0.18924</text:p>
          </table:table-cell>
          <table:table-cell/>
          <table:table-cell office:value-type="float" office:value="0.19324" calcext:value-type="float">
            <text:p>0.193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50391" calcext:value-type="float">
            <text:p>0.150391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150372" calcext:value-type="float">
            <text:p>0.150372</text:p>
          </table:table-cell>
          <table:table-cell/>
          <table:table-cell office:value-type="float" office:value="0.437058325647339" calcext:value-type="float">
            <text:p>0.4370583256</text:p>
          </table:table-cell>
          <table:table-cell/>
          <table:table-cell office:value-type="float" office:value="0.18869132" calcext:value-type="float">
            <text:p>0.18869132</text:p>
          </table:table-cell>
          <table:table-cell/>
          <table:table-cell office:value-type="float" office:value="0.19245178" calcext:value-type="float">
            <text:p>0.19245178</text:p>
          </table:table-cell>
          <table:table-cell/>
          <table:table-cell office:value-type="float" office:value="0.188691" calcext:value-type="float">
            <text:p>0.188691</text:p>
          </table:table-cell>
          <table:table-cell/>
          <table:table-cell office:value-type="float" office:value="0.192452" calcext:value-type="float">
            <text:p>0.192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48916" calcext:value-type="float">
            <text:p>0.148916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148897" calcext:value-type="float">
            <text:p>0.148897</text:p>
          </table:table-cell>
          <table:table-cell/>
          <table:table-cell office:value-type="float" office:value="0.436902151910877" calcext:value-type="float">
            <text:p>0.4369021519</text:p>
          </table:table-cell>
          <table:table-cell/>
          <table:table-cell office:value-type="float" office:value="0.18823004" calcext:value-type="float">
            <text:p>0.18823004</text:p>
          </table:table-cell>
          <table:table-cell/>
          <table:table-cell office:value-type="float" office:value="0.19177684" calcext:value-type="float">
            <text:p>0.19177684</text:p>
          </table:table-cell>
          <table:table-cell/>
          <table:table-cell office:value-type="float" office:value="0.18823" calcext:value-type="float">
            <text:p>0.18823</text:p>
          </table:table-cell>
          <table:table-cell/>
          <table:table-cell office:value-type="float" office:value="0.191777" calcext:value-type="float">
            <text:p>0.191777</text:p>
          </table:table-cell>
          <table:table-cell table:number-columns-repeated="4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15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E4]" office:value-type="float" office:value="1.23056" calcext:value-type="float">
            <text:p>1.23056</text:p>
          </table:table-cell>
          <table:table-cell table:number-columns-repeated="13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1.09013" calcext:value-type="float">
            <text:p>1.0901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45104" calcext:value-type="float">
            <text:p>0.45104</text:p>
          </table:table-cell>
          <table:table-cell table:number-columns-repeated="13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2.32932629585266" calcext:value-type="float">
            <text:p>2.32932629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2.4568259239197" calcext:value-type="float">
            <text:p>12.4568259239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1491935253143" calcext:value-type="float">
            <text:p>2.01491935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7401434183121" calcext:value-type="float">
            <text:p>10.7401434183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21358537674" calcext:value-type="float">
            <text:p>1.7221358538</text:p>
          </table:table-cell>
          <table:table-cell table:number-columns-repeated="22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32]/[.B22]" office:value-type="float" office:value="0.366532310492784" calcext:value-type="float">
            <text:p>0.3665323105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413748818948199" calcext:value-type="float">
            <text:p>0.4137488189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" calcext:value-type="float">
            <text:p>1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19363538753805" calcext:value-type="float">
            <text:p>0.1936353875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362082606560239" calcext:value-type="float">
            <text:p>0.0362082607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23850150346384" calcext:value-type="float">
            <text:p>0.2238501503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19957148087027" calcext:value-type="float">
            <text:p>0.0419957148</text:p>
          </table:table-cell>
          <table:table-cell office:value-type="float" office:value="0.45104" calcext:value-type="float">
            <text:p>0.45104</text:p>
          </table:table-cell>
          <table:table-cell table:number-columns-repeated="3"/>
          <table:table-cell table:style-name="ce5"/>
          <table:table-cell table:number-columns-repeated="7"/>
          <table:table-cell table:style-name="ce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61907328050392" calcext:value-type="float">
            <text:p>0.2619073281</text:p>
          </table:table-cell>
          <table:table-cell office:value-type="float" office:value="0.45104" calcext:value-type="float">
            <text:p>0.45104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9"/>
        </table:table-row>
      </table:table>
      <table:table table:name="IM16" table:style-name="ta1">
        <table:shapes>
          <draw:frame draw:z-index="0" draw:style-name="gr1" draw:text-style-name="P1" svg:width="574.7pt" svg:height="442.69pt" svg:x="507.54pt" svg:y="212.26pt">
            <loext:p draw:notify-on-update-of-ranges="IM16.A22:IM16.A29 IM16.B21:IM16.B21 IM16.B22:IM16.B2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568.71pt" svg:height="450.11pt" svg:x="1100.89pt" svg:y="203.78pt">
            <loext:p draw:notify-on-update-of-ranges="IM16.A32:IM16.A39 IM16.B31:IM16.B31 IM16.B32:IM16.B3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3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7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1097" calcext:value-type="float">
            <text:p>0.691097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3013" calcext:value-type="float">
            <text:p>0.6933013</text:p>
          </table:table-cell>
          <table:table-cell/>
          <table:table-cell office:value-type="float" office:value="0.693147" calcext:value-type="float">
            <text:p>0.693147</text:p>
          </table:table-cell>
          <table:table-cell/>
          <table:table-cell office:value-type="float" office:value="0.693147" calcext:value-type="float">
            <text:p>0.693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formula="of:=[IM16.B2]*[IM16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office:value-type="float" office:value="0.168517" calcext:value-type="float">
            <text:p>0.168517</text:p>
          </table:table-cell>
          <table:table-cell office:value-type="float" office:value="2.17752" calcext:value-type="float">
            <text:p>2.17752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0.901748" calcext:value-type="float">
            <text:p>0.901748</text:p>
          </table:table-cell>
          <table:table-cell office:value-type="float" office:value="0.168516" calcext:value-type="float">
            <text:p>0.168516</text:p>
          </table:table-cell>
          <table:table-cell office:value-type="float" office:value="3.35503256320953" calcext:value-type="float">
            <text:p>3.3550325632</text:p>
          </table:table-cell>
          <table:table-cell office:value-type="float" office:value="0.601544480562447" calcext:value-type="float">
            <text:p>0.6015444806</text:p>
          </table:table-cell>
          <table:table-cell office:value-type="float" office:value="9.69696092605591" calcext:value-type="float">
            <text:p>9.6969609261</text:p>
          </table:table-cell>
          <table:table-cell office:value-type="float" office:value="0.19314522" calcext:value-type="float">
            <text:p>0.19314522</text:p>
          </table:table-cell>
          <table:table-cell office:value-type="float" office:value="2.07322504520416" calcext:value-type="float">
            <text:p>2.0732250452</text:p>
          </table:table-cell>
          <table:table-cell office:value-type="float" office:value="0.2035658" calcext:value-type="float">
            <text:p>0.2035658</text:p>
          </table:table-cell>
          <table:table-cell office:value-type="float" office:value="10.1374699115753" calcext:value-type="float">
            <text:p>10.1374699116</text:p>
          </table:table-cell>
          <table:table-cell office:value-type="float" office:value="0.193145" calcext:value-type="float">
            <text:p>0.193145</text:p>
          </table:table-cell>
          <table:table-cell office:value-type="float" office:value="1.71469933986664" calcext:value-type="float">
            <text:p>1.7146993399</text:p>
          </table:table-cell>
          <table:table-cell office:value-type="float" office:value="0.203566" calcext:value-type="float">
            <text:p>0.20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40015" calcext:value-type="float">
            <text:p>0.140015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140012" calcext:value-type="float">
            <text:p>0.140012</text:p>
          </table:table-cell>
          <table:table-cell/>
          <table:table-cell office:value-type="float" office:value="0.546807024539131" calcext:value-type="float">
            <text:p>0.5468070245</text:p>
          </table:table-cell>
          <table:table-cell/>
          <table:table-cell office:value-type="float" office:value="0.18434939" calcext:value-type="float">
            <text:p>0.18434939</text:p>
          </table:table-cell>
          <table:table-cell/>
          <table:table-cell office:value-type="float" office:value="0.19315735" calcext:value-type="float">
            <text:p>0.19315735</text:p>
          </table:table-cell>
          <table:table-cell/>
          <table:table-cell office:value-type="float" office:value="0.184349" calcext:value-type="float">
            <text:p>0.184349</text:p>
          </table:table-cell>
          <table:table-cell/>
          <table:table-cell office:value-type="float" office:value="0.193157" calcext:value-type="float">
            <text:p>0.193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2664" calcext:value-type="float">
            <text:p>0.12664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126636" calcext:value-type="float">
            <text:p>0.126636</text:p>
          </table:table-cell>
          <table:table-cell/>
          <table:table-cell office:value-type="float" office:value="0.535642311228419" calcext:value-type="float">
            <text:p>0.5356423112</text:p>
          </table:table-cell>
          <table:table-cell/>
          <table:table-cell office:value-type="float" office:value="0.17962977" calcext:value-type="float">
            <text:p>0.17962977</text:p>
          </table:table-cell>
          <table:table-cell/>
          <table:table-cell office:value-type="float" office:value="0.18789074" calcext:value-type="float">
            <text:p>0.18789074</text:p>
          </table:table-cell>
          <table:table-cell/>
          <table:table-cell office:value-type="float" office:value="0.17963" calcext:value-type="float">
            <text:p>0.17963</text:p>
          </table:table-cell>
          <table:table-cell/>
          <table:table-cell office:value-type="float" office:value="0.187891" calcext:value-type="float">
            <text:p>0.18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18932" calcext:value-type="float">
            <text:p>0.118932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118926" calcext:value-type="float">
            <text:p>0.118926</text:p>
          </table:table-cell>
          <table:table-cell/>
          <table:table-cell office:value-type="float" office:value="0.531798796174889" calcext:value-type="float">
            <text:p>0.5317987962</text:p>
          </table:table-cell>
          <table:table-cell/>
          <table:table-cell office:value-type="float" office:value="0.17647746" calcext:value-type="float">
            <text:p>0.17647746</text:p>
          </table:table-cell>
          <table:table-cell/>
          <table:table-cell office:value-type="float" office:value="0.18437286" calcext:value-type="float">
            <text:p>0.18437286</text:p>
          </table:table-cell>
          <table:table-cell/>
          <table:table-cell office:value-type="float" office:value="0.176478" calcext:value-type="float">
            <text:p>0.176478</text:p>
          </table:table-cell>
          <table:table-cell/>
          <table:table-cell office:value-type="float" office:value="0.184373" calcext:value-type="float">
            <text:p>0.184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1389" calcext:value-type="float">
            <text:p>0.11389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113882" calcext:value-type="float">
            <text:p>0.113882</text:p>
          </table:table-cell>
          <table:table-cell/>
          <table:table-cell office:value-type="float" office:value="0.530030886322066" calcext:value-type="float">
            <text:p>0.5300308863</text:p>
          </table:table-cell>
          <table:table-cell/>
          <table:table-cell office:value-type="float" office:value="0.17415598" calcext:value-type="float">
            <text:p>0.17415598</text:p>
          </table:table-cell>
          <table:table-cell/>
          <table:table-cell office:value-type="float" office:value="0.18174146" calcext:value-type="float">
            <text:p>0.18174146</text:p>
          </table:table-cell>
          <table:table-cell/>
          <table:table-cell office:value-type="float" office:value="0.174156" calcext:value-type="float">
            <text:p>0.174156</text:p>
          </table:table-cell>
          <table:table-cell/>
          <table:table-cell office:value-type="float" office:value="0.181741" calcext:value-type="float">
            <text:p>0.1817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10321" calcext:value-type="float">
            <text:p>0.110321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110312" calcext:value-type="float">
            <text:p>0.110312</text:p>
          </table:table-cell>
          <table:table-cell/>
          <table:table-cell office:value-type="float" office:value="0.528998882060322" calcext:value-type="float">
            <text:p>0.5289988821</text:p>
          </table:table-cell>
          <table:table-cell/>
          <table:table-cell office:value-type="float" office:value="0.17234585" calcext:value-type="float">
            <text:p>0.17234585</text:p>
          </table:table-cell>
          <table:table-cell/>
          <table:table-cell office:value-type="float" office:value="0.17965788" calcext:value-type="float">
            <text:p>0.17965788</text:p>
          </table:table-cell>
          <table:table-cell/>
          <table:table-cell office:value-type="float" office:value="0.172346" calcext:value-type="float">
            <text:p>0.172346</text:p>
          </table:table-cell>
          <table:table-cell/>
          <table:table-cell office:value-type="float" office:value="0.179658" calcext:value-type="float">
            <text:p>0.179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07658" calcext:value-type="float">
            <text:p>0.10765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107648" calcext:value-type="float">
            <text:p>0.107648</text:p>
          </table:table-cell>
          <table:table-cell/>
          <table:table-cell office:value-type="float" office:value="0.528279924937255" calcext:value-type="float">
            <text:p>0.5282799249</text:p>
          </table:table-cell>
          <table:table-cell/>
          <table:table-cell office:value-type="float" office:value="0.17089514" calcext:value-type="float">
            <text:p>0.17089514</text:p>
          </table:table-cell>
          <table:table-cell/>
          <table:table-cell office:value-type="float" office:value="0.17794672" calcext:value-type="float">
            <text:p>0.17794672</text:p>
          </table:table-cell>
          <table:table-cell/>
          <table:table-cell office:value-type="float" office:value="0.170895" calcext:value-type="float">
            <text:p>0.170895</text:p>
          </table:table-cell>
          <table:table-cell/>
          <table:table-cell office:value-type="float" office:value="0.177947" calcext:value-type="float">
            <text:p>0.17794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05596" calcext:value-type="float">
            <text:p>0.105596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105584" calcext:value-type="float">
            <text:p>0.105584</text:p>
          </table:table-cell>
          <table:table-cell/>
          <table:table-cell office:value-type="float" office:value="0.527723341784537" calcext:value-type="float">
            <text:p>0.5277233418</text:p>
          </table:table-cell>
          <table:table-cell/>
          <table:table-cell office:value-type="float" office:value="0.16970989" calcext:value-type="float">
            <text:p>0.16970989</text:p>
          </table:table-cell>
          <table:table-cell/>
          <table:table-cell office:value-type="float" office:value="0.17650923" calcext:value-type="float">
            <text:p>0.17650923</text:p>
          </table:table-cell>
          <table:table-cell/>
          <table:table-cell office:value-type="float" office:value="0.16971" calcext:value-type="float">
            <text:p>0.16971</text:p>
          </table:table-cell>
          <table:table-cell/>
          <table:table-cell office:value-type="float" office:value="0.176509" calcext:value-type="float">
            <text:p>0.17650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03952" calcext:value-type="float">
            <text:p>0.103952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103939" calcext:value-type="float">
            <text:p>0.103939</text:p>
          </table:table-cell>
          <table:table-cell/>
          <table:table-cell office:value-type="float" office:value="0.527268824954285" calcext:value-type="float">
            <text:p>0.527268825</text:p>
          </table:table-cell>
          <table:table-cell/>
          <table:table-cell office:value-type="float" office:value="0.16871157" calcext:value-type="float">
            <text:p>0.16871157</text:p>
          </table:table-cell>
          <table:table-cell/>
          <table:table-cell office:value-type="float" office:value="0.1752713" calcext:value-type="float">
            <text:p>0.1752713</text:p>
          </table:table-cell>
          <table:table-cell/>
          <table:table-cell office:value-type="float" office:value="0.168712" calcext:value-type="float">
            <text:p>0.168712</text:p>
          </table:table-cell>
          <table:table-cell/>
          <table:table-cell office:value-type="float" office:value="0.175271" calcext:value-type="float">
            <text:p>0.1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02612" calcext:value-type="float">
            <text:p>0.102612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102598" calcext:value-type="float">
            <text:p>0.102598</text:p>
          </table:table-cell>
          <table:table-cell/>
          <table:table-cell office:value-type="float" office:value="0.526888333957857" calcext:value-type="float">
            <text:p>0.526888334</text:p>
          </table:table-cell>
          <table:table-cell/>
          <table:table-cell office:value-type="float" office:value="0.1678625" calcext:value-type="float">
            <text:p>0.1678625</text:p>
          </table:table-cell>
          <table:table-cell/>
          <table:table-cell office:value-type="float" office:value="0.17418925" calcext:value-type="float">
            <text:p>0.17418925</text:p>
          </table:table-cell>
          <table:table-cell/>
          <table:table-cell office:value-type="float" office:value="0.167862" calcext:value-type="float">
            <text:p>0.167862</text:p>
          </table:table-cell>
          <table:table-cell/>
          <table:table-cell office:value-type="float" office:value="0.17418" calcext:value-type="float">
            <text:p>0.17418</text:p>
          </table:table-cell>
          <table:table-cell table:number-columns-repeated="3"/>
        </table:table-row>
        <table:table-row table:style-name="ro1" table:number-rows-repeated="7">
          <table:table-cell table:number-columns-repeated="23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1.8535" calcext:value-type="float">
            <text:p>1.8535</text:p>
          </table:table-cell>
          <table:table-cell table:formula="of:=[.D22]/[.B22]/1000" office:value-type="float" office:value="23.534265767467" calcext:value-type="float">
            <text:p>23.5342657675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2.17752" calcext:value-type="float">
            <text:p>2.17752</text:p>
          </table:table-cell>
          <table:table-cell table:formula="of:=[.D23]/[.B23]/1000" office:value-type="float" office:value="20.0323127227304" calcext:value-type="float">
            <text:p>20.0323127227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901748" calcext:value-type="float">
            <text:p>0.901748</text:p>
          </table:table-cell>
          <table:table-cell table:formula="of:=[.D24]/[.B24]/1000" office:value-type="float" office:value="48.3735606843597" calcext:value-type="float">
            <text:p>48.3735606844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3.35503256320953" calcext:value-type="float">
            <text:p>3.3550325632</text:p>
          </table:table-cell>
          <table:table-cell table:formula="of:=[.D25]/[.B25]/1000" office:value-type="float" office:value="13.0015911256226" calcext:value-type="float">
            <text:p>13.0015911256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9.69696092605591" calcext:value-type="float">
            <text:p>9.6969609261</text:p>
          </table:table-cell>
          <table:table-cell table:formula="of:=[.D26]/[.B26]/1000" office:value-type="float" office:value="4.49839510880055" calcext:value-type="float">
            <text:p>4.4983951088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2.07322504520416" calcext:value-type="float">
            <text:p>2.0732250452</text:p>
          </table:table-cell>
          <table:table-cell table:formula="of:=[.D27]/[.B27]/1000" office:value-type="float" office:value="21.0400514410651" calcext:value-type="float">
            <text:p>21.0400514411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1374699115753" calcext:value-type="float">
            <text:p>10.1374699116</text:p>
          </table:table-cell>
          <table:table-cell table:formula="of:=[.D28]/[.B28]/1000" office:value-type="float" office:value="4.30292390315185" calcext:value-type="float">
            <text:p>4.3029239032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1469933986664" calcext:value-type="float">
            <text:p>1.7146993399</text:p>
          </table:table-cell>
          <table:table-cell table:formula="of:=[.D29]/[.B29]/1000" office:value-type="float" office:value="25.4393062304395" calcext:value-type="float">
            <text:p>25.4393062304</text:p>
          </table:table-cell>
          <table:table-cell table:formula="of:=16*2726.2976" office:value-type="float" office:value="43620.7616" calcext:value-type="float">
            <text:p>43620.7616</text:p>
          </table:table-cell>
          <table:table-cell table:number-columns-repeated="19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1" calcext:value-type="float">
            <text:p>1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851197692788126" calcext:value-type="float">
            <text:p>0.8511976928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2.055452299312" calcext:value-type="float">
            <text:p>2.0554522993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55245365434751" calcext:value-type="float">
            <text:p>0.5524536543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191142360388358" calcext:value-type="float">
            <text:p>0.1911423604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894017754747641" calcext:value-type="float">
            <text:p>0.8940177547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182836547596912" calcext:value-type="float">
            <text:p>0.1828365476</text:p>
          </table:table-cell>
          <table:table-cell office:value-type="float" office:value="1.8535" calcext:value-type="float">
            <text:p>1.8535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1.08094752059807" calcext:value-type="float">
            <text:p>1.0809475206</text:p>
          </table:table-cell>
          <table:table-cell office:value-type="float" office:value="1.8535" calcext:value-type="float">
            <text:p>1.8535</text:p>
          </table:table-cell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8"/>
        </table:table-row>
      </table:table>
      <table:table table:name="IM32" table:style-name="ta1">
        <table:table-column table:style-name="co38" table:default-cell-style-name="Default"/>
        <table:table-column table:style-name="co6" table:number-columns-repeated="3" table:default-cell-style-name="Default"/>
        <table:table-column table:style-name="co3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32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32.B2]*[IM32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.358699464798" calcext:value-type="float">
            <text:p>10.3586994648</text:p>
          </table:table-cell>
          <table:table-cell office:value-type="float" office:value="0.1515431" calcext:value-type="float">
            <text:p>0.1515431</text:p>
          </table:table-cell>
          <table:table-cell office:value-type="float" office:value="1.72535378932953" calcext:value-type="float">
            <text:p>1.7253537893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0.358699464798" calcext:value-type="float">
            <text:p>10.3586994648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2535378932953" calcext:value-type="float">
            <text:p>1.725353789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</table:table>
      <table:table table:name="IM64" table:style-name="ta1">
        <table:table-column table:style-name="co38" table:default-cell-style-name="Default"/>
        <table:table-column table:style-name="co40" table:default-cell-style-name="Default"/>
        <table:table-column table:style-name="co6" table:number-columns-repeated="2" table:default-cell-style-name="Default"/>
        <table:table-column table:style-name="co39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64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Samples</text:p>
          </table:table-cell>
          <table:table-cell table:formula="of:=20800*16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.69314754" calcext:value-type="float">
            <text:p>0.69314754</text:p>
          </table:table-cell>
          <table:table-cell/>
          <table:table-cell office:value-type="float" office:value="0.69314754" calcext:value-type="float">
            <text:p>0.69314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ze</text:p>
          </table:table-cell>
          <table:table-cell table:formula="of:=[IM64.B2]*[IM64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.1515431" calcext:value-type="float">
            <text:p>0.1515431</text:p>
          </table:table-cell>
          <table:table-cell office:value-type="float" office:value="1.74533381462097" calcext:value-type="float">
            <text:p>1.7453338146</text:p>
          </table:table-cell>
          <table:table-cell office:value-type="float" office:value="0.19123659" calcext:value-type="float">
            <text:p>0.19123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0.14750266" calcext:value-type="float">
            <text:p>0.14750266</text:p>
          </table:table-cell>
          <table:table-cell/>
          <table:table-cell office:value-type="float" office:value="0.1804591" calcext:value-type="float">
            <text:p>0.1804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.14613909" calcext:value-type="float">
            <text:p>0.14613909</text:p>
          </table:table-cell>
          <table:table-cell/>
          <table:table-cell office:value-type="float" office:value="0.17394967" calcext:value-type="float">
            <text:p>0.17394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float" office:value="0.14543597" calcext:value-type="float">
            <text:p>0.14543597</text:p>
          </table:table-cell>
          <table:table-cell/>
          <table:table-cell office:value-type="float" office:value="0.16930117" calcext:value-type="float">
            <text:p>0.16930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0.14501983" calcext:value-type="float">
            <text:p>0.14501983</text:p>
          </table:table-cell>
          <table:table-cell/>
          <table:table-cell office:value-type="float" office:value="0.16576284" calcext:value-type="float">
            <text:p>0.16576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.14474124" calcext:value-type="float">
            <text:p>0.14474124</text:p>
          </table:table-cell>
          <table:table-cell/>
          <table:table-cell office:value-type="float" office:value="0.16294977" calcext:value-type="float">
            <text:p>0.16294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.14455633" calcext:value-type="float">
            <text:p>0.14455633</text:p>
          </table:table-cell>
          <table:table-cell/>
          <table:table-cell office:value-type="float" office:value="0.16067854" calcext:value-type="float">
            <text:p>0.1606785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0.14442936" calcext:value-type="float">
            <text:p>0.14442936</text:p>
          </table:table-cell>
          <table:table-cell/>
          <table:table-cell office:value-type="float" office:value="0.15879466" calcext:value-type="float">
            <text:p>0.1587946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0.14433163" calcext:value-type="float">
            <text:p>0.14433163</text:p>
          </table:table-cell>
          <table:table-cell/>
          <table:table-cell office:value-type="float" office:value="0.15721679" calcext:value-type="float">
            <text:p>0.157216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0.14426188" calcext:value-type="float">
            <text:p>0.14426188</text:p>
          </table:table-cell>
          <table:table-cell/>
          <table:table-cell office:value-type="float" office:value="0.15589371" calcext:value-type="float">
            <text:p>0.15589371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8"/>
          <table:table-cell table:style-name="ce5"/>
          <table:table-cell table:number-columns-repeated="7"/>
          <table:table-cell table:style-name="ce6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E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6"/>
          <table:table-cell table:style-name="ce5"/>
          <table:table-cell table:number-columns-repeated="7"/>
          <table:table-cell table:style-name="ce6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0" calcext:value-type="float">
            <text:p>0</text:p>
          </table:table-cell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0" calcext:value-type="float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1.74533381462097" calcext:value-type="float">
            <text:p>1.7453338146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7"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string" office:string-value="" calcext:value-type="error">
            <text:p>#DIV/0!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string" office:string-value="" calcext:value-type="error">
            <text:p>#DIV/0!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12"/>
        </table:table-row>
      </table:table>
      <table:table table:name="MUSIC" table:style-name="ta1">
        <table:shapes>
          <draw:frame draw:z-index="0" draw:style-name="gr1" draw:text-style-name="P1" svg:width="574.7pt" svg:height="442.69pt" svg:x="554.12pt" svg:y="370.15pt">
            <loext:p draw:notify-on-update-of-ranges="MUSIC.A39:MUSIC.A39 MUSIC.A40:MUSIC.A47 MUSIC.B39:MUSIC.B39 MUSIC.B40:MUSIC.B4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31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999200" calcext:value-type="float">
            <text:p>2.00E+06</text:p>
          </table:table-cell>
          <table:table-cell/>
          <table:table-cell table:style-name="ce1" office:value-type="float" office:value="1999200" calcext:value-type="float">
            <text:p>2.00E+06</text:p>
          </table:table-cell>
          <table:table-cell/>
          <table:table-cell table:style-name="ce1" office:value-type="float" office:value="1999200" calcext:value-type="float">
            <text:p>2.00E+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table:formula="of:=[MUSIC.B2]*[MUSIC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84162" calcext:value-type="float">
            <text:p>0.0384162</text:p>
          </table:table-cell>
          <table:table-cell office:value-type="float" office:value="139.197" calcext:value-type="float">
            <text:p>139.197</text:p>
          </table:table-cell>
          <table:table-cell office:value-type="float" office:value="0.0214319" calcext:value-type="float">
            <text:p>0.0214319</text:p>
          </table:table-cell>
          <table:table-cell office:value-type="float" office:value="139.195" calcext:value-type="float">
            <text:p>139.195</text:p>
          </table:table-cell>
          <table:table-cell office:value-type="float" office:value="0.0340484" calcext:value-type="float">
            <text:p>0.0340484</text:p>
          </table:table-cell>
          <table:table-cell office:value-type="float" office:value="139.195" calcext:value-type="float">
            <text:p>139.195</text:p>
          </table:table-cell>
          <table:table-cell office:value-type="float" office:value="0.2073347091" calcext:value-type="float">
            <text:p>0.2073347091</text:p>
          </table:table-cell>
          <table:table-cell/>
          <table:table-cell office:value-type="float" office:value="11.8085024" calcext:value-type="float">
            <text:p>11.8085024</text:p>
          </table:table-cell>
          <table:table-cell/>
          <table:table-cell office:value-type="float" office:value="1.0619145" calcext:value-type="float">
            <text:p>1.0619145</text:p>
          </table:table-cell>
          <table:table-cell/>
          <table:table-cell office:value-type="float" office:value="11.6642" calcext:value-type="float">
            <text:p>11.6642</text:p>
          </table:table-cell>
          <table:table-cell/>
          <table:table-cell office:value-type="float" office:value="0.7539486" calcext:value-type="float">
            <text:p>0.7539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2.841" calcext:value-type="float">
            <text:p>132.841</text:p>
          </table:table-cell>
          <table:table-cell/>
          <table:table-cell office:value-type="float" office:value="132.835" calcext:value-type="float">
            <text:p>132.835</text:p>
          </table:table-cell>
          <table:table-cell/>
          <table:table-cell office:value-type="float" office:value="132.835" calcext:value-type="float">
            <text:p>132.8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7.895" calcext:value-type="float">
            <text:p>127.895</text:p>
          </table:table-cell>
          <table:table-cell/>
          <table:table-cell office:value-type="float" office:value="127.89" calcext:value-type="float">
            <text:p>127.89</text:p>
          </table:table-cell>
          <table:table-cell/>
          <table:table-cell office:value-type="float" office:value="127.89" calcext:value-type="float">
            <text:p>127.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3.925" calcext:value-type="float">
            <text:p>123.925</text:p>
          </table:table-cell>
          <table:table-cell/>
          <table:table-cell office:value-type="float" office:value="123.926" calcext:value-type="float">
            <text:p>123.926</text:p>
          </table:table-cell>
          <table:table-cell/>
          <table:table-cell office:value-type="float" office:value="123.926" calcext:value-type="float">
            <text:p>123.9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0.661" calcext:value-type="float">
            <text:p>120.661</text:p>
          </table:table-cell>
          <table:table-cell/>
          <table:table-cell office:value-type="float" office:value="120.658" calcext:value-type="float">
            <text:p>120.658</text:p>
          </table:table-cell>
          <table:table-cell/>
          <table:table-cell office:value-type="float" office:value="120.658" calcext:value-type="float">
            <text:p>120.6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7.909" calcext:value-type="float">
            <text:p>117.909</text:p>
          </table:table-cell>
          <table:table-cell/>
          <table:table-cell office:value-type="float" office:value="117.905" calcext:value-type="float">
            <text:p>117.905</text:p>
          </table:table-cell>
          <table:table-cell/>
          <table:table-cell office:value-type="float" office:value="117.905" calcext:value-type="float">
            <text:p>117.9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5.545" calcext:value-type="float">
            <text:p>115.545</text:p>
          </table:table-cell>
          <table:table-cell/>
          <table:table-cell office:value-type="float" office:value="115.535" calcext:value-type="float">
            <text:p>115.535</text:p>
          </table:table-cell>
          <table:table-cell/>
          <table:table-cell office:value-type="float" office:value="115.535" calcext:value-type="float">
            <text:p>115.53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13.475" calcext:value-type="float">
            <text:p>113.475</text:p>
          </table:table-cell>
          <table:table-cell/>
          <table:table-cell office:value-type="float" office:value="113.461" calcext:value-type="float">
            <text:p>113.461</text:p>
          </table:table-cell>
          <table:table-cell/>
          <table:table-cell office:value-type="float" office:value="113.461" calcext:value-type="float">
            <text:p>113.46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11.645" calcext:value-type="float">
            <text:p>111.645</text:p>
          </table:table-cell>
          <table:table-cell/>
          <table:table-cell office:value-type="float" office:value="111.629" calcext:value-type="float">
            <text:p>111.629</text:p>
          </table:table-cell>
          <table:table-cell/>
          <table:table-cell office:value-type="float" office:value="111.629" calcext:value-type="float">
            <text:p>111.6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109.98" calcext:value-type="float">
            <text:p>109.98</text:p>
          </table:table-cell>
          <table:table-cell/>
          <table:table-cell office:value-type="float" office:value="109.98" calcext:value-type="float">
            <text:p>109.9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08.512" calcext:value-type="float">
            <text:p>108.512</text:p>
          </table:table-cell>
          <table:table-cell/>
          <table:table-cell office:value-type="float" office:value="108.488" calcext:value-type="float">
            <text:p>108.488</text:p>
          </table:table-cell>
          <table:table-cell/>
          <table:table-cell office:value-type="float" office:value="108.488" calcext:value-type="float">
            <text:p>108.48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07.153" calcext:value-type="float">
            <text:p>107.153</text:p>
          </table:table-cell>
          <table:table-cell/>
          <table:table-cell office:value-type="float" office:value="107.126" calcext:value-type="float">
            <text:p>107.126</text:p>
          </table:table-cell>
          <table:table-cell/>
          <table:table-cell office:value-type="float" office:value="107.126" calcext:value-type="float">
            <text:p>107.12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5.906" calcext:value-type="float">
            <text:p>105.906</text:p>
          </table:table-cell>
          <table:table-cell/>
          <table:table-cell office:value-type="float" office:value="105.873" calcext:value-type="float">
            <text:p>105.873</text:p>
          </table:table-cell>
          <table:table-cell/>
          <table:table-cell office:value-type="float" office:value="105.873" calcext:value-type="float">
            <text:p>105.8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04.753" calcext:value-type="float">
            <text:p>104.753</text:p>
          </table:table-cell>
          <table:table-cell/>
          <table:table-cell office:value-type="float" office:value="104.717" calcext:value-type="float">
            <text:p>104.717</text:p>
          </table:table-cell>
          <table:table-cell/>
          <table:table-cell office:value-type="float" office:value="104.717" calcext:value-type="float">
            <text:p>104.71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03.683" calcext:value-type="float">
            <text:p>103.683</text:p>
          </table:table-cell>
          <table:table-cell/>
          <table:table-cell table:style-name="ce3" office:value-type="float" office:value="103.646" calcext:value-type="float">
            <text:p>103.646</text:p>
          </table:table-cell>
          <table:table-cell/>
          <table:table-cell office:value-type="float" office:value="103.646" calcext:value-type="float">
            <text:p>103.64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02.688" calcext:value-type="float">
            <text:p>102.688</text:p>
          </table:table-cell>
          <table:table-cell/>
          <table:table-cell table:style-name="ce3" office:value-type="float" office:value="102.648" calcext:value-type="float">
            <text:p>102.648</text:p>
          </table:table-cell>
          <table:table-cell/>
          <table:table-cell office:value-type="float" office:value="102.648" calcext:value-type="float">
            <text:p>102.64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01.755" calcext:value-type="float">
            <text:p>101.755</text:p>
          </table:table-cell>
          <table:table-cell/>
          <table:table-cell table:style-name="ce3" office:value-type="float" office:value="101.714" calcext:value-type="float">
            <text:p>101.714</text:p>
          </table:table-cell>
          <table:table-cell/>
          <table:table-cell office:value-type="float" office:value="101.714" calcext:value-type="float">
            <text:p>101.7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00.878" calcext:value-type="float">
            <text:p>100.878</text:p>
          </table:table-cell>
          <table:table-cell/>
          <table:table-cell table:style-name="ce3" office:value-type="float" office:value="100.836" calcext:value-type="float">
            <text:p>100.836</text:p>
          </table:table-cell>
          <table:table-cell/>
          <table:table-cell office:value-type="float" office:value="100.836" calcext:value-type="float">
            <text:p>100.83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100.056" calcext:value-type="float">
            <text:p>100.056</text:p>
          </table:table-cell>
          <table:table-cell/>
          <table:table-cell table:style-name="ce3" office:value-type="float" office:value="100.013" calcext:value-type="float">
            <text:p>100.013</text:p>
          </table:table-cell>
          <table:table-cell/>
          <table:table-cell office:value-type="float" office:value="100.013" calcext:value-type="float">
            <text:p>100.01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99.2779" calcext:value-type="float">
            <text:p>99.2779</text:p>
          </table:table-cell>
          <table:table-cell/>
          <table:table-cell table:style-name="ce3" office:value-type="float" office:value="99.2344" calcext:value-type="float">
            <text:p>99.2344</text:p>
          </table:table-cell>
          <table:table-cell/>
          <table:table-cell office:value-type="float" office:value="99.2345" calcext:value-type="float">
            <text:p>99.2345</text:p>
          </table:table-cell>
          <table:table-cell table:number-columns-repeated="13"/>
        </table:table-row>
        <table:table-row table:style-name="ro1" table:number-rows-repeated="5">
          <table:table-cell table:number-columns-repeated="7"/>
          <table:table-cell table:style-name="ce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3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CPU, 1 threads, HARP2</text:p>
          </table:table-cell>
          <table:table-cell table:formula="of:=[.E4]" office:value-type="float" office:value="0.0384162" calcext:value-type="float">
            <text:p>0.0384162</text:p>
          </table:table-cell>
          <table:table-cell table:formula="of:=[.D30]/[.B30]/1000" office:value-type="float" office:value="4.19822887219454" calcext:value-type="float">
            <text:p>4.1982288722</text:p>
          </table:table-cell>
          <table:table-cell office:value-type="float" office:value="161.28" calcext:value-type="float">
            <text:p>161.28</text:p>
          </table:table-cell>
          <table:table-cell table:number-columns-repeated="3"/>
          <table:table-cell table:style-name="ce2"/>
          <table:table-cell table:number-columns-repeated="15"/>
        </table:table-row>
        <table:table-row table:style-name="ro1">
          <table:table-cell office:value-type="string" calcext:value-type="string">
            <text:p>FPGA, 1 threads, HARP2</text:p>
          </table:table-cell>
          <table:table-cell table:formula="of:=[.G4]" office:value-type="float" office:value="0.0214319" calcext:value-type="float">
            <text:p>0.0214319</text:p>
          </table:table-cell>
          <table:table-cell table:formula="of:=[.D31]/[.B31]/1000" office:value-type="float" office:value="7.52523108077212" calcext:value-type="float">
            <text:p>7.5252310808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PGA, 1 threads, VU9P</text:p>
          </table:table-cell>
          <table:table-cell table:formula="of:=[.I4]" office:value-type="float" office:value="0.0340484" calcext:value-type="float">
            <text:p>0.0340484</text:p>
          </table:table-cell>
          <table:table-cell table:formula="of:=[.D32]/[.B32]/1000" office:value-type="float" office:value="4.73678645692602" calcext:value-type="float">
            <text:p>4.7367864569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.2073347091" calcext:value-type="float">
            <text:p>0.2073347091</text:p>
          </table:table-cell>
          <table:table-cell table:formula="of:=[.D33]/[.B33]/1000" office:value-type="float" office:value="0.77787265190708" calcext:value-type="float">
            <text:p>0.7778726519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1.8085024" calcext:value-type="float">
            <text:p>11.8085024</text:p>
          </table:table-cell>
          <table:table-cell table:formula="of:=[.D34]/[.B34]/1000" office:value-type="float" office:value="0.0136579554745232" calcext:value-type="float">
            <text:p>0.0136579555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1.0619145" calcext:value-type="float">
            <text:p>1.0619145</text:p>
          </table:table-cell>
          <table:table-cell table:formula="of:=[.D35]/[.B35]/1000" office:value-type="float" office:value="0.151876634135799" calcext:value-type="float">
            <text:p>0.1518766341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1.6642" calcext:value-type="float">
            <text:p>11.6642</text:p>
          </table:table-cell>
          <table:table-cell table:formula="of:=[.D36]/[.B36]/1000" office:value-type="float" office:value="0.0138269234066631" calcext:value-type="float">
            <text:p>0.0138269234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7539486" calcext:value-type="float">
            <text:p>0.7539486</text:p>
          </table:table-cell>
          <table:table-cell table:formula="of:=[.D37]/[.B37]/1000" office:value-type="float" office:value="0.213913786695804" calcext:value-type="float">
            <text:p>0.2139137867</text:p>
          </table:table-cell>
          <table:table-cell office:value-type="float" office:value="161.28" calcext:value-type="float">
            <text:p>161.28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PU, 1 threads, HARP2</text:p>
          </table:table-cell>
          <table:table-cell table:formula="of:=[.C40]/[.B30]" office:value-type="float" office:value="1" calcext:value-type="float">
            <text:p>1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s, HARP2</text:p>
          </table:table-cell>
          <table:table-cell table:formula="of:=[.C41]/[.B31]" office:value-type="float" office:value="1.79247756848436" calcext:value-type="float">
            <text:p>1.7924775685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PGA, 1 threads, VU9P</text:p>
          </table:table-cell>
          <table:table-cell table:formula="of:=[.C42]/[.B32]" office:value-type="float" office:value="1.1282820925506" calcext:value-type="float">
            <text:p>1.1282820926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3]/[.B33]" office:value-type="float" office:value="0.185285908793358" calcext:value-type="float">
            <text:p>0.1852859088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44]/[.B34]" office:value-type="float" office:value="0.00325326605344976" calcext:value-type="float">
            <text:p>0.0032532661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45]/[.B35]" office:value-type="float" office:value="0.0361763588311488" calcext:value-type="float">
            <text:p>0.0361763588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46]/[.B36]" office:value-type="float" office:value="0.00329351348570841" calcext:value-type="float">
            <text:p>0.0032935135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47]/[.B37]" office:value-type="float" office:value="0.0509533408510872" calcext:value-type="float">
            <text:p>0.0509533409</text:p>
          </table:table-cell>
          <table:table-cell office:value-type="float" office:value="0.0384162" calcext:value-type="float">
            <text:p>0.0384162</text:p>
          </table:table-cell>
          <table:table-cell table:number-columns-repeated="20"/>
        </table:table-row>
      </table:table>
      <table:table table:name="MNIST" table:style-name="ta1">
        <table:shapes>
          <draw:frame draw:z-index="0" draw:style-name="gr1" draw:text-style-name="P1" svg:width="574.7pt" svg:height="442.69pt" svg:x="585.72pt" svg:y="249.62pt">
            <loext:p draw:notify-on-update-of-ranges="MNIST.A31:MNIST.A31 MNIST.A32:MNIST.A39 MNIST.B31:MNIST.B31 MNIST.B32:MNIST.B39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31" table:default-cell-style-name="Default"/>
        <table:table-column table:style-name="co41" table:default-cell-style-name="Default"/>
        <table:table-column table:style-name="co6" table:number-columns-repeated="2" table:default-cell-style-name="Default"/>
        <table:table-column table:style-name="co4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column table:style-name="co38" table:default-cell-style-name="Default"/>
        <table:table-column table:style-name="co6" table:default-cell-style-name="Default"/>
        <table:table-column table:style-name="co45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NIST</text:p>
          </table:table-cell>
          <table:table-cell table:number-columns-repeated="2"/>
          <table:table-cell office:value-type="string" calcext:value-type="string">
            <text:p>CPU, 10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4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60000" office:value-type="float" office:value="60000" calcext:value-type="float">
            <text:p>6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576" calcext:value-type="float">
            <text:p>0.6931576</text:p>
          </table:table-cell>
          <table:table-cell/>
          <table:table-cell office:value-type="float" office:value="0.69314736" calcext:value-type="float">
            <text:p>0.69314736</text:p>
          </table:table-cell>
          <table:table-cell/>
          <table:table-cell office:value-type="float" office:value="0.69314736" calcext:value-type="float">
            <text:p>0.693147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MNIST.B2]*[MNIST.B3]*4/1000000" office:value-type="float" office:value="188.16" calcext:value-type="float">
            <text:p>188.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71077" calcext:value-type="float">
            <text:p>0.0771077</text:p>
          </table:table-cell>
          <table:table-cell office:value-type="float" office:value="0.209632" calcext:value-type="float">
            <text:p>0.209632</text:p>
          </table:table-cell>
          <table:table-cell office:value-type="float" office:value="0.0959971" calcext:value-type="float">
            <text:p>0.0959971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0.0585393" calcext:value-type="float">
            <text:p>0.0585393</text:p>
          </table:table-cell>
          <table:table-cell office:value-type="float" office:value="0.209631" calcext:value-type="float">
            <text:p>0.209631</text:p>
          </table:table-cell>
          <table:table-cell office:value-type="float" office:value="0.320642852783" calcext:value-type="float">
            <text:p>0.3206428528</text:p>
          </table:table-cell>
          <table:table-cell office:value-type="float" office:value="1.36230960429194" calcext:value-type="float">
            <text:p>1.3623096043</text:p>
          </table:table-cell>
          <table:table-cell office:value-type="float" office:value="2.82852962" calcext:value-type="float">
            <text:p>2.82852962</text:p>
          </table:table-cell>
          <table:table-cell office:value-type="float" office:value="0.12486233" calcext:value-type="float">
            <text:p>0.12486233</text:p>
          </table:table-cell>
          <table:table-cell office:value-type="float" office:value="0.260267115" calcext:value-type="float">
            <text:p>0.260267115</text:p>
          </table:table-cell>
          <table:table-cell office:value-type="float" office:value="0.16088423" calcext:value-type="float">
            <text:p>0.16088423</text:p>
          </table:table-cell>
          <table:table-cell office:value-type="float" office:value="1.702673364" calcext:value-type="float">
            <text:p>1.702673364</text:p>
          </table:table-cell>
          <table:table-cell office:value-type="float" office:value="0.12486245" calcext:value-type="float">
            <text:p>0.12486245</text:p>
          </table:table-cell>
          <table:table-cell office:value-type="float" office:value="0.188487887" calcext:value-type="float">
            <text:p>0.188487887</text:p>
          </table:table-cell>
          <table:table-cell office:value-type="float" office:value="0.16088425" calcext:value-type="float">
            <text:p>0.1608842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169554" calcext:value-type="float">
            <text:p>0.169554</text:p>
          </table:table-cell>
          <table:table-cell/>
          <table:table-cell office:value-type="float" office:value="0.169553" calcext:value-type="float">
            <text:p>0.169553</text:p>
          </table:table-cell>
          <table:table-cell/>
          <table:table-cell office:value-type="float" office:value="0.169553" calcext:value-type="float">
            <text:p>0.169553</text:p>
          </table:table-cell>
          <table:table-cell/>
          <table:table-cell office:value-type="float" office:value="0.736671733578676" calcext:value-type="float">
            <text:p>0.7366717336</text:p>
          </table:table-cell>
          <table:table-cell/>
          <table:table-cell office:value-type="float" office:value="0.1212028" calcext:value-type="float">
            <text:p>0.1212028</text:p>
          </table:table-cell>
          <table:table-cell/>
          <table:table-cell office:value-type="float" office:value="0.1439209" calcext:value-type="float">
            <text:p>0.1439209</text:p>
          </table:table-cell>
          <table:table-cell/>
          <table:table-cell office:value-type="float" office:value="0.12120284" calcext:value-type="float">
            <text:p>0.12120284</text:p>
          </table:table-cell>
          <table:table-cell/>
          <table:table-cell office:value-type="float" office:value="0.1439209" calcext:value-type="float">
            <text:p>0.1439209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150383" calcext:value-type="float">
            <text:p>0.150383</text:p>
          </table:table-cell>
          <table:table-cell/>
          <table:table-cell office:value-type="float" office:value="0.150382" calcext:value-type="float">
            <text:p>0.150382</text:p>
          </table:table-cell>
          <table:table-cell/>
          <table:table-cell office:value-type="float" office:value="0.150382" calcext:value-type="float">
            <text:p>0.150382</text:p>
          </table:table-cell>
          <table:table-cell/>
          <table:table-cell office:value-type="float" office:value="0.564439155613282" calcext:value-type="float">
            <text:p>0.5644391556</text:p>
          </table:table-cell>
          <table:table-cell/>
          <table:table-cell office:value-type="float" office:value="0.11972345" calcext:value-type="float">
            <text:p>0.11972345</text:p>
          </table:table-cell>
          <table:table-cell/>
          <table:table-cell office:value-type="float" office:value="0.13714504" calcext:value-type="float">
            <text:p>0.13714504</text:p>
          </table:table-cell>
          <table:table-cell/>
          <table:table-cell office:value-type="float" office:value="0.11972365" calcext:value-type="float">
            <text:p>0.11972365</text:p>
          </table:table-cell>
          <table:table-cell/>
          <table:table-cell office:value-type="float" office:value="0.13714507" calcext:value-type="float">
            <text:p>0.13714507</text:p>
          </table:table-cell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13879" calcext:value-type="float">
            <text:p>0.13879</text:p>
          </table:table-cell>
          <table:table-cell/>
          <table:table-cell office:value-type="float" office:value="0.138789" calcext:value-type="float">
            <text:p>0.138789</text:p>
          </table:table-cell>
          <table:table-cell/>
          <table:table-cell office:value-type="float" office:value="0.138789" calcext:value-type="float">
            <text:p>0.138789</text:p>
          </table:table-cell>
          <table:table-cell/>
          <table:table-cell office:value-type="float" office:value="0.492105168035241" calcext:value-type="float">
            <text:p>0.492105168</text:p>
          </table:table-cell>
          <table:table-cell/>
          <table:table-cell office:value-type="float" office:value="0.11896925" calcext:value-type="float">
            <text:p>0.11896925</text:p>
          </table:table-cell>
          <table:table-cell/>
          <table:table-cell office:value-type="float" office:value="0.13338082" calcext:value-type="float">
            <text:p>0.13338082</text:p>
          </table:table-cell>
          <table:table-cell/>
          <table:table-cell office:value-type="float" office:value="0.11896928" calcext:value-type="float">
            <text:p>0.11896928</text:p>
          </table:table-cell>
          <table:table-cell/>
          <table:table-cell office:value-type="float" office:value="0.13338086" calcext:value-type="float">
            <text:p>0.13338086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130863" calcext:value-type="float">
            <text:p>0.130863</text:p>
          </table:table-cell>
          <table:table-cell/>
          <table:table-cell office:value-type="float" office:value="0.130862" calcext:value-type="float">
            <text:p>0.130862</text:p>
          </table:table-cell>
          <table:table-cell/>
          <table:table-cell office:value-type="float" office:value="0.130862" calcext:value-type="float">
            <text:p>0.130862</text:p>
          </table:table-cell>
          <table:table-cell/>
          <table:table-cell office:value-type="float" office:value="0.453049379468056" calcext:value-type="float">
            <text:p>0.4530493795</text:p>
          </table:table-cell>
          <table:table-cell/>
          <table:table-cell office:value-type="float" office:value="0.11854823" calcext:value-type="float">
            <text:p>0.11854823</text:p>
          </table:table-cell>
          <table:table-cell/>
          <table:table-cell office:value-type="float" office:value="0.13092396" calcext:value-type="float">
            <text:p>0.13092396</text:p>
          </table:table-cell>
          <table:table-cell/>
          <table:table-cell office:value-type="float" office:value="0.11854838" calcext:value-type="float">
            <text:p>0.11854838</text:p>
          </table:table-cell>
          <table:table-cell/>
          <table:table-cell office:value-type="float" office:value="0.130924" calcext:value-type="float">
            <text:p>0.13092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25024" calcext:value-type="float">
            <text:p>0.125024</text:p>
          </table:table-cell>
          <table:table-cell/>
          <table:table-cell office:value-type="float" office:value="0.125023" calcext:value-type="float">
            <text:p>0.125023</text:p>
          </table:table-cell>
          <table:table-cell/>
          <table:table-cell office:value-type="float" office:value="0.125023" calcext:value-type="float">
            <text:p>0.125023</text:p>
          </table:table-cell>
          <table:table-cell/>
          <table:table-cell office:value-type="float" office:value="0.428406993444971" calcext:value-type="float">
            <text:p>0.4284069934</text:p>
          </table:table-cell>
          <table:table-cell/>
          <table:table-cell office:value-type="float" office:value="0.118296064" calcext:value-type="float">
            <text:p>0.118296064</text:p>
          </table:table-cell>
          <table:table-cell/>
          <table:table-cell office:value-type="float" office:value="0.12915127" calcext:value-type="float">
            <text:p>0.12915127</text:p>
          </table:table-cell>
          <table:table-cell/>
          <table:table-cell office:value-type="float" office:value="0.11829624" calcext:value-type="float">
            <text:p>0.11829624</text:p>
          </table:table-cell>
          <table:table-cell/>
          <table:table-cell office:value-type="float" office:value="0.12915131" calcext:value-type="float">
            <text:p>0.12915131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20504" calcext:value-type="float">
            <text:p>0.120504</text:p>
          </table:table-cell>
          <table:table-cell/>
          <table:table-cell office:value-type="float" office:value="0.120504" calcext:value-type="float">
            <text:p>0.120504</text:p>
          </table:table-cell>
          <table:table-cell/>
          <table:table-cell office:value-type="float" office:value="0.120504" calcext:value-type="float">
            <text:p>0.120504</text:p>
          </table:table-cell>
          <table:table-cell/>
          <table:table-cell office:value-type="float" office:value="0.41140239753183" calcext:value-type="float">
            <text:p>0.4114023975</text:p>
          </table:table-cell>
          <table:table-cell/>
          <table:table-cell office:value-type="float" office:value="0.11813149" calcext:value-type="float">
            <text:p>0.11813149</text:p>
          </table:table-cell>
          <table:table-cell/>
          <table:table-cell office:value-type="float" office:value="0.12779422" calcext:value-type="float">
            <text:p>0.12779422</text:p>
          </table:table-cell>
          <table:table-cell/>
          <table:table-cell office:value-type="float" office:value="0.11813137" calcext:value-type="float">
            <text:p>0.11813137</text:p>
          </table:table-cell>
          <table:table-cell/>
          <table:table-cell office:value-type="float" office:value="0.1277943" calcext:value-type="float">
            <text:p>0.127794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116879" calcext:value-type="float">
            <text:p>0.116879</text:p>
          </table:table-cell>
          <table:table-cell/>
          <table:table-cell office:value-type="float" office:value="0.116878" calcext:value-type="float">
            <text:p>0.116878</text:p>
          </table:table-cell>
          <table:table-cell/>
          <table:table-cell office:value-type="float" office:value="0.116878" calcext:value-type="float">
            <text:p>0.116878</text:p>
          </table:table-cell>
          <table:table-cell/>
          <table:table-cell office:value-type="float" office:value="0.398951232617548" calcext:value-type="float">
            <text:p>0.3989512326</text:p>
          </table:table-cell>
          <table:table-cell/>
          <table:table-cell office:value-type="float" office:value="0.11802147" calcext:value-type="float">
            <text:p>0.11802147</text:p>
          </table:table-cell>
          <table:table-cell/>
          <table:table-cell office:value-type="float" office:value="0.12670471" calcext:value-type="float">
            <text:p>0.12670471</text:p>
          </table:table-cell>
          <table:table-cell/>
          <table:table-cell office:value-type="float" office:value="0.11802189" calcext:value-type="float">
            <text:p>0.11802189</text:p>
          </table:table-cell>
          <table:table-cell/>
          <table:table-cell office:value-type="float" office:value="0.12670475" calcext:value-type="float">
            <text:p>0.1267047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113892" calcext:value-type="float">
            <text:p>0.113892</text:p>
          </table:table-cell>
          <table:table-cell/>
          <table:table-cell office:value-type="float" office:value="0.113892" calcext:value-type="float">
            <text:p>0.113892</text:p>
          </table:table-cell>
          <table:table-cell/>
          <table:table-cell office:value-type="float" office:value="0.113892" calcext:value-type="float">
            <text:p>0.113892</text:p>
          </table:table-cell>
          <table:table-cell/>
          <table:table-cell office:value-type="float" office:value="0.389443706641875" calcext:value-type="float">
            <text:p>0.3894437066</text:p>
          </table:table-cell>
          <table:table-cell/>
          <table:table-cell office:value-type="float" office:value="0.117943965" calcext:value-type="float">
            <text:p>0.117943965</text:p>
          </table:table-cell>
          <table:table-cell/>
          <table:table-cell office:value-type="float" office:value="0.12579525" calcext:value-type="float">
            <text:p>0.12579525</text:p>
          </table:table-cell>
          <table:table-cell/>
          <table:table-cell office:value-type="float" office:value="0.11794424" calcext:value-type="float">
            <text:p>0.11794424</text:p>
          </table:table-cell>
          <table:table-cell/>
          <table:table-cell office:value-type="float" office:value="0.12579526" calcext:value-type="float">
            <text:p>0.125795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11138" calcext:value-type="float">
            <text:p>0.11138</text:p>
          </table:table-cell>
          <table:table-cell/>
          <table:table-cell office:value-type="float" office:value="0.11138" calcext:value-type="float">
            <text:p>0.11138</text:p>
          </table:table-cell>
          <table:table-cell/>
          <table:table-cell office:value-type="float" office:value="0.11138" calcext:value-type="float">
            <text:p>0.11138</text:p>
          </table:table-cell>
          <table:table-cell/>
          <table:table-cell office:value-type="float" office:value="0.381966992973394" calcext:value-type="float">
            <text:p>0.381966993</text:p>
          </table:table-cell>
          <table:table-cell/>
          <table:table-cell office:value-type="float" office:value="0.117886424" calcext:value-type="float">
            <text:p>0.117886424</text:p>
          </table:table-cell>
          <table:table-cell/>
          <table:table-cell office:value-type="float" office:value="0.12502429" calcext:value-type="float">
            <text:p>0.12502429</text:p>
          </table:table-cell>
          <table:table-cell/>
          <table:table-cell office:value-type="float" office:value="0.11788666" calcext:value-type="float">
            <text:p>0.11788666</text:p>
          </table:table-cell>
          <table:table-cell/>
          <table:table-cell office:value-type="float" office:value="0.12502433" calcext:value-type="float">
            <text:p>0.12502433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PU, 10 threads, HARP2</text:p>
          </table:table-cell>
          <table:table-cell table:formula="of:=[.E4]" office:value-type="float" office:value="0.0771077" calcext:value-type="float">
            <text:p>0.0771077</text:p>
          </table:table-cell>
          <table:table-cell table:formula="of:=[.D22]/[.B22]/1000" office:value-type="float" office:value="24.4022322024908" calcext:value-type="float">
            <text:p>24.4022322025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G4]" office:value-type="float" office:value="0.0959971" calcext:value-type="float">
            <text:p>0.0959971</text:p>
          </table:table-cell>
          <table:table-cell table:formula="of:=[.D23]/[.B23]/1000" office:value-type="float" office:value="19.6005921012197" calcext:value-type="float">
            <text:p>19.6005921012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I4]" office:value-type="float" office:value="0.0585393" calcext:value-type="float">
            <text:p>0.0585393</text:p>
          </table:table-cell>
          <table:table-cell table:formula="of:=[.D24]/[.B24]/1000" office:value-type="float" office:value="32.142509391127" calcext:value-type="float">
            <text:p>32.1425093911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0.320642852783" calcext:value-type="float">
            <text:p>0.3206428528</text:p>
          </table:table-cell>
          <table:table-cell table:formula="of:=[.D25]/[.B25]/1000" office:value-type="float" office:value="5.86821126268298" calcext:value-type="float">
            <text:p>5.8682112627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2.82852962" calcext:value-type="float">
            <text:p>2.82852962</text:p>
          </table:table-cell>
          <table:table-cell table:formula="of:=[.D26]/[.B26]/1000" office:value-type="float" office:value="0.66522195373015" calcext:value-type="float">
            <text:p>0.6652219537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0.260267115" calcext:value-type="float">
            <text:p>0.260267115</text:p>
          </table:table-cell>
          <table:table-cell table:formula="of:=[.D27]/[.B27]/1000" office:value-type="float" office:value="7.22949574324824" calcext:value-type="float">
            <text:p>7.2294957432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.702673364" calcext:value-type="float">
            <text:p>1.702673364</text:p>
          </table:table-cell>
          <table:table-cell table:formula="of:=[.D28]/[.B28]/1000" office:value-type="float" office:value="1.10508570803014" calcext:value-type="float">
            <text:p>1.105085708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0.188487887" calcext:value-type="float">
            <text:p>0.188487887</text:p>
          </table:table-cell>
          <table:table-cell table:formula="of:=[.D29]/[.B29]/1000" office:value-type="float" office:value="9.9826043463472" calcext:value-type="float">
            <text:p>9.9826043463</text:p>
          </table:table-cell>
          <table:table-cell table:formula="of:=188.16*10" office:value-type="float" office:value="1881.6" calcext:value-type="float">
            <text:p>1881.6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U, 16 threads, HARP2</text:p>
          </table:table-cell>
          <table:table-cell table:formula="of:=[.C32]/[.B22]" office:value-type="float" office:value="1" calcext:value-type="float">
            <text:p>1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33]/[.B23]" office:value-type="float" office:value="0.803229472556983" calcext:value-type="float">
            <text:p>0.8032294726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34]/[.B24]" office:value-type="float" office:value="1.31719545672736" calcext:value-type="float">
            <text:p>1.3171954567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240478461723841" calcext:value-type="float">
            <text:p>0.2404784617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72607009149864" calcext:value-type="float">
            <text:p>0.0272607009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296263705846972" calcext:value-type="float">
            <text:p>0.2962637058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452862549155376" calcext:value-type="float">
            <text:p>0.0452862549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409085704271278" calcext:value-type="float">
            <text:p>0.4090857043</text:p>
          </table:table-cell>
          <table:table-cell office:value-type="float" office:value="0.0771077" calcext:value-type="float">
            <text:p>0.0771077</text:p>
          </table:table-cell>
          <table:table-cell table:number-columns-repeated="17"/>
        </table:table-row>
      </table:table>
      <table:table table:name="SYN_Logreg" table:style-name="ta1">
        <table:shapes>
          <draw:frame draw:z-index="0" draw:style-name="gr1" draw:text-style-name="P1" svg:width="574.7pt" svg:height="442.69pt" svg:x="522.6pt" svg:y="272.04pt">
            <loext:p draw:notify-on-update-of-ranges="SYN_Logreg.A31:SYN_Logreg.A31 SYN_Logreg.A32:SYN_Logreg.A39 SYN_Logreg.B31:SYN_Logreg.B31 SYN_Logreg.B32:SYN_Logreg.B39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31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4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6" table:default-cell-style-name="Default"/>
        <table:table-column table:style-name="co46" table:default-cell-style-name="Default"/>
        <table:table-column table:style-name="co6" table:default-cell-style-name="Default"/>
        <table:table-column table:style-name="co44" table:default-cell-style-name="Default"/>
        <table:table-column table:style-name="co6" table:default-cell-style-name="Default"/>
        <table:table-column table:style-name="co3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ogreg</text:p>
          </table:table-cell>
          <table:table-cell table:number-columns-repeated="2"/>
          <table:table-cell office:value-type="string" calcext:value-type="string">
            <text:p>CPU, 1 threads, HARP2</text:p>
          </table:table-cell>
          <table:table-cell/>
          <table:table-cell office:value-type="string" calcext:value-type="string">
            <text:p>FPGA, 1 threads, HARP2</text:p>
          </table:table-cell>
          <table:table-cell/>
          <table:table-cell office:value-type="string" calcext:value-type="string">
            <text:p>FPGA, 1 threads, VU9P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 (mb=32, lr=0.1), HARP2</text:p>
          </table:table-cell>
          <table:table-cell/>
          <table:table-cell office:value-type="string" calcext:value-type="string">
            <text:p>Tensorflow (mb=512, lr=0.8), HARP2</text:p>
          </table:table-cell>
          <table:table-cell/>
          <table:table-cell office:value-type="string" calcext:value-type="string">
            <text:p>Tensorflow (mb=32, lr=0.1), M6000</text:p>
          </table:table-cell>
          <table:table-cell/>
          <table:table-cell office:value-type="string" calcext:value-type="string">
            <text:p>Tensorflow (mb=512, lr=0.8), M6000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89783" calcext:value-type="float">
            <text:p>0.689783</text:p>
          </table:table-cell>
          <table:table-cell/>
          <table:table-cell office:value-type="float" office:value="0.689783" calcext:value-type="float">
            <text:p>0.689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table:formula="of:=[SYN_Logreg.B2]*[SYN_Logreg.B3]*4/1000000" office:value-type="float" office:value="2147.483648" calcext:value-type="float">
            <text:p>2147.483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83031" calcext:value-type="float">
            <text:p>0.483031</text:p>
          </table:table-cell>
          <table:table-cell office:value-type="float" office:value="0.650588" calcext:value-type="float">
            <text:p>0.650588</text:p>
          </table:table-cell>
          <table:table-cell office:value-type="float" office:value="0.149103" calcext:value-type="float">
            <text:p>0.149103</text:p>
          </table:table-cell>
          <table:table-cell office:value-type="float" office:value="0.650589" calcext:value-type="float">
            <text:p>0.650589</text:p>
          </table:table-cell>
          <table:table-cell table:formula="of:=4*0.0522907" office:value-type="float" office:value="0.2091628" calcext:value-type="float">
            <text:p>0.2091628</text:p>
          </table:table-cell>
          <table:table-cell/>
          <table:table-cell office:value-type="float" office:value="1.60960667133331" calcext:value-type="float">
            <text:p>1.6096066713</text:p>
          </table:table-cell>
          <table:table-cell/>
          <table:table-cell office:value-type="float" office:value="19.4998499155045" calcext:value-type="float">
            <text:p>19.4998499155</text:p>
          </table:table-cell>
          <table:table-cell/>
          <table:table-cell office:value-type="float" office:value="3.13027369976044" calcext:value-type="float">
            <text:p>3.1302736998</text:p>
          </table:table-cell>
          <table:table-cell/>
          <table:table-cell office:value-type="float" office:value="14.8887634" calcext:value-type="float">
            <text:p>14.8887634</text:p>
          </table:table-cell>
          <table:table-cell/>
          <table:table-cell office:value-type="float" office:value="2.05510759" calcext:value-type="float">
            <text:p>2.05510759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650592" calcext:value-type="float">
            <text:p>0.650592</text:p>
          </table:table-cell>
          <table:table-cell/>
          <table:table-cell office:value-type="float" office:value="0.650592" calcext:value-type="float">
            <text:p>0.6505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50605" calcext:value-type="float">
            <text:p>0.650605</text:p>
          </table:table-cell>
          <table:table-cell/>
          <table:table-cell office:value-type="float" office:value="0.650604" calcext:value-type="float">
            <text:p>0.650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650622" calcext:value-type="float">
            <text:p>0.650622</text:p>
          </table:table-cell>
          <table:table-cell/>
          <table:table-cell office:value-type="float" office:value="0.650622" calcext:value-type="float">
            <text:p>0.650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650641" calcext:value-type="float">
            <text:p>0.650641</text:p>
          </table:table-cell>
          <table:table-cell/>
          <table:table-cell office:value-type="float" office:value="0.650642" calcext:value-type="float">
            <text:p>0.6506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650663" calcext:value-type="float">
            <text:p>0.650663</text:p>
          </table:table-cell>
          <table:table-cell/>
          <table:table-cell office:value-type="float" office:value="0.650663" calcext:value-type="float">
            <text:p>0.6506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650686" calcext:value-type="float">
            <text:p>0.650686</text:p>
          </table:table-cell>
          <table:table-cell/>
          <table:table-cell office:value-type="float" office:value="0.650686" calcext:value-type="float">
            <text:p>0.65068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650708" calcext:value-type="float">
            <text:p>0.650708</text:p>
          </table:table-cell>
          <table:table-cell/>
          <table:table-cell office:value-type="float" office:value="0.650708" calcext:value-type="float">
            <text:p>0.650708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650733" calcext:value-type="float">
            <text:p>0.650733</text:p>
          </table:table-cell>
          <table:table-cell/>
          <table:table-cell office:value-type="float" office:value="0.650733" calcext:value-type="float">
            <text:p>0.65073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650757" calcext:value-type="float">
            <text:p>0.650757</text:p>
          </table:table-cell>
          <table:table-cell/>
          <table:table-cell office:value-type="float" office:value="0.650757" calcext:value-type="float">
            <text:p>0.65075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Copying 2 GB to FPGA DRAM causes problems.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nstead work with 131072 samples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and perform 40 epochs.</text:p>
          </table:table-cell>
          <table:table-cell table:number-columns-repeated="11"/>
        </table:table-row>
        <table:table-row table:style-name="ro1">
          <table:table-cell table:number-columns-repeated="18"/>
          <table:table-cell table:style-name="ce5"/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8"/>
          <table:table-cell table:style-name="ce5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ize</text:p>
          </table:table-cell>
          <table:table-cell table:number-columns-repeated="14"/>
          <table:table-cell table:style-name="ce5"/>
          <table:table-cell/>
        </table:table-row>
        <table:table-row table:style-name="ro1">
          <table:table-cell office:value-type="string" calcext:value-type="string">
            <text:p>CPU, 1 threads, HARP2</text:p>
          </table:table-cell>
          <table:table-cell table:formula="of:=[.E4]" office:value-type="float" office:value="0.483031" calcext:value-type="float">
            <text:p>0.483031</text:p>
          </table:table-cell>
          <table:table-cell table:formula="of:=[.D22]/[.B22]/1000" office:value-type="float" office:value="4.44585057273757" calcext:value-type="float">
            <text:p>4.4458505727</text:p>
          </table:table-cell>
          <table:table-cell office:value-type="float" office:value="2147.483648" calcext:value-type="float">
            <text:p>2147.4836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PGA, 1 threads, HARP2</text:p>
          </table:table-cell>
          <table:table-cell table:formula="of:=[.G4]" office:value-type="float" office:value="0.149103" calcext:value-type="float">
            <text:p>0.149103</text:p>
          </table:table-cell>
          <table:table-cell table:formula="of:=[.D23]/[.B23]/1000" office:value-type="float" office:value="14.4026857139025" calcext:value-type="float">
            <text:p>14.4026857139</text:p>
          </table:table-cell>
          <table:table-cell office:value-type="float" office:value="2147.483648" calcext:value-type="float">
            <text:p>2147.483648</text:p>
          </table:table-cell>
          <table:table-cell table:number-columns-repeated="14"/>
          <table:table-cell table:style-name="ce5"/>
          <table:table-cell/>
        </table:table-row>
        <table:table-row table:style-name="ro1">
          <table:table-cell office:value-type="string" calcext:value-type="string">
            <text:p>FPGA, 1 threads, VU9P</text:p>
          </table:table-cell>
          <table:table-cell table:formula="of:=[.I4]" office:value-type="float" office:value="0.2091628" calcext:value-type="float">
            <text:p>0.2091628</text:p>
          </table:table-cell>
          <table:table-cell table:formula="of:=[.D24]/[.B24]/1000" office:value-type="float" office:value="10.2670438911699" calcext:value-type="float">
            <text:p>10.2670438912</text:p>
          </table:table-cell>
          <table:table-cell office:value-type="float" office:value="2147.483648" calcext:value-type="float">
            <text:p>2147.483648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K4]" office:value-type="float" office:value="1.60960667133331" calcext:value-type="float">
            <text:p>1.6096066713</text:p>
          </table:table-cell>
          <table:table-cell table:formula="of:=[.D25]/[.B25]/1000" office:value-type="float" office:value="1.33416671678003" calcext:value-type="float">
            <text:p>1.3341667168</text:p>
          </table:table-cell>
          <table:table-cell office:value-type="float" office:value="2147.483648" calcext:value-type="float">
            <text:p>2147.4836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M4]" office:value-type="float" office:value="19.4998499155045" calcext:value-type="float">
            <text:p>19.4998499155</text:p>
          </table:table-cell>
          <table:table-cell table:formula="of:=[.D26]/[.B26]/1000" office:value-type="float" office:value="0.110128214181408" calcext:value-type="float">
            <text:p>0.1101282142</text:p>
          </table:table-cell>
          <table:table-cell office:value-type="float" office:value="2147.483648" calcext:value-type="float">
            <text:p>2147.483648</text:p>
          </table:table-cell>
          <table:table-cell table:number-columns-repeated="4"/>
          <table:table-cell table:style-name="ce5"/>
          <table:table-cell table:number-columns-repeated="7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O4]" office:value-type="float" office:value="3.13027369976044" calcext:value-type="float">
            <text:p>3.1302736998</text:p>
          </table:table-cell>
          <table:table-cell table:formula="of:=[.D27]/[.B27]/1000" office:value-type="float" office:value="0.686037022310332" calcext:value-type="float">
            <text:p>0.6860370223</text:p>
          </table:table-cell>
          <table:table-cell office:value-type="float" office:value="2147.483648" calcext:value-type="float">
            <text:p>2147.4836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Q4]" office:value-type="float" office:value="14.8887634" calcext:value-type="float">
            <text:p>14.8887634</text:p>
          </table:table-cell>
          <table:table-cell table:formula="of:=[.D28]/[.B28]/1000" office:value-type="float" office:value="0.144235192024074" calcext:value-type="float">
            <text:p>0.144235192</text:p>
          </table:table-cell>
          <table:table-cell office:value-type="float" office:value="2147.483648" calcext:value-type="float">
            <text:p>2147.483648</text:p>
          </table:table-cell>
          <table:table-cell table:number-columns-repeated="2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S4]" office:value-type="float" office:value="2.05510759" calcext:value-type="float">
            <text:p>2.05510759</text:p>
          </table:table-cell>
          <table:table-cell table:formula="of:=[.D29]/[.B29]/1000" office:value-type="float" office:value="1.04494949969992" calcext:value-type="float">
            <text:p>1.0449494997</text:p>
          </table:table-cell>
          <table:table-cell office:value-type="float" office:value="2147.483648" calcext:value-type="float">
            <text:p>2147.483648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PU, 1 threads, HARP2</text:p>
          </table:table-cell>
          <table:table-cell table:formula="of:=[.C32]/[.B22]" office:value-type="float" office:value="1" calcext:value-type="float">
            <text:p>1</text:p>
          </table:table-cell>
          <table:table-cell office:value-type="float" office:value="0.483031" calcext:value-type="float">
            <text:p>0.48303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FPGA, 1 threads, HARP2</text:p>
          </table:table-cell>
          <table:table-cell table:formula="of:=[.C33]/[.B23]" office:value-type="float" office:value="3.23957935118676" calcext:value-type="float">
            <text:p>3.2395793512</text:p>
          </table:table-cell>
          <table:table-cell office:value-type="float" office:value="0.483031" calcext:value-type="float">
            <text:p>0.4830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PGA, 1 threads, VU9P</text:p>
          </table:table-cell>
          <table:table-cell table:formula="of:=[.C34]/[.B24]" office:value-type="float" office:value="2.30935424463624" calcext:value-type="float">
            <text:p>2.3093542446</text:p>
          </table:table-cell>
          <table:table-cell office:value-type="float" office:value="0.483031" calcext:value-type="float">
            <text:p>0.48303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35]/[.B25]" office:value-type="float" office:value="0.300092568329059" calcext:value-type="float">
            <text:p>0.3000925683</text:p>
          </table:table-cell>
          <table:table-cell office:value-type="float" office:value="0.483031" calcext:value-type="float">
            <text:p>0.4830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32, lr=0.1), HARP2</text:p>
          </table:table-cell>
          <table:table-cell table:formula="of:=[.C36]/[.B26]" office:value-type="float" office:value="0.0247710111663956" calcext:value-type="float">
            <text:p>0.0247710112</text:p>
          </table:table-cell>
          <table:table-cell office:value-type="float" office:value="0.483031" calcext:value-type="float">
            <text:p>0.48303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Tensorflow (mb=512, lr=0.8), HARP2</text:p>
          </table:table-cell>
          <table:table-cell table:formula="of:=[.C37]/[.B27]" office:value-type="float" office:value="0.154309509752124" calcext:value-type="float">
            <text:p>0.1543095098</text:p>
          </table:table-cell>
          <table:table-cell office:value-type="float" office:value="0.483031" calcext:value-type="float">
            <text:p>0.4830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nsorflow (mb=32, lr=0.1), M6000</text:p>
          </table:table-cell>
          <table:table-cell table:formula="of:=[.C38]/[.B28]" office:value-type="float" office:value="0.0324426540353244" calcext:value-type="float">
            <text:p>0.032442654</text:p>
          </table:table-cell>
          <table:table-cell office:value-type="float" office:value="0.483031" calcext:value-type="float">
            <text:p>0.483031</text:p>
          </table:table-cell>
          <table:table-cell table:number-columns-repeated="3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ensorflow (mb=512, lr=0.8), M6000</text:p>
          </table:table-cell>
          <table:table-cell table:formula="of:=[.C39]/[.B29]" office:value-type="float" office:value="0.235039275972894" calcext:value-type="float">
            <text:p>0.235039276</text:p>
          </table:table-cell>
          <table:table-cell office:value-type="float" office:value="0.483031" calcext:value-type="float">
            <text:p>0.483031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 table:number-columns-repeated="5"/>
          <table:table-cell table:style-name="ce6"/>
          <table:table-cell/>
          <table:table-cell table:style-name="ce6"/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table:style-name="ce5"/>
          <table:table-cell table:number-columns-repeated="7"/>
          <table:table-cell table:style-name="ce6"/>
          <table:table-cell table:number-columns-repeated="5"/>
        </table:table-row>
      </table:table>
      <table:table table:name="SYN_Lasso1" table:style-name="ta1">
        <table:shapes>
          <draw:frame draw:z-index="0" draw:style-name="gr1" draw:text-style-name="P1" svg:width="540.2pt" svg:height="304.02pt" svg:x="588.44pt" svg:y="277.34pt">
            <loext:p draw:notify-on-update-of-ranges="SYN_Lasso1.A36:SYN_Lasso1.A36 SYN_Lasso1.A37:SYN_Lasso1.A47 SYN_Lasso1.B36:SYN_Lasso1.B36 SYN_Lasso1.B37:SYN_Lasso1.B47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7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4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1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 table:number-columns-repeated="3"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  <table:table-cell/>
          <table:table-cell office:value-type="float" office:value="0.165413" calcext:value-type="float">
            <text:p>0.16541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1.B2]*[SYN_Lasso1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18175" calcext:value-type="float">
            <text:p>0.0918175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785522" calcext:value-type="float">
            <text:p>0.0785522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486986" calcext:value-type="float">
            <text:p>0.048698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259796" calcext:value-type="float">
            <text:p>0.0259796</text:p>
          </table:table-cell>
          <table:table-cell office:value-type="float" office:value="0.00143694" calcext:value-type="float">
            <text:p>0.00143694</text:p>
          </table:table-cell>
          <table:table-cell office:value-type="float" office:value="0.0166248" calcext:value-type="float">
            <text:p>0.0166248</text:p>
          </table:table-cell>
          <table:table-cell office:value-type="float" office:value="0.00143694" calcext:value-type="float">
            <text:p>0.00143694</text:p>
          </table:table-cell>
          <table:table-cell table:number-columns-repeated="2"/>
          <table:table-cell office:value-type="float" office:value="0.0530267" calcext:value-type="float">
            <text:p>0.0530267</text:p>
          </table:table-cell>
          <table:table-cell office:value-type="float" office:value="0.00143414" calcext:value-type="float">
            <text:p>0.00143414</text:p>
          </table:table-cell>
          <table:table-cell office:value-type="float" office:value="0.0384755" calcext:value-type="float">
            <text:p>0.0384755</text:p>
          </table:table-cell>
          <table:table-cell office:value-type="float" office:value="0.00143471" calcext:value-type="float">
            <text:p>0.00143471</text:p>
          </table:table-cell>
          <table:table-cell office:value-type="float" office:value="0.0599725" calcext:value-type="float">
            <text:p>0.0599725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318804" calcext:value-type="float">
            <text:p>0.0318804</text:p>
          </table:table-cell>
          <table:table-cell office:value-type="float" office:value="0.0014355" calcext:value-type="float">
            <text:p>0.0014355</text:p>
          </table:table-cell>
          <table:table-cell office:value-type="float" office:value="0.0172638" calcext:value-type="float">
            <text:p>0.0172638</text:p>
          </table:table-cell>
          <table:table-cell office:value-type="float" office:value="0.0014355" calcext:value-type="float">
            <text:p>0.0014355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/>
          <table:table-cell office:value-type="float" office:value="0.00143139" calcext:value-type="float">
            <text:p>0.00143139</text:p>
          </table:table-cell>
          <table:table-cell table:number-columns-repeated="3"/>
          <table:table-cell office:value-type="float" office:value="0.0014319" calcext:value-type="float">
            <text:p>0.0014319</text:p>
          </table:table-cell>
          <table:table-cell/>
          <table:table-cell office:value-type="float" office:value="0.00143134" calcext:value-type="float">
            <text:p>0.00143134</text:p>
          </table:table-cell>
          <table:table-cell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  <table:table-cell/>
          <table:table-cell office:value-type="float" office:value="0.00143075" calcext:value-type="float">
            <text:p>0.0014307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/>
          <table:table-cell office:value-type="float" office:value="0.00142955" calcext:value-type="float">
            <text:p>0.00142955</text:p>
          </table:table-cell>
          <table:table-cell table:number-columns-repeated="3"/>
          <table:table-cell office:value-type="float" office:value="0.00143151" calcext:value-type="float">
            <text:p>0.00143151</text:p>
          </table:table-cell>
          <table:table-cell/>
          <table:table-cell office:value-type="float" office:value="0.00143038" calcext:value-type="float">
            <text:p>0.00143038</text:p>
          </table:table-cell>
          <table:table-cell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  <table:table-cell/>
          <table:table-cell office:value-type="float" office:value="0.00142921" calcext:value-type="float">
            <text:p>0.00142921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/>
          <table:table-cell office:value-type="float" office:value="0.00142846" calcext:value-type="float">
            <text:p>0.00142846</text:p>
          </table:table-cell>
          <table:table-cell table:number-columns-repeated="3"/>
          <table:table-cell office:value-type="float" office:value="0.00143157" calcext:value-type="float">
            <text:p>0.00143157</text:p>
          </table:table-cell>
          <table:table-cell/>
          <table:table-cell office:value-type="float" office:value="0.00142988" calcext:value-type="float">
            <text:p>0.00142988</text:p>
          </table:table-cell>
          <table:table-cell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  <table:table-cell/>
          <table:table-cell office:value-type="float" office:value="0.00142815" calcext:value-type="float">
            <text:p>0.00142815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/>
          <table:table-cell office:value-type="float" office:value="0.00142743" calcext:value-type="float">
            <text:p>0.00142743</text:p>
          </table:table-cell>
          <table:table-cell table:number-columns-repeated="3"/>
          <table:table-cell office:value-type="float" office:value="0.00143167" calcext:value-type="float">
            <text:p>0.00143167</text:p>
          </table:table-cell>
          <table:table-cell/>
          <table:table-cell office:value-type="float" office:value="0.00142943" calcext:value-type="float">
            <text:p>0.00142943</text:p>
          </table:table-cell>
          <table:table-cell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  <table:table-cell/>
          <table:table-cell office:value-type="float" office:value="0.00142712" calcext:value-type="float">
            <text:p>0.0014271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/>
          <table:table-cell office:value-type="float" office:value="0.0014264" calcext:value-type="float">
            <text:p>0.0014264</text:p>
          </table:table-cell>
          <table:table-cell table:number-columns-repeated="3"/>
          <table:table-cell office:value-type="float" office:value="0.00143179" calcext:value-type="float">
            <text:p>0.00143179</text:p>
          </table:table-cell>
          <table:table-cell/>
          <table:table-cell office:value-type="float" office:value="0.00142898" calcext:value-type="float">
            <text:p>0.00142898</text:p>
          </table:table-cell>
          <table:table-cell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  <table:table-cell/>
          <table:table-cell office:value-type="float" office:value="0.00142609" calcext:value-type="float">
            <text:p>0.0014260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/>
          <table:table-cell office:value-type="float" office:value="0.00142538" calcext:value-type="float">
            <text:p>0.00142538</text:p>
          </table:table-cell>
          <table:table-cell table:number-columns-repeated="3"/>
          <table:table-cell office:value-type="float" office:value="0.00143191" calcext:value-type="float">
            <text:p>0.00143191</text:p>
          </table:table-cell>
          <table:table-cell/>
          <table:table-cell office:value-type="float" office:value="0.00142852" calcext:value-type="float">
            <text:p>0.00142852</text:p>
          </table:table-cell>
          <table:table-cell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  <table:table-cell/>
          <table:table-cell office:value-type="float" office:value="0.00142507" calcext:value-type="float">
            <text:p>0.0014250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/>
          <table:table-cell office:value-type="float" office:value="0.00142435" calcext:value-type="float">
            <text:p>0.00142435</text:p>
          </table:table-cell>
          <table:table-cell table:number-columns-repeated="3"/>
          <table:table-cell office:value-type="float" office:value="0.00143204" calcext:value-type="float">
            <text:p>0.00143204</text:p>
          </table:table-cell>
          <table:table-cell/>
          <table:table-cell office:value-type="float" office:value="0.00142807" calcext:value-type="float">
            <text:p>0.00142807</text:p>
          </table:table-cell>
          <table:table-cell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  <table:table-cell/>
          <table:table-cell office:value-type="float" office:value="0.00142404" calcext:value-type="float">
            <text:p>0.0014240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/>
          <table:table-cell office:value-type="float" office:value="0.00142333" calcext:value-type="float">
            <text:p>0.00142333</text:p>
          </table:table-cell>
          <table:table-cell table:number-columns-repeated="3"/>
          <table:table-cell office:value-type="float" office:value="0.00143216" calcext:value-type="float">
            <text:p>0.00143216</text:p>
          </table:table-cell>
          <table:table-cell/>
          <table:table-cell office:value-type="float" office:value="0.00142763" calcext:value-type="float">
            <text:p>0.00142763</text:p>
          </table:table-cell>
          <table:table-cell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  <table:table-cell/>
          <table:table-cell office:value-type="float" office:value="0.00142302" calcext:value-type="float">
            <text:p>0.0014230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/>
          <table:table-cell office:value-type="float" office:value="0.00142231" calcext:value-type="float">
            <text:p>0.00142231</text:p>
          </table:table-cell>
          <table:table-cell table:number-columns-repeated="3"/>
          <table:table-cell office:value-type="float" office:value="0.00143229" calcext:value-type="float">
            <text:p>0.00143229</text:p>
          </table:table-cell>
          <table:table-cell/>
          <table:table-cell office:value-type="float" office:value="0.00142719" calcext:value-type="float">
            <text:p>0.00142719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  <table:table-cell/>
          <table:table-cell office:value-type="float" office:value="0.001422" calcext:value-type="float">
            <text:p>0.001422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918175" calcext:value-type="float">
            <text:p>0.0918175</text:p>
          </table:table-cell>
          <table:table-cell table:formula="of:=[.D24]/[.B24]/1000" office:value-type="float" office:value="5.84715236202249" calcext:value-type="float">
            <text:p>5.84715236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5522" calcext:value-type="float">
            <text:p>0.0785522</text:p>
          </table:table-cell>
          <table:table-cell table:formula="of:=[.D25]/[.B25]/1000" office:value-type="float" office:value="6.83457512329381" calcext:value-type="float">
            <text:p>6.83457512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86986" calcext:value-type="float">
            <text:p>0.0486986</text:p>
          </table:table-cell>
          <table:table-cell table:formula="of:=[.D26]/[.B26]/1000" office:value-type="float" office:value="11.0243602896182" calcext:value-type="float">
            <text:p>11.0243602896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9796" calcext:value-type="float">
            <text:p>0.0259796</text:p>
          </table:table-cell>
          <table:table-cell table:formula="of:=[.D27]/[.B27]/1000" office:value-type="float" office:value="20.6650953825309" calcext:value-type="float">
            <text:p>20.665095382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66248" calcext:value-type="float">
            <text:p>0.0166248</text:p>
          </table:table-cell>
          <table:table-cell table:formula="of:=[.D28]/[.B28]/1000" office:value-type="float" office:value="32.2933756797074" calcext:value-type="float">
            <text:p>32.293375679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530267" calcext:value-type="float">
            <text:p>0.0530267</text:p>
          </table:table-cell>
          <table:table-cell table:formula="of:=[.D30]/[.B30]/1000" office:value-type="float" office:value="10.1245393735609" calcext:value-type="float">
            <text:p>10.1245393736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S4]" office:value-type="float" office:value="0.0384755" calcext:value-type="float">
            <text:p>0.0384755</text:p>
          </table:table-cell>
          <table:table-cell table:formula="of:=[.D31]/[.B31]/1000" office:value-type="float" office:value="13.9535785629816" calcext:value-type="float">
            <text:p>13.95357856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599725" calcext:value-type="float">
            <text:p>0.0599725</text:p>
          </table:table-cell>
          <table:table-cell table:formula="of:=[.D32]/[.B32]/1000" office:value-type="float" office:value="8.95195151110926" calcext:value-type="float">
            <text:p>8.95195151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318804" calcext:value-type="float">
            <text:p>0.0318804</text:p>
          </table:table-cell>
          <table:table-cell table:formula="of:=[.D33]/[.B33]/1000" office:value-type="float" office:value="16.8401560833616" calcext:value-type="float">
            <text:p>16.84015608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72638" calcext:value-type="float">
            <text:p>0.0172638</text:p>
          </table:table-cell>
          <table:table-cell table:formula="of:=[.D34]/[.B34]/1000" office:value-type="float" office:value="31.0980729619203" calcext:value-type="float">
            <text:p>31.0980729619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16887241859553" calcext:value-type="float">
            <text:p>1.1688724186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1.88542381095144" calcext:value-type="float">
            <text:p>1.885423811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3.53421530739503" calcext:value-type="float">
            <text:p>3.5342153074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5.52292358404312" calcext:value-type="float">
            <text:p>5.522923584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1.7315333596094" calcext:value-type="float">
            <text:p>1.7315333596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2.38638874088706" calcext:value-type="float">
            <text:p>2.3863887409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1.53099337196215" calcext:value-type="float">
            <text:p>1.530993372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2.88006110337386" calcext:value-type="float">
            <text:p>2.8800611034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5.3184988241291" calcext:value-type="float">
            <text:p>5.3184988241</text:p>
          </table:table-cell>
          <table:table-cell office:value-type="float" office:value="0.0918175" calcext:value-type="float">
            <text:p>0.0918175</text:p>
          </table:table-cell>
          <table:table-cell table:number-columns-repeated="23"/>
        </table:table-row>
      </table:table>
      <table:table table:name="SYN_Lasso2" table:style-name="ta1">
        <table:shapes>
          <draw:frame draw:z-index="0" draw:style-name="gr1" draw:text-style-name="P1" svg:width="540.2pt" svg:height="304.02pt" svg:x="560.66pt" svg:y="282.73pt">
            <loext:p draw:notify-on-update-of-ranges="SYN_Lasso2.A36:SYN_Lasso2.A36 SYN_Lasso2.A37:SYN_Lasso2.A47 SYN_Lasso2.B36:SYN_Lasso2.B36 SYN_Lasso2.B37:SYN_Lasso2.B4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8" table:default-cell-style-name="Default"/>
        <table:table-column table:style-name="co4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50" table:default-cell-style-name="Default"/>
        <table:table-column table:style-name="co6" table:default-cell-style-name="Default"/>
        <table:table-column table:style-name="co4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5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YN_Lasso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FPGA, 1 thread, VU9P</text:p>
          </table:table-cell>
          <table:table-cell/>
          <table:table-cell office:value-type="string" calcext:value-type="string">
            <text:p>FPGA, 2 thread, VU9P</text:p>
          </table:table-cell>
          <table:table-cell/>
          <table:table-cell office:value-type="string" calcext:value-type="string">
            <text:p>FPGA, 4 thread, VU9P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 table:number-columns-repeated="3"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  <table:table-cell/>
          <table:table-cell office:value-type="float" office:value="0.167036" calcext:value-type="float">
            <text:p>0.167036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table:formula="of:=[SYN_Lasso2.B2]*[SYN_Lasso2.B3]*4/1000000" office:value-type="float" office:value="536.870912" calcext:value-type="float">
            <text:p>536.870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70866" calcext:value-type="float">
            <text:p>0.0870866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781584" calcext:value-type="float">
            <text:p>0.0781584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492255" calcext:value-type="float">
            <text:p>0.0492255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25521" calcext:value-type="float">
            <text:p>0.025521</text:p>
          </table:table-cell>
          <table:table-cell office:value-type="float" office:value="0.00143989" calcext:value-type="float">
            <text:p>0.00143989</text:p>
          </table:table-cell>
          <table:table-cell office:value-type="float" office:value="0.0195069" calcext:value-type="float">
            <text:p>0.0195069</text:p>
          </table:table-cell>
          <table:table-cell office:value-type="float" office:value="0.00143989" calcext:value-type="float">
            <text:p>0.00143989</text:p>
          </table:table-cell>
          <table:table-cell table:number-columns-repeated="2"/>
          <table:table-cell office:value-type="float" office:value="0.0427667" calcext:value-type="float">
            <text:p>0.0427667</text:p>
          </table:table-cell>
          <table:table-cell office:value-type="float" office:value="0.00145132" calcext:value-type="float">
            <text:p>0.00145132</text:p>
          </table:table-cell>
          <table:table-cell office:value-type="float" office:value="0.0326318" calcext:value-type="float">
            <text:p>0.0326318</text:p>
          </table:table-cell>
          <table:table-cell office:value-type="float" office:value="0.00145162" calcext:value-type="float">
            <text:p>0.00145162</text:p>
          </table:table-cell>
          <table:table-cell office:value-type="float" office:value="0.0485882" calcext:value-type="float">
            <text:p>0.0485882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260578" calcext:value-type="float">
            <text:p>0.0260578</text:p>
          </table:table-cell>
          <table:table-cell office:value-type="float" office:value="0.00145213" calcext:value-type="float">
            <text:p>0.00145213</text:p>
          </table:table-cell>
          <table:table-cell office:value-type="float" office:value="0.0142535" calcext:value-type="float">
            <text:p>0.0142535</text:p>
          </table:table-cell>
          <table:table-cell office:value-type="float" office:value="0.00145213" calcext:value-type="float">
            <text:p>0.00145213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/>
          <table:table-cell office:value-type="float" office:value="0.00143203" calcext:value-type="float">
            <text:p>0.00143203</text:p>
          </table:table-cell>
          <table:table-cell table:number-columns-repeated="3"/>
          <table:table-cell office:value-type="float" office:value="0.00145933" calcext:value-type="float">
            <text:p>0.00145933</text:p>
          </table:table-cell>
          <table:table-cell/>
          <table:table-cell office:value-type="float" office:value="0.00145866" calcext:value-type="float">
            <text:p>0.00145866</text:p>
          </table:table-cell>
          <table:table-cell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  <table:table-cell/>
          <table:table-cell office:value-type="float" office:value="0.00145755" calcext:value-type="float">
            <text:p>0.00145755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/>
          <table:table-cell office:value-type="float" office:value="0.0014299" calcext:value-type="float">
            <text:p>0.0014299</text:p>
          </table:table-cell>
          <table:table-cell table:number-columns-repeated="3"/>
          <table:table-cell office:value-type="float" office:value="0.00146349" calcext:value-type="float">
            <text:p>0.00146349</text:p>
          </table:table-cell>
          <table:table-cell/>
          <table:table-cell office:value-type="float" office:value="0.00146275" calcext:value-type="float">
            <text:p>0.00146275</text:p>
          </table:table-cell>
          <table:table-cell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  <table:table-cell/>
          <table:table-cell office:value-type="float" office:value="0.00146182" calcext:value-type="float">
            <text:p>0.00146182</text:p>
          </table:table-cell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/>
          <table:table-cell office:value-type="float" office:value="0.00142884" calcext:value-type="float">
            <text:p>0.00142884</text:p>
          </table:table-cell>
          <table:table-cell table:number-columns-repeated="3"/>
          <table:table-cell office:value-type="float" office:value="0.00146394" calcext:value-type="float">
            <text:p>0.00146394</text:p>
          </table:table-cell>
          <table:table-cell/>
          <table:table-cell office:value-type="float" office:value="0.00146244" calcext:value-type="float">
            <text:p>0.00146244</text:p>
          </table:table-cell>
          <table:table-cell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  <table:table-cell/>
          <table:table-cell office:value-type="float" office:value="0.00146094" calcext:value-type="float">
            <text:p>0.00146094</text:p>
          </table:table-cell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/>
          <table:table-cell office:value-type="float" office:value="0.00142782" calcext:value-type="float">
            <text:p>0.00142782</text:p>
          </table:table-cell>
          <table:table-cell table:number-columns-repeated="3"/>
          <table:table-cell office:value-type="float" office:value="0.00146415" calcext:value-type="float">
            <text:p>0.00146415</text:p>
          </table:table-cell>
          <table:table-cell/>
          <table:table-cell office:value-type="float" office:value="0.00146204" calcext:value-type="float">
            <text:p>0.00146204</text:p>
          </table:table-cell>
          <table:table-cell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  <table:table-cell/>
          <table:table-cell office:value-type="float" office:value="0.00145992" calcext:value-type="float">
            <text:p>0.00145992</text:p>
          </table:table-cell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/>
          <table:table-cell office:value-type="float" office:value="0.0014268" calcext:value-type="float">
            <text:p>0.0014268</text:p>
          </table:table-cell>
          <table:table-cell table:number-columns-repeated="3"/>
          <table:table-cell office:value-type="float" office:value="0.00146434" calcext:value-type="float">
            <text:p>0.00146434</text:p>
          </table:table-cell>
          <table:table-cell/>
          <table:table-cell office:value-type="float" office:value="0.00146171" calcext:value-type="float">
            <text:p>0.00146171</text:p>
          </table:table-cell>
          <table:table-cell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  <table:table-cell/>
          <table:table-cell office:value-type="float" office:value="0.0014589" calcext:value-type="float">
            <text:p>0.001458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/>
          <table:table-cell office:value-type="float" office:value="0.00142577" calcext:value-type="float">
            <text:p>0.00142577</text:p>
          </table:table-cell>
          <table:table-cell table:number-columns-repeated="3"/>
          <table:table-cell office:value-type="float" office:value="0.00146426" calcext:value-type="float">
            <text:p>0.00146426</text:p>
          </table:table-cell>
          <table:table-cell/>
          <table:table-cell office:value-type="float" office:value="0.00146117" calcext:value-type="float">
            <text:p>0.00146117</text:p>
          </table:table-cell>
          <table:table-cell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  <table:table-cell/>
          <table:table-cell office:value-type="float" office:value="0.00145787" calcext:value-type="float">
            <text:p>0.0014578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/>
          <table:table-cell office:value-type="float" office:value="0.00142475" calcext:value-type="float">
            <text:p>0.00142475</text:p>
          </table:table-cell>
          <table:table-cell table:number-columns-repeated="3"/>
          <table:table-cell office:value-type="float" office:value="0.00146446" calcext:value-type="float">
            <text:p>0.00146446</text:p>
          </table:table-cell>
          <table:table-cell/>
          <table:table-cell office:value-type="float" office:value="0.0014607" calcext:value-type="float">
            <text:p>0.0014607</text:p>
          </table:table-cell>
          <table:table-cell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  <table:table-cell/>
          <table:table-cell office:value-type="float" office:value="0.00145685" calcext:value-type="float">
            <text:p>0.0014568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/>
          <table:table-cell office:value-type="float" office:value="0.00142373" calcext:value-type="float">
            <text:p>0.00142373</text:p>
          </table:table-cell>
          <table:table-cell table:number-columns-repeated="3"/>
          <table:table-cell office:value-type="float" office:value="0.00146406" calcext:value-type="float">
            <text:p>0.00146406</text:p>
          </table:table-cell>
          <table:table-cell/>
          <table:table-cell office:value-type="float" office:value="0.00146011" calcext:value-type="float">
            <text:p>0.00146011</text:p>
          </table:table-cell>
          <table:table-cell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  <table:table-cell/>
          <table:table-cell office:value-type="float" office:value="0.00145582" calcext:value-type="float">
            <text:p>0.00145582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/>
          <table:table-cell office:value-type="float" office:value="0.0014227" calcext:value-type="float">
            <text:p>0.0014227</text:p>
          </table:table-cell>
          <table:table-cell table:number-columns-repeated="3"/>
          <table:table-cell office:value-type="float" office:value="0.00146455" calcext:value-type="float">
            <text:p>0.00146455</text:p>
          </table:table-cell>
          <table:table-cell/>
          <table:table-cell office:value-type="float" office:value="0.00145975" calcext:value-type="float">
            <text:p>0.00145975</text:p>
          </table:table-cell>
          <table:table-cell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  <table:table-cell/>
          <table:table-cell office:value-type="float" office:value="0.0014548" calcext:value-type="float">
            <text:p>0.0014548</text:p>
          </table:table-cell>
        </table:table-row>
        <table:table-row table:style-name="ro1" table:number-rows-repeated="9">
          <table:table-cell table:number-columns-repeated="26"/>
        </table:table-row>
        <table:table-row table:style-name="ro1">
          <table:table-cell/>
          <table:table-cell office:value-type="string" calcext:value-type="string">
            <text:p>Epoch Time (s)</text:p>
          </table:table-cell>
          <table:table-cell office:value-type="string" calcext:value-type="string">
            <text:p>Rate (GB/s)</text:p>
          </table:table-cell>
          <table:table-cell office:value-type="string" calcext:value-type="string">
            <text:p>Siz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E4]" office:value-type="float" office:value="0.0870866" calcext:value-type="float">
            <text:p>0.0870866</text:p>
          </table:table-cell>
          <table:table-cell table:formula="of:=[.D24]/[.B24]/1000" office:value-type="float" office:value="6.16479357329371" calcext:value-type="float">
            <text:p>6.164793573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G4]" office:value-type="float" office:value="0.0781584" calcext:value-type="float">
            <text:p>0.0781584</text:p>
          </table:table-cell>
          <table:table-cell table:formula="of:=[.D25]/[.B25]/1000" office:value-type="float" office:value="6.86901103400274" calcext:value-type="float">
            <text:p>6.869011034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I4]" office:value-type="float" office:value="0.0492255" calcext:value-type="float">
            <text:p>0.0492255</text:p>
          </table:table-cell>
          <table:table-cell table:formula="of:=[.D26]/[.B26]/1000" office:value-type="float" office:value="10.9063577210998" calcext:value-type="float">
            <text:p>10.9063577211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K4]" office:value-type="float" office:value="0.025521" calcext:value-type="float">
            <text:p>0.025521</text:p>
          </table:table-cell>
          <table:table-cell table:formula="of:=[.D27]/[.B27]/1000" office:value-type="float" office:value="21.0364371302065" calcext:value-type="float">
            <text:p>21.0364371302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M4]" office:value-type="float" office:value="0.0195069" calcext:value-type="float">
            <text:p>0.0195069</text:p>
          </table:table-cell>
          <table:table-cell table:formula="of:=[.D28]/[.B28]/1000" office:value-type="float" office:value="27.5221030507154" calcext:value-type="float">
            <text:p>27.5221030507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O4]" office:value-type="float" office:value="0" calcext:value-type="float">
            <text:p>0</text:p>
          </table:table-cell>
          <table:table-cell table:formula="of:=[.D29]/[.B29]/1000" office:value-type="string" office:string-value="" calcext:value-type="error">
            <text:p>#DIV/0!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Q4]" office:value-type="float" office:value="0.0427667" calcext:value-type="float">
            <text:p>0.0427667</text:p>
          </table:table-cell>
          <table:table-cell table:formula="of:=[.D30]/[.B30]/1000" office:value-type="float" office:value="12.5534799739049" calcext:value-type="float">
            <text:p>12.5534799739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1]/[.B31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U4]" office:value-type="float" office:value="0.0485882" calcext:value-type="float">
            <text:p>0.0485882</text:p>
          </table:table-cell>
          <table:table-cell table:formula="of:=[.D32]/[.B32]/1000" office:value-type="float" office:value="11.0494093627671" calcext:value-type="float">
            <text:p>11.0494093628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W4]" office:value-type="float" office:value="0.0260578" calcext:value-type="float">
            <text:p>0.0260578</text:p>
          </table:table-cell>
          <table:table-cell table:formula="of:=[.D33]/[.B33]/1000" office:value-type="float" office:value="20.6030790012971" calcext:value-type="float">
            <text:p>20.6030790013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Y4]" office:value-type="float" office:value="0.0142535" calcext:value-type="float">
            <text:p>0.0142535</text:p>
          </table:table-cell>
          <table:table-cell table:formula="of:=[.D34]/[.B34]/1000" office:value-type="float" office:value="37.6659004455046" calcext:value-type="float">
            <text:p>37.6659004455</text:p>
          </table:table-cell>
          <table:table-cell office:value-type="float" office:value="536.870912" calcext:value-type="float">
            <text:p>536.870912</text:p>
          </table:table-cell>
          <table:table-cell table:number-columns-repeated="22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Max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 thread, HARP2</text:p>
          </table:table-cell>
          <table:table-cell table:formula="of:=[.C37]/[.B24]" office:value-type="float" office:value="1" calcext:value-type="float">
            <text:p>1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2 threads, HARP2</text:p>
          </table:table-cell>
          <table:table-cell table:formula="of:=[.C38]/[.B25]" office:value-type="float" office:value="1.11423212348257" calcext:value-type="float">
            <text:p>1.1142321235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4 threads, HARP2</text:p>
          </table:table-cell>
          <table:table-cell table:formula="of:=[.C39]/[.B26]" office:value-type="float" office:value="1.76913591532844" calcext:value-type="float">
            <text:p>1.7691359153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8 threads, HARP2</text:p>
          </table:table-cell>
          <table:table-cell table:formula="of:=[.C40]/[.B27]" office:value-type="float" office:value="3.41235061322049" calcext:value-type="float">
            <text:p>3.4123506132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PU, 14 threads, HARP2</text:p>
          </table:table-cell>
          <table:table-cell table:formula="of:=[.C41]/[.B28]" office:value-type="float" office:value="4.46439977648935" calcext:value-type="float">
            <text:p>4.4643997765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klearn, HARP2</text:p>
          </table:table-cell>
          <table:table-cell table:formula="of:=[.C42]/[.B29]" office:value-type="string" office:string-value="" calcext:value-type="error">
            <text:p>#DIV/0!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HARP2</text:p>
          </table:table-cell>
          <table:table-cell table:formula="of:=[.C43]/[.B30]" office:value-type="float" office:value="2.03631797636947" calcext:value-type="float">
            <text:p>2.0363179764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HARP2</text:p>
          </table:table-cell>
          <table:table-cell table:formula="of:=[.C44]/[.B31]" office:value-type="float" office:value="3.34205497010492" calcext:value-type="float">
            <text:p>3.3420549701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1 thread, VU9P</text:p>
          </table:table-cell>
          <table:table-cell table:formula="of:=[.C45]/[.B32]" office:value-type="float" office:value="1.79234052712387" calcext:value-type="float">
            <text:p>1.7923405271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2 threads, VU9P</text:p>
          </table:table-cell>
          <table:table-cell table:formula="of:=[.C46]/[.B33]" office:value-type="float" office:value="3.34205497010492" calcext:value-type="float">
            <text:p>3.3420549701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PGA, 4 threads, VU9P</text:p>
          </table:table-cell>
          <table:table-cell table:formula="of:=[.C47]/[.B34]" office:value-type="float" office:value="6.10983968849756" calcext:value-type="float">
            <text:p>6.1098396885</text:p>
          </table:table-cell>
          <table:table-cell office:value-type="float" office:value="0.0870866" calcext:value-type="float">
            <text:p>0.0870866</text:p>
          </table:table-cell>
          <table:table-cell table:number-columns-repeated="23"/>
        </table:table-row>
      </table:table>
      <table:table table:name="agg_SGD" table:style-name="ta1">
        <table:shapes>
          <draw:frame draw:z-index="0" draw:style-name="gr1" draw:text-style-name="P1" svg:width="453.49pt" svg:height="254.41pt" svg:x="473.16pt" svg:y="36.82pt">
            <loext:p draw:notify-on-update-of-ranges="agg_SGD.A3:agg_SGD.A10 agg_SGD.B2:agg_SGD.B2 agg_SGD.B3:agg_SGD.B10 agg_SGD.C2:agg_SGD.C2 agg_SGD.C3:agg_SGD.C10 agg_SGD.D2:agg_SGD.D2 agg_SGD.D3:agg_SGD.D10 agg_SGD.E2:agg_SGD.E2 agg_SGD.E3:agg_SGD.E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5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cessing Rate (GB/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IM4</text:p>
          </table:table-cell>
          <table:table-cell office:value-type="string" calcext:value-type="string">
            <text:p>IM8</text:p>
          </table:table-cell>
          <table:table-cell office:value-type="string" calcext:value-type="string">
            <text:p>IM16</text:p>
          </table:table-cell>
          <table:table-cell office:value-type="string" calcext:value-type="string">
            <text:p>IM32</text:p>
          </table:table-cell>
        </table:table-row>
        <table:table-row table:style-name="ro1">
          <table:table-cell office:value-type="string" calcext:value-type="string">
            <text:p>CPU-native</text:p>
          </table:table-cell>
          <table:table-cell table:formula="of:=4*[IM4.B4]/[IM4.B22]/1000" office:value-type="float" office:value="10.6771687834604" calcext:value-type="float">
            <text:p>10.6771687835</text:p>
          </table:table-cell>
          <table:table-cell table:formula="of:=8*[IM8.B4]/[IM8.B22]/1000" office:value-type="float" office:value="17.7239474710701" calcext:value-type="float">
            <text:p>17.7239474711</text:p>
          </table:table-cell>
          <table:table-cell table:formula="of:=16*[IM16.B4]/[IM16.B22]/1000" office:value-type="float" office:value="23.534265767467" calcext:value-type="float">
            <text:p>23.5342657675</text:p>
          </table:table-cell>
          <table:table-cell/>
        </table:table-row>
        <table:table-row table:style-name="ro1">
          <table:table-cell office:value-type="string" calcext:value-type="string">
            <text:p>FPGA-Intel-2</text:p>
          </table:table-cell>
          <table:table-cell table:formula="of:=4*[IM4.B4]/[IM4.B23]/1000" office:value-type="float" office:value="20.0052656682247" calcext:value-type="float">
            <text:p>20.0052656682</text:p>
          </table:table-cell>
          <table:table-cell table:formula="of:=8*[IM8.B4]/[IM8.B23]/1000" office:value-type="float" office:value="20.0071374973627" calcext:value-type="float">
            <text:p>20.0071374974</text:p>
          </table:table-cell>
          <table:table-cell table:formula="of:=16*[IM16.B4]/[IM16.B23]/1000" office:value-type="float" office:value="20.0323127227304" calcext:value-type="float">
            <text:p>20.0323127227</text:p>
          </table:table-cell>
          <table:table-cell/>
        </table:table-row>
        <table:table-row table:style-name="ro1">
          <table:table-cell office:value-type="string" calcext:value-type="string">
            <text:p>FPGA-Xilinx-4</text:p>
          </table:table-cell>
          <table:table-cell table:formula="of:=4*[IM4.B4]/[IM4.B24]/1000" office:value-type="float" office:value="48.3630487036889" calcext:value-type="float">
            <text:p>48.3630487037</text:p>
          </table:table-cell>
          <table:table-cell table:formula="of:=8*[IM8.B4]/[IM8.B24]/1000" office:value-type="float" office:value="48.3557573607662" calcext:value-type="float">
            <text:p>48.3557573608</text:p>
          </table:table-cell>
          <table:table-cell table:formula="of:=16*[IM16.B4]/[IM16.B24]/1000" office:value-type="float" office:value="48.3735606843597" calcext:value-type="float">
            <text:p>48.3735606844</text:p>
          </table:table-cell>
          <table:table-cell/>
        </table:table-row>
        <table:table-row table:style-name="ro1">
          <table:table-cell office:value-type="string" calcext:value-type="string">
            <text:p>CPU-sklearn</text:p>
          </table:table-cell>
          <table:table-cell table:formula="of:=4*[IM4.B4]/[IM4.B25]/1000" office:value-type="float" office:value="4.51501946471337" calcext:value-type="float">
            <text:p>4.5150194647</text:p>
          </table:table-cell>
          <table:table-cell table:formula="of:=8*[IM8.B4]/[IM8.B25]/1000" office:value-type="float" office:value="9.36338581624788" calcext:value-type="float">
            <text:p>9.3633858162</text:p>
          </table:table-cell>
          <table:table-cell table:formula="of:=16*[IM16.B4]/[IM16.B25]/1000" office:value-type="float" office:value="13.0015911256226" calcext:value-type="float">
            <text:p>13.0015911256</text:p>
          </table:table-cell>
          <table:table-cell/>
        </table:table-row>
        <table:table-row table:style-name="ro1">
          <table:table-cell office:value-type="string" calcext:value-type="string">
            <text:p>CPU-TF-MB32</text:p>
          </table:table-cell>
          <table:table-cell table:formula="of:=4*[IM4.B4]/[IM4.B26]/1000" office:value-type="float" office:value="1.22080266925256" calcext:value-type="float">
            <text:p>1.2208026693</text:p>
          </table:table-cell>
          <table:table-cell table:formula="of:=8*[IM8.B4]/[IM8.B26]/1000" office:value-type="float" office:value="1.75087786673807" calcext:value-type="float">
            <text:p>1.7508778667</text:p>
          </table:table-cell>
          <table:table-cell table:formula="of:=16*[IM16.B4]/[IM16.B26]/1000" office:value-type="float" office:value="4.49839510880055" calcext:value-type="float">
            <text:p>4.4983951088</text:p>
          </table:table-cell>
          <table:table-cell/>
        </table:table-row>
        <table:table-row table:style-name="ro1">
          <table:table-cell office:value-type="string" calcext:value-type="string">
            <text:p>CPU-TF-MB512</text:p>
          </table:table-cell>
          <table:table-cell table:formula="of:=4*[IM4.B4]/[IM4.B27]/1000" office:value-type="float" office:value="5.1831408413791" calcext:value-type="float">
            <text:p>5.1831408414</text:p>
          </table:table-cell>
          <table:table-cell table:formula="of:=8*[IM8.B4]/[IM8.B27]/1000" office:value-type="float" office:value="10.8244435553208" calcext:value-type="float">
            <text:p>10.8244435553</text:p>
          </table:table-cell>
          <table:table-cell table:formula="of:=16*[IM16.B4]/[IM16.B27]/1000" office:value-type="float" office:value="21.0400514410651" calcext:value-type="float">
            <text:p>21.0400514411</text:p>
          </table:table-cell>
          <table:table-cell/>
        </table:table-row>
        <table:table-row table:style-name="ro1">
          <table:table-cell office:value-type="string" calcext:value-type="string">
            <text:p>GPU-TF-MB32</text:p>
          </table:table-cell>
          <table:table-cell table:formula="of:=4*[IM4.B4]/[IM4.B28]/1000" office:value-type="float" office:value="1.04386144214772" calcext:value-type="float">
            <text:p>1.0438614421</text:p>
          </table:table-cell>
          <table:table-cell table:formula="of:=8*[IM8.B4]/[IM8.B28]/1000" office:value-type="float" office:value="2.03073459548156" calcext:value-type="float">
            <text:p>2.0307345955</text:p>
          </table:table-cell>
          <table:table-cell table:formula="of:=16*[IM16.B4]/[IM16.B28]/1000" office:value-type="float" office:value="4.30292390315185" calcext:value-type="float">
            <text:p>4.3029239032</text:p>
          </table:table-cell>
          <table:table-cell table:formula="of:=32*[IM32.B4]/[IM32.B28]/1000" office:value-type="float" office:value="8.4220537043741" calcext:value-type="float">
            <text:p>8.4220537044</text:p>
          </table:table-cell>
        </table:table-row>
        <table:table-row table:style-name="ro1">
          <table:table-cell office:value-type="string" calcext:value-type="string">
            <text:p>GPU-TF-MB512</text:p>
          </table:table-cell>
          <table:table-cell table:formula="of:=4*[IM4.B4]/[IM4.B29]/1000" office:value-type="float" office:value="6.37047509162971" calcext:value-type="float">
            <text:p>6.3704750916</text:p>
          </table:table-cell>
          <table:table-cell table:formula="of:=8*[IM8.B4]/[IM8.B29]/1000" office:value-type="float" office:value="12.6647272062113" calcext:value-type="float">
            <text:p>12.6647272062</text:p>
          </table:table-cell>
          <table:table-cell table:formula="of:=16*[IM16.B4]/[IM16.B29]/1000" office:value-type="float" office:value="25.4393062304395" calcext:value-type="float">
            <text:p>25.4393062304</text:p>
          </table:table-cell>
          <table:table-cell table:formula="of:=32*[IM32.B4]/[IM32.B29]/1000" office:value-type="float" office:value="50.5644255337927" calcext:value-type="float">
            <text:p>50.56442553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3:05:39.532992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7-06T16:36:49.794888549</dc:date>
    <meta:editing-duration>P21DT20H38M1S</meta:editing-duration>
    <meta:editing-cycles>398</meta:editing-cycles>
    <meta:generator>LibreOffice/5.1.6.2$Linux_X86_64 LibreOffice_project/10m0$Build-2</meta:generator>
    <meta:document-statistic meta:table-count="16" meta:cell-count="3685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91cm" svg:height="12.757cm" xlink:href=".." xlink:type="simple" chart:class="chart:bar" chart:style-name="ch1">
        <chart:legend chart:legend-position="top" svg:x="6.421cm" svg:y="0.185cm" style:legend-expansion="wide" chart:style-name="ch2"/>
        <chart:plot-area chart:style-name="ch3" table:cell-range-address="AEA.A60:AEA.B67" chart:data-source-has-labels="both" svg:x="0.313cm" svg:y="1.038cm" svg:width="15.065cm" svg:height="11.464cm">
          <chartooo:coordinate-region svg:x="1.91cm" svg:y="1.038cm" svg:width="13.397cm" svg:height="7.947cm"/>
          <chart:axis chart:dimension="x" chart:name="primary-x" chart:style-name="ch4" chartooo:axis-type="auto">
            <chartooo:date-scale/>
            <chart:categories table:cell-range-address="AEA.A61:AEA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61:AEA.B67" chart:label-cell-address="AEA.B60:AEA.B6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AEA.B60:AEA.B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61:AEA.A67</svg:desc>
                </draw:g>
              </table:table-cell>
              <table:table-cell office:value-type="float" office:value="0.0076427">
                <text:p>0.0076427</text:p>
                <draw:g>
                  <svg:desc>AEA.B61:AEA.B6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00400768">
                <text:p>0.0040076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80206">
                <text:p>0.0802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0158308">
                <text:p>0.00158308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0129136">
                <text:p>0.00129136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00206681">
                <text:p>0.00206681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0173906">
                <text:p>0.0017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772cm" svg:y="0.185cm" style:legend-expansion="wide" chart:style-name="ch2"/>
        <chart:plot-area chart:style-name="ch3" table:cell-range-address="IM8.A31:IM8.B39" chart:data-source-has-labels="both" svg:x="0.428cm" svg:y="1.06cm" svg:width="20.582cm" svg:height="12.55cm">
          <chartooo:coordinate-region svg:x="2.033cm" svg:y="1.06cm" svg:width="18.977cm" svg:height="7.854cm"/>
          <chart:axis chart:dimension="x" chart:name="primary-x" chart:style-name="ch4" chartooo:axis-type="auto">
            <chartooo:date-scale/>
            <chart:categories table:cell-range-address="IM8.A32:IM8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32:IM8.B39" chart:label-cell-address="IM8.B31:IM8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8.B31:IM8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32:IM8.A39</svg:desc>
                </draw:g>
              </table:table-cell>
              <table:table-cell office:value-type="float" office:value="0.366532310492784">
                <text:p>0.366532310492784</text:p>
                <draw:g>
                  <svg:desc>IM8.B32:IM8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748818948199">
                <text:p>0.413748818948199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9363538753805">
                <text:p>0.19363538753805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362082606560239">
                <text:p>0.0362082606560239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23850150346384">
                <text:p>0.22385015034638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19957148087027">
                <text:p>0.0419957148087027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61907328050392">
                <text:p>0.26190732805039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8.713cm" svg:y="0.185cm" style:legend-expansion="wide" chart:style-name="ch2"/>
        <chart:plot-area chart:style-name="ch3" table:cell-range-address="IM16.A21:IM16.B29" chart:data-source-has-labels="both" svg:x="0.405cm" svg:y="1.095cm" svg:width="19.465cm" svg:height="14.211cm">
          <chartooo:coordinate-region svg:x="2.197cm" svg:y="1.095cm" svg:width="17.673cm" svg:height="9.516cm"/>
          <chart:axis chart:dimension="x" chart:name="primary-x" chart:style-name="ch4" chartooo:axis-type="auto">
            <chartooo:date-scale/>
            <chart:categories table:cell-range-address="IM16.A22:IM16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22:IM16.B29" chart:label-cell-address="IM16.B21:IM16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16.B21:IM16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22:IM16.A29</svg:desc>
                </draw:g>
              </table:table-cell>
              <table:table-cell office:value-type="float" office:value="1.8535">
                <text:p>1.8535</text:p>
                <draw:g>
                  <svg:desc>IM16.B22:IM16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17752">
                <text:p>2.1775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901748">
                <text:p>0.901748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.35503256320953">
                <text:p>3.35503256320953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9.69696092605591">
                <text:p>9.6969609260559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7322504520416">
                <text:p>2.07322504520416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1374699115753">
                <text:p>10.1374699115753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1469933986664">
                <text:p>1.7146993398666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4cm" svg:height="15.88cm" xlink:href=".." xlink:type="simple" chart:class="chart:bar" chart:style-name="ch1">
        <chart:legend chart:legend-position="top" svg:x="9.085cm" svg:y="0.185cm" style:legend-expansion="wide" chart:style-name="ch2"/>
        <chart:plot-area chart:style-name="ch3" table:cell-range-address="IM16.A31:IM16.B39" chart:data-source-has-labels="both" svg:x="0.401cm" svg:y="1.1cm" svg:width="19.262cm" svg:height="14.463cm">
          <chartooo:coordinate-region svg:x="2.225cm" svg:y="1.1cm" svg:width="17.438cm" svg:height="9.767cm"/>
          <chart:axis chart:dimension="x" chart:name="primary-x" chart:style-name="ch4" chartooo:axis-type="auto">
            <chartooo:date-scale/>
            <chart:categories table:cell-range-address="IM16.A32:IM16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16.B32:IM16.B39" chart:label-cell-address="IM16.B31:IM16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16.B31:IM16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IM16.A32:IM16.A39</svg:desc>
                </draw:g>
              </table:table-cell>
              <table:table-cell office:value-type="float" office:value="1">
                <text:p>1</text:p>
                <draw:g>
                  <svg:desc>IM16.B32:IM16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851197692788126">
                <text:p>0.85119769278812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.055452299312">
                <text:p>2.05545229931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55245365434751">
                <text:p>0.55245365434751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191142360388358">
                <text:p>0.191142360388358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894017754747641">
                <text:p>0.894017754747641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182836547596912">
                <text:p>0.18283654759691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08094752059807">
                <text:p>1.0809475205980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bar" chart:style-name="ch1">
        <chart:legend chart:legend-position="end" svg:x="14.477cm" svg:y="3.442cm" style:legend-expansion="high" chart:style-name="ch2"/>
        <chart:plot-area chart:style-name="ch3" table:cell-range-address="agg_SGD.A2:agg_SGD.E10" chart:data-source-has-labels="both" svg:x="0.319cm" svg:y="0.179cm" svg:width="13.839cm" svg:height="8.618cm">
          <chartooo:coordinate-region svg:x="0.94cm" svg:y="0.179cm" svg:width="13.218cm" svg:height="6.149cm"/>
          <chart:axis chart:dimension="x" chart:name="primary-x" chart:style-name="ch4" chartooo:axis-type="auto">
            <chartooo:date-scale/>
            <chart:categories table:cell-range-address="agg_SGD.A3:agg_SGD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_SGD.B3:agg_SGD.B10" chart:label-cell-address="agg_SGD.B2:agg_SGD.B2" chart:class="chart:bar">
            <chart:data-point chart:repeated="8"/>
          </chart:series>
          <chart:series chart:style-name="ch8" chart:values-cell-range-address="agg_SGD.C3:agg_SGD.C10" chart:label-cell-address="agg_SGD.C2:agg_SGD.C2" chart:class="chart:bar">
            <chart:data-point chart:repeated="8"/>
          </chart:series>
          <chart:series chart:style-name="ch9" chart:values-cell-range-address="agg_SGD.D3:agg_SGD.D10" chart:label-cell-address="agg_SGD.D2:agg_SGD.D2" chart:class="chart:bar">
            <chart:data-point chart:repeated="8"/>
          </chart:series>
          <chart:series chart:style-name="ch10" chart:values-cell-range-address="agg_SGD.E3:agg_SGD.E10" chart:label-cell-address="agg_SGD.E2:agg_SGD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4</text:p>
                <draw:g>
                  <svg:desc>agg_SGD.B2:agg_SGD.B2</svg:desc>
                </draw:g>
              </table:table-cell>
              <table:table-cell office:value-type="string">
                <text:p>IM8</text:p>
                <draw:g>
                  <svg:desc>agg_SGD.C2:agg_SGD.C2</svg:desc>
                </draw:g>
              </table:table-cell>
              <table:table-cell office:value-type="string">
                <text:p>IM16</text:p>
                <draw:g>
                  <svg:desc>agg_SGD.D2:agg_SGD.D2</svg:desc>
                </draw:g>
              </table:table-cell>
              <table:table-cell office:value-type="string">
                <text:p>IM32</text:p>
                <draw:g>
                  <svg:desc>agg_SGD.E2:agg_SGD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-native</text:p>
                <draw:g>
                  <svg:desc>agg_SGD.A3:agg_SGD.A10</svg:desc>
                </draw:g>
              </table:table-cell>
              <table:table-cell office:value-type="float" office:value="10.6771687834604">
                <text:p>10.6771687834604</text:p>
                <draw:g>
                  <svg:desc>agg_SGD.B3:agg_SGD.B10</svg:desc>
                </draw:g>
              </table:table-cell>
              <table:table-cell office:value-type="float" office:value="17.7239474710701">
                <text:p>17.7239474710701</text:p>
                <draw:g>
                  <svg:desc>agg_SGD.C3:agg_SGD.C10</svg:desc>
                </draw:g>
              </table:table-cell>
              <table:table-cell office:value-type="float" office:value="23.534265767467">
                <text:p>23.534265767467</text:p>
                <draw:g>
                  <svg:desc>agg_SGD.D3:agg_SGD.D10</svg:desc>
                </draw:g>
              </table:table-cell>
              <table:table-cell office:value-type="float" office:value="NaN">
                <text:p>NaN</text:p>
                <draw:g>
                  <svg:desc>agg_SGD.E3:agg_SGD.E10</svg:desc>
                </draw:g>
              </table:table-cell>
            </table:table-row>
            <table:table-row>
              <table:table-cell office:value-type="string">
                <text:p>FPGA-Intel-2</text:p>
              </table:table-cell>
              <table:table-cell office:value-type="float" office:value="20.0052656682247">
                <text:p>20.0052656682247</text:p>
              </table:table-cell>
              <table:table-cell office:value-type="float" office:value="20.0071374973627">
                <text:p>20.0071374973627</text:p>
              </table:table-cell>
              <table:table-cell office:value-type="float" office:value="20.0323127227304">
                <text:p>20.032312722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-Xilinx-4</text:p>
              </table:table-cell>
              <table:table-cell office:value-type="float" office:value="48.3630487036889">
                <text:p>48.3630487036889</text:p>
              </table:table-cell>
              <table:table-cell office:value-type="float" office:value="48.3557573607662">
                <text:p>48.3557573607662</text:p>
              </table:table-cell>
              <table:table-cell office:value-type="float" office:value="48.3735606843597">
                <text:p>48.3735606843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sklearn</text:p>
              </table:table-cell>
              <table:table-cell office:value-type="float" office:value="4.51501946471337">
                <text:p>4.51501946471337</text:p>
              </table:table-cell>
              <table:table-cell office:value-type="float" office:value="9.36338581624788">
                <text:p>9.36338581624788</text:p>
              </table:table-cell>
              <table:table-cell office:value-type="float" office:value="13.0015911256226">
                <text:p>13.0015911256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32</text:p>
              </table:table-cell>
              <table:table-cell office:value-type="float" office:value="1.22080266925256">
                <text:p>1.22080266925256</text:p>
              </table:table-cell>
              <table:table-cell office:value-type="float" office:value="1.75087786673807">
                <text:p>1.75087786673807</text:p>
              </table:table-cell>
              <table:table-cell office:value-type="float" office:value="4.49839510880055">
                <text:p>4.4983951088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U-TF-MB512</text:p>
              </table:table-cell>
              <table:table-cell office:value-type="float" office:value="5.1831408413791">
                <text:p>5.1831408413791</text:p>
              </table:table-cell>
              <table:table-cell office:value-type="float" office:value="10.8244435553208">
                <text:p>10.8244435553208</text:p>
              </table:table-cell>
              <table:table-cell office:value-type="float" office:value="21.0400514410651">
                <text:p>21.040051441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U-TF-MB32</text:p>
              </table:table-cell>
              <table:table-cell office:value-type="float" office:value="1.04386144214772">
                <text:p>1.04386144214772</text:p>
              </table:table-cell>
              <table:table-cell office:value-type="float" office:value="2.03073459548156">
                <text:p>2.03073459548156</text:p>
              </table:table-cell>
              <table:table-cell office:value-type="float" office:value="4.30292390315185">
                <text:p>4.30292390315185</text:p>
              </table:table-cell>
              <table:table-cell office:value-type="float" office:value="8.4220537043741">
                <text:p>8.4220537043741</text:p>
              </table:table-cell>
            </table:table-row>
            <table:table-row>
              <table:table-cell office:value-type="string">
                <text:p>GPU-TF-MB512</text:p>
              </table:table-cell>
              <table:table-cell office:value-type="float" office:value="6.37047509162971">
                <text:p>6.37047509162971</text:p>
              </table:table-cell>
              <table:table-cell office:value-type="float" office:value="12.6647272062113">
                <text:p>12.6647272062113</text:p>
              </table:table-cell>
              <table:table-cell office:value-type="float" office:value="25.4393062304395">
                <text:p>25.4393062304395</text:p>
              </table:table-cell>
              <table:table-cell office:value-type="float" office:value="50.5644255337927">
                <text:p>50.56442553379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SYN_LRMF1.A25:SYN_LRMF1.B35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1.A26:SYN_LRMF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1.B26:SYN_LRMF1.B35" chart:label-cell-address="SYN_LRMF1.B25:SYN_LRMF1.B2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SYN_LRMF1.B25:SYN_LRMF1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1.A26:SYN_LRMF1.A35</svg:desc>
                </draw:g>
              </table:table-cell>
              <table:table-cell office:value-type="float" office:value="2.1026">
                <text:p>2.1026</text:p>
                <draw:g>
                  <svg:desc>SYN_LRMF1.B26:SYN_LRMF1.B35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1324">
                <text:p>1.1324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7196">
                <text:p>0.7196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3903">
                <text:p>0.390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519652">
                <text:p>0.519652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65635">
                <text:p>0.265635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775244">
                <text:p>0.77524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SYN_LRMF1.A26:SYN_LRMF1.A35 SYN_LRMF1.C25:SYN_LRMF1.C35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SYN_LRMF1.A26:SYN_LRMF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1.C26:SYN_LRMF1.C35" chart:label-cell-address="SYN_LRMF1.C25:SYN_LRMF1.C2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RMF1.C25:SYN_LRMF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1.A26:SYN_LRMF1.A35</svg:desc>
                </draw:g>
              </table:table-cell>
              <table:table-cell office:value-type="float" office:value="1">
                <text:p>1</text:p>
                <draw:g>
                  <svg:desc>SYN_LRMF1.C26:SYN_LRMF1.C35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85676439420699">
                <text:p>1.85676439420699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2.9219010561423">
                <text:p>2.9219010561423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38713809889828">
                <text:p>5.38713809889828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42869955156951">
                <text:p>9.42869955156951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04616935949443">
                <text:p>4.04616935949443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7.9153725977375">
                <text:p>7.9153725977375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71217835932945">
                <text:p>2.71217835932945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SYN_LRMF2.A25:SYN_LRMF2.B35" chart:data-source-has-labels="both" svg:x="0.369cm" svg:y="1.097cm" svg:width="17.761cm" svg:height="14.319cm">
          <chartooo:coordinate-region svg:x="2.259cm" svg:y="1.097cm" svg:width="15.871cm" svg:height="10.728cm"/>
          <chart:axis chart:dimension="x" chart:name="primary-x" chart:style-name="ch4" chartooo:axis-type="auto">
            <chartooo:date-scale/>
            <chart:categories table:cell-range-address="SYN_LRMF2.A26:SYN_LRMF2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2.B26:SYN_LRMF2.B35" chart:label-cell-address="SYN_LRMF2.B25:SYN_LRMF2.B2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SYN_LRMF2.B25:SYN_LRMF2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2.A26:SYN_LRMF2.A35</svg:desc>
                </draw:g>
              </table:table-cell>
              <table:table-cell office:value-type="float" office:value="4.1094">
                <text:p>4.1094</text:p>
                <draw:g>
                  <svg:desc>SYN_LRMF2.B26:SYN_LRMF2.B35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2.1477">
                <text:p>2.1477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1.2336">
                <text:p>1.2336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4598">
                <text:p>0.4598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919059">
                <text:p>0.91905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66763">
                <text:p>0.466763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1.36892">
                <text:p>1.368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SYN_LRMF2.A26:SYN_LRMF2.A35 SYN_LRMF2.C25:SYN_LRMF2.C35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SYN_LRMF2.A26:SYN_LRMF2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RMF2.C26:SYN_LRMF2.C35" chart:label-cell-address="SYN_LRMF2.C25:SYN_LRMF2.C25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RMF2.C25:SYN_LRMF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SYN_LRMF2.A26:SYN_LRMF2.A35</svg:desc>
                </draw:g>
              </table:table-cell>
              <table:table-cell office:value-type="float" office:value="1">
                <text:p>1</text:p>
                <draw:g>
                  <svg:desc>SYN_LRMF2.C26:SYN_LRMF2.C35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1339572566001">
                <text:p>1.91339572566001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33122568093385">
                <text:p>3.3312256809338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9605077574048">
                <text:p>5.79605077574048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8.93736407133536">
                <text:p>8.937364071335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47131250550835">
                <text:p>4.4713125055083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80403973751133">
                <text:p>8.80403973751133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3.0019285275984">
                <text:p>3.001928527598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582cm" svg:y="0.185cm" style:legend-expansion="wide" chart:style-name="ch2"/>
        <chart:plot-area chart:style-name="ch3" table:cell-range-address="SYN_Lasso1.A36:SYN_Lasso1.B47" chart:data-source-has-labels="both" svg:x="0.381cm" svg:y="0.997cm" svg:width="18.296cm" svg:height="9.515cm">
          <chartooo:coordinate-region svg:x="2.2cm" svg:y="0.997cm" svg:width="16.477cm" svg:height="5.998cm"/>
          <chart:axis chart:dimension="x" chart:name="primary-x" chart:style-name="ch4" chartooo:axis-type="auto">
            <chartooo:date-scale/>
            <chart:categories table:cell-range-address="SYN_Lasso1.A37:SYN_Lasso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asso1.B37:SYN_Lasso1.B47" chart:label-cell-address="SYN_Lasso1.B36:SYN_Lasso1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asso1.B36:SYN_Lasso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SYN_Lasso1.A37:SYN_Lasso1.A47</svg:desc>
                </draw:g>
              </table:table-cell>
              <table:table-cell office:value-type="float" office:value="1">
                <text:p>1</text:p>
                <draw:g>
                  <svg:desc>SYN_Lasso1.B37:SYN_Lasso1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16887241859553">
                <text:p>1.16887241859553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1.88542381095144">
                <text:p>1.8854238109514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3.53421530739503">
                <text:p>3.53421530739503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5.52292358404312">
                <text:p>5.5229235840431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1.7315333596094">
                <text:p>1.7315333596094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2.38638874088706">
                <text:p>2.38638874088706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1.53099337196215">
                <text:p>1.53099337196215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2.88006110337386">
                <text:p>2.88006110337386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5.3184988241291">
                <text:p>5.318498824129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582cm" svg:y="0.185cm" style:legend-expansion="wide" chart:style-name="ch2"/>
        <chart:plot-area chart:style-name="ch3" table:cell-range-address="SYN_Lasso2.A36:SYN_Lasso2.B47" chart:data-source-has-labels="both" svg:x="0.381cm" svg:y="0.997cm" svg:width="18.296cm" svg:height="9.515cm">
          <chartooo:coordinate-region svg:x="2.2cm" svg:y="0.997cm" svg:width="16.477cm" svg:height="5.998cm"/>
          <chart:axis chart:dimension="x" chart:name="primary-x" chart:style-name="ch4" chartooo:axis-type="auto">
            <chartooo:date-scale/>
            <chart:categories table:cell-range-address="SYN_Lasso2.A37:SYN_Lasso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asso2.B37:SYN_Lasso2.B47" chart:label-cell-address="SYN_Lasso2.B36:SYN_Lasso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asso2.B36:SYN_Lasso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SYN_Lasso2.A37:SYN_Lasso2.A47</svg:desc>
                </draw:g>
              </table:table-cell>
              <table:table-cell office:value-type="float" office:value="1">
                <text:p>1</text:p>
                <draw:g>
                  <svg:desc>SYN_Lasso2.B37:SYN_Lasso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11423212348257">
                <text:p>1.11423212348257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1.76913591532844">
                <text:p>1.7691359153284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3.41235061322049">
                <text:p>3.41235061322049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4.46439977648935">
                <text:p>4.46439977648935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03631797636947">
                <text:p>2.0363179763694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3.34205497010492">
                <text:p>3.34205497010492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1.79234052712387">
                <text:p>1.79234052712387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3.34205497010492">
                <text:p>3.34205497010492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6.10983968849756">
                <text:p>6.1098396884975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8cm" svg:height="10.726cm" xlink:href=".." xlink:type="simple" chart:class="chart:bar" chart:style-name="ch1">
        <chart:legend chart:legend-position="top" svg:x="8.105cm" svg:y="0.185cm" style:legend-expansion="wide" chart:style-name="ch2"/>
        <chart:plot-area chart:style-name="ch3" table:cell-range-address="KDD2.A23:KDD2.B34" chart:data-source-has-labels="both" svg:x="0.381cm" svg:y="0.997cm" svg:width="18.296cm" svg:height="9.515cm">
          <chartooo:coordinate-region svg:x="2.213cm" svg:y="0.997cm" svg:width="16.464cm" svg:height="5.997cm"/>
          <chart:axis chart:dimension="x" chart:name="primary-x" chart:style-name="ch4" chartooo:axis-type="auto">
            <chartooo:date-scale/>
            <chart:categories table:cell-range-address="KDD2.A24:KDD2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24:KDD2.B34" chart:label-cell-address="KDD2.B23:KDD2.B23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KDD2.B23:KDD2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24:KDD2.A34</svg:desc>
                </draw:g>
              </table:table-cell>
              <table:table-cell office:value-type="float" office:value="0.574989">
                <text:p>0.574989</text:p>
                <draw:g>
                  <svg:desc>KDD2.B24:KDD2.B34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0.297084">
                <text:p>0.297084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0.164134">
                <text:p>0.164134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0.0971622">
                <text:p>0.0971622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0.0852446">
                <text:p>0.085244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41906">
                <text:p>0.4190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098045">
                <text:p>0.098045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0707404">
                <text:p>0.0707404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101638">
                <text:p>0.101638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0.0529594">
                <text:p>0.0529594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0273937">
                <text:p>0.0273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9.19cm" svg:y="0.185cm" style:legend-expansion="wide" chart:style-name="ch2"/>
        <chart:plot-area chart:style-name="ch3" table:cell-range-address="MUSIC.A39:MUSIC.B47" chart:data-source-has-labels="both" svg:x="0.405cm" svg:y="1.095cm" svg:width="19.465cm" svg:height="14.211cm">
          <chartooo:coordinate-region svg:x="2.085cm" svg:y="1.095cm" svg:width="17.785cm" svg:height="9.516cm"/>
          <chart:axis chart:dimension="x" chart:name="primary-x" chart:style-name="ch4" chartooo:axis-type="auto">
            <chartooo:date-scale/>
            <chart:categories table:cell-range-address="MUSIC.A40:MUSIC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USIC.B40:MUSIC.B47" chart:label-cell-address="MUSIC.B39:MUSIC.B3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USIC.B39:MUSIC.B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s, HARP2</text:p>
                <draw:g>
                  <svg:desc>MUSIC.A40:MUSIC.A47</svg:desc>
                </draw:g>
              </table:table-cell>
              <table:table-cell office:value-type="float" office:value="1">
                <text:p>1</text:p>
                <draw:g>
                  <svg:desc>MUSIC.B40:MUSIC.B47</svg:desc>
                </draw:g>
              </table:table-cell>
            </table:table-row>
            <table:table-row>
              <table:table-cell office:value-type="string">
                <text:p>FPGA, 1 threads, HARP2</text:p>
              </table:table-cell>
              <table:table-cell office:value-type="float" office:value="1.79247756848436">
                <text:p>1.79247756848436</text:p>
              </table:table-cell>
            </table:table-row>
            <table:table-row>
              <table:table-cell office:value-type="string">
                <text:p>FPGA, 1 threads, VU9P</text:p>
              </table:table-cell>
              <table:table-cell office:value-type="float" office:value="1.1282820925506">
                <text:p>1.128282092550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185285908793358">
                <text:p>0.18528590879335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0325326605344976">
                <text:p>0.00325326605344976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0361763588311488">
                <text:p>0.0361763588311488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0329351348570841">
                <text:p>0.003293513485708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0509533408510872">
                <text:p>0.050953340851087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9.19cm" svg:y="0.185cm" style:legend-expansion="wide" chart:style-name="ch2"/>
        <chart:plot-area chart:style-name="ch3" table:cell-range-address="MNIST.A31:MNIST.B39" chart:data-source-has-labels="both" svg:x="0.405cm" svg:y="1.095cm" svg:width="19.465cm" svg:height="14.211cm">
          <chartooo:coordinate-region svg:x="2.216cm" svg:y="1.095cm" svg:width="17.654cm" svg:height="9.516cm"/>
          <chart:axis chart:dimension="x" chart:name="primary-x" chart:style-name="ch4" chartooo:axis-type="auto">
            <chartooo:date-scale/>
            <chart:categories table:cell-range-address="MNIST.A32:MNIST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NIST.B32:MNIST.B39" chart:label-cell-address="MNIST.B31:MNIST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MNIST.B31:MNIST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6 threads, HARP2</text:p>
                <draw:g>
                  <svg:desc>MNIST.A32:MNIST.A39</svg:desc>
                </draw:g>
              </table:table-cell>
              <table:table-cell office:value-type="float" office:value="1">
                <text:p>1</text:p>
                <draw:g>
                  <svg:desc>MNIST.B32:MNIST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803229472556983">
                <text:p>0.80322947255698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.31719545672736">
                <text:p>1.31719545672736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240478461723841">
                <text:p>0.240478461723841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72607009149864">
                <text:p>0.0272607009149864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296263705846972">
                <text:p>0.296263705846972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452862549155376">
                <text:p>0.0452862549155376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409085704271278">
                <text:p>0.40908570427127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75cm" svg:height="15.618cm" xlink:href=".." xlink:type="simple" chart:class="chart:bar" chart:style-name="ch1">
        <chart:legend chart:legend-position="top" svg:x="9.19cm" svg:y="0.185cm" style:legend-expansion="wide" chart:style-name="ch2"/>
        <chart:plot-area chart:style-name="ch3" table:cell-range-address="SYN_Logreg.A31:SYN_Logreg.B39" chart:data-source-has-labels="both" svg:x="0.405cm" svg:y="1.095cm" svg:width="19.465cm" svg:height="14.211cm">
          <chartooo:coordinate-region svg:x="2.085cm" svg:y="1.095cm" svg:width="17.785cm" svg:height="9.516cm"/>
          <chart:axis chart:dimension="x" chart:name="primary-x" chart:style-name="ch4" chartooo:axis-type="auto">
            <chartooo:date-scale/>
            <chart:categories table:cell-range-address="SYN_Logreg.A32:SYN_Logreg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N_Logreg.B32:SYN_Logreg.B39" chart:label-cell-address="SYN_Logreg.B31:SYN_Logreg.B3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YN_Logreg.B31:SYN_Logreg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s, HARP2</text:p>
                <draw:g>
                  <svg:desc>SYN_Logreg.A32:SYN_Logreg.A39</svg:desc>
                </draw:g>
              </table:table-cell>
              <table:table-cell office:value-type="float" office:value="1">
                <text:p>1</text:p>
                <draw:g>
                  <svg:desc>SYN_Logreg.B32:SYN_Logreg.B39</svg:desc>
                </draw:g>
              </table:table-cell>
            </table:table-row>
            <table:table-row>
              <table:table-cell office:value-type="string">
                <text:p>FPGA, 1 threads, HARP2</text:p>
              </table:table-cell>
              <table:table-cell office:value-type="float" office:value="3.23957935118676">
                <text:p>3.23957935118676</text:p>
              </table:table-cell>
            </table:table-row>
            <table:table-row>
              <table:table-cell office:value-type="string">
                <text:p>FPGA, 1 threads, VU9P</text:p>
              </table:table-cell>
              <table:table-cell office:value-type="float" office:value="2.30935424463624">
                <text:p>2.3093542446362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300092568329059">
                <text:p>0.300092568329059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47710111663956">
                <text:p>0.0247710111663956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54309509752124">
                <text:p>0.15430950975212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324426540353244">
                <text:p>0.0324426540353244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235039275972894">
                <text:p>0.23503927597289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7.825cm" svg:y="0.185cm" style:legend-expansion="wide" chart:style-name="ch2"/>
        <chart:plot-area chart:style-name="ch3" table:cell-range-address="Netflix.A64:Netflix.B74" chart:data-source-has-labels="both" svg:x="0.369cm" svg:y="1.097cm" svg:width="17.761cm" svg:height="14.319cm">
          <chartooo:coordinate-region svg:x="2.253cm" svg:y="1.097cm" svg:width="15.877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B65:Netflix.B74" chart:label-cell-address="Netflix.B64:Netflix.B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Netflix.B64:Netflix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0.934">
                <text:p>0.934</text:p>
                <draw:g>
                  <svg:desc>Netflix.B65:Netflix.B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0.2855">
                <text:p>0.2855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0.1636">
                <text:p>0.1636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0.315509">
                <text:p>0.315509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08547">
                <text:p>0.208547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0.412171">
                <text:p>0.41217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38.7342820167542">
                <text:p>38.7342820167542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5.60954322814941">
                <text:p>5.60954322814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9cm" svg:height="15.73cm" xlink:href=".." xlink:type="simple" chart:class="chart:bar" chart:style-name="ch1">
        <chart:legend chart:legend-position="top" svg:x="8.302cm" svg:y="0.185cm" style:legend-expansion="wide" chart:style-name="ch2"/>
        <chart:plot-area chart:style-name="ch3" table:cell-range-address="Netflix.A65:Netflix.A74 Netflix.C64:Netflix.C74" chart:data-source-has-labels="both" svg:x="0.369cm" svg:y="1.097cm" svg:width="17.761cm" svg:height="14.319cm">
          <chartooo:coordinate-region svg:x="2.244cm" svg:y="1.097cm" svg:width="15.886cm" svg:height="10.728cm"/>
          <chart:axis chart:dimension="x" chart:name="primary-x" chart:style-name="ch4" chartooo:axis-type="auto">
            <chartooo:date-scale/>
            <chart:categories table:cell-range-address="Netflix.A65:Netflix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etflix.C65:Netflix.C74" chart:label-cell-address="Netflix.C64:Netflix.C64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Netflix.C64:Netflix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MF, 1 thread, HARP2</text:p>
                <draw:g>
                  <svg:desc>Netflix.A65:Netflix.A74</svg:desc>
                </draw:g>
              </table:table-cell>
              <table:table-cell office:value-type="float" office:value="1">
                <text:p>1</text:p>
                <draw:g>
                  <svg:desc>Netflix.C65:Netflix.C74</svg:desc>
                </draw:g>
              </table:table-cell>
            </table:table-row>
            <table:table-row>
              <table:table-cell office:value-type="string">
                <text:p>LRMF, 2 threads, HARP2</text:p>
              </table:table-cell>
              <table:table-cell office:value-type="float" office:value="1.90417940876656">
                <text:p>1.90417940876656</text:p>
              </table:table-cell>
            </table:table-row>
            <table:table-row>
              <table:table-cell office:value-type="string">
                <text:p>LRMF, 4 threads, HARP2</text:p>
              </table:table-cell>
              <table:table-cell office:value-type="float" office:value="3.27145359019264">
                <text:p>3.27145359019264</text:p>
              </table:table-cell>
            </table:table-row>
            <table:table-row>
              <table:table-cell office:value-type="string">
                <text:p>LRMF, 8 threads, HARP2</text:p>
              </table:table-cell>
              <table:table-cell office:value-type="float" office:value="5.70904645476773">
                <text:p>5.70904645476773</text:p>
              </table:table-cell>
            </table:table-row>
            <table:table-row>
              <table:table-cell office:value-type="string">
                <text:p>LRMF, 16 threads, HARP2</text:p>
              </table:table-cell>
              <table:table-cell office:value-type="float" office:value="9.62886597938144">
                <text:p>9.62886597938144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2.96029590281101">
                <text:p>2.96029590281101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4.47860674092651">
                <text:p>4.47860674092651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2.26604977060492">
                <text:p>2.26604977060492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241130066537959">
                <text:p>0.0241130066537959</text:p>
              </table:table-cell>
            </table:table-row>
            <table:table-row>
              <table:table-cell office:value-type="string">
                <text:p>Tensorflow, HARP2</text:p>
              </table:table-cell>
              <table:table-cell office:value-type="float" office:value="0.166501970305366">
                <text:p>0.166501970305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883cm" svg:height="11.253cm" xlink:href=".." xlink:type="simple" chart:class="chart:bar" chart:style-name="ch1">
        <chart:legend chart:legend-position="top" svg:x="8.994cm" svg:y="0.184cm" style:legend-expansion="wide" chart:style-name="ch2"/>
        <chart:plot-area chart:style-name="ch3" table:cell-range-address="KDD2.A36:KDD2.B47" chart:data-source-has-labels="both" svg:x="0.397cm" svg:y="1.008cm" svg:width="19.089cm" svg:height="10.02cm">
          <chartooo:coordinate-region svg:x="2.188cm" svg:y="1.008cm" svg:width="17.298cm" svg:height="6.503cm"/>
          <chart:axis chart:dimension="x" chart:name="primary-x" chart:style-name="ch4" chartooo:axis-type="auto">
            <chartooo:date-scale/>
            <chart:categories table:cell-range-address="KDD2.A37:KDD2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DD2.B37:KDD2.B47" chart:label-cell-address="KDD2.B36:KDD2.B36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KDD2.B36:KDD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KDD2.A37:KDD2.A47</svg:desc>
                </draw:g>
              </table:table-cell>
              <table:table-cell office:value-type="float" office:value="1">
                <text:p>1</text:p>
                <draw:g>
                  <svg:desc>KDD2.B37:KDD2.B47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354425011108">
                <text:p>1.9354425011108</text:p>
              </table:table-cell>
            </table:table-row>
            <table:table-row>
              <table:table-cell office:value-type="string">
                <text:p>CPU, 4 threads, HARP2</text:p>
              </table:table-cell>
              <table:table-cell office:value-type="float" office:value="3.50316814310259">
                <text:p>3.50316814310259</text:p>
              </table:table-cell>
            </table:table-row>
            <table:table-row>
              <table:table-cell office:value-type="string">
                <text:p>CPU, 8 threads, HARP2</text:p>
              </table:table-cell>
              <table:table-cell office:value-type="float" office:value="5.91782606816231">
                <text:p>5.91782606816231</text:p>
              </table:table-cell>
            </table:table-row>
            <table:table-row>
              <table:table-cell office:value-type="string">
                <text:p>CPU, 14 threads, HARP2</text:p>
              </table:table-cell>
              <table:table-cell office:value-type="float" office:value="6.74516626273101">
                <text:p>6.7451662627310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37209230181836">
                <text:p>1.37209230181836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5.86454179203427">
                <text:p>5.8645417920342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8.12815590525358">
                <text:p>8.12815590525358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5.65722466006809">
                <text:p>5.6572246600680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10.8571660555067">
                <text:p>10.8571660555067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20.9898261279053">
                <text:p>20.98982612790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43cm" svg:height="13.023cm" xlink:href=".." xlink:type="simple" chart:class="chart:bar" chart:style-name="ch1">
        <chart:legend chart:legend-position="top" svg:x="6.724cm" svg:y="0.185cm" style:legend-expansion="wide" chart:style-name="ch2"/>
        <chart:plot-area chart:style-name="ch3" table:cell-range-address="AEA.A69:AEA.B76" chart:data-source-has-labels="both" svg:x="0.306cm" svg:y="1.043cm" svg:width="14.731cm" svg:height="11.72cm">
          <chartooo:coordinate-region svg:x="1.45cm" svg:y="1.043cm" svg:width="13.071cm" svg:height="8.203cm"/>
          <chart:axis chart:dimension="x" chart:name="primary-x" chart:style-name="ch4" chartooo:axis-type="auto">
            <chartooo:date-scale/>
            <chart:categories table:cell-range-address="AEA.A70:AEA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EA.B70:AEA.B76" chart:label-cell-address="AEA.B69:AEA.B6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AEA.B69:AEA.B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1 thread, HARP2</text:p>
                <draw:g>
                  <svg:desc>AEA.A70:AEA.A76</svg:desc>
                </draw:g>
              </table:table-cell>
              <table:table-cell office:value-type="float" office:value="1">
                <text:p>1</text:p>
                <draw:g>
                  <svg:desc>AEA.B70:AEA.B76</svg:desc>
                </draw:g>
              </table:table-cell>
            </table:table-row>
            <table:table-row>
              <table:table-cell office:value-type="string">
                <text:p>CPU, 2 threads, HARP2</text:p>
              </table:table-cell>
              <table:table-cell office:value-type="float" office:value="1.90701353401469">
                <text:p>1.90701353401469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52883824152807">
                <text:p>0.0952883824152807</text:p>
              </table:table-cell>
            </table:table-row>
            <table:table-row>
              <table:table-cell office:value-type="string">
                <text:p>FPGA, 1 thread, HARP2</text:p>
              </table:table-cell>
              <table:table-cell office:value-type="float" office:value="4.82774085959017">
                <text:p>4.82774085959017</text:p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5.91833415933589">
                <text:p>5.91833415933589</text:p>
              </table:table-cell>
            </table:table-row>
            <table:table-row>
              <table:table-cell office:value-type="string">
                <text:p>FPGA, 1 thread, VU9P</text:p>
              </table:table-cell>
              <table:table-cell office:value-type="float" office:value="3.69782418316149">
                <text:p>3.69782418316149</text:p>
              </table:table-cell>
            </table:table-row>
            <table:table-row>
              <table:table-cell office:value-type="string">
                <text:p>FPGA, 2 threads, VU9P</text:p>
              </table:table-cell>
              <table:table-cell office:value-type="float" office:value="4.39473048658471">
                <text:p>4.394730486584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97cm" svg:height="12.004cm" xlink:href=".." xlink:type="simple" chart:class="chart:bar" chart:style-name="ch1">
        <chart:legend chart:legend-position="top" svg:x="8.424cm" svg:y="0.185cm" style:legend-expansion="wide" chart:style-name="ch2"/>
        <chart:plot-area chart:style-name="ch3" table:cell-range-address="IM4.A21:IM4.B29" chart:data-source-has-labels="both" svg:x="0.393cm" svg:y="1.023cm" svg:width="18.911cm" svg:height="10.741cm">
          <chartooo:coordinate-region svg:x="2.091cm" svg:y="1.023cm" svg:width="17.213cm" svg:height="6.046cm"/>
          <chart:axis chart:dimension="x" chart:name="primary-x" chart:style-name="ch4" chartooo:axis-type="auto">
            <chartooo:date-scale/>
            <chart:categories table:cell-range-address="IM4.A22:IM4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22:IM4.B29" chart:label-cell-address="IM4.B21:IM4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4.B21:IM4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22:IM4.A29</svg:desc>
                </draw:g>
              </table:table-cell>
              <table:table-cell office:value-type="float" office:value="0.510678">
                <text:p>0.510678</text:p>
                <draw:g>
                  <svg:desc>IM4.B22:IM4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272558">
                <text:p>0.272558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112743">
                <text:p>0.112743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1.20765707492828">
                <text:p>1.20765707492828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4.46640176773071">
                <text:p>4.4664017677307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1.05198669433594">
                <text:p>1.05198669433594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5.22348558902741">
                <text:p>5.2234855890274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855916571617126">
                <text:p>0.8559165716171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97cm" svg:height="12.418cm" xlink:href=".." xlink:type="simple" chart:class="chart:bar" chart:style-name="ch1">
        <chart:legend chart:legend-position="top" svg:x="8.901cm" svg:y="0.185cm" style:legend-expansion="wide" chart:style-name="ch2"/>
        <chart:plot-area chart:style-name="ch3" table:cell-range-address="IM4.A31:IM4.B39" chart:data-source-has-labels="both" svg:x="0.393cm" svg:y="1.031cm" svg:width="18.911cm" svg:height="11.139cm">
          <chartooo:coordinate-region svg:x="2.109cm" svg:y="1.031cm" svg:width="17.195cm" svg:height="6.443cm"/>
          <chart:axis chart:dimension="x" chart:name="primary-x" chart:style-name="ch4" chartooo:axis-type="auto">
            <chartooo:date-scale/>
            <chart:categories table:cell-range-address="IM4.A32:IM4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4.B32:IM4.B39" chart:label-cell-address="IM4.B31:IM4.B31" chart:class="chart:bar">
            <chart:data-point chart:style-name="ch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IM4.B31:IM4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4 threads, HARP2</text:p>
                <draw:g>
                  <svg:desc>IM4.A32:IM4.A39</svg:desc>
                </draw:g>
              </table:table-cell>
              <table:table-cell office:value-type="float" office:value="0.220771210038419">
                <text:p>0.220771210038419</text:p>
                <draw:g>
                  <svg:desc>IM4.B32:IM4.B3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0.413647737362323">
                <text:p>0.41364773736232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0.0933567999895132">
                <text:p>0.0933567999895132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0.0252424671722451">
                <text:p>0.0252424671722451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0.107171507593229">
                <text:p>0.107171507593229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0.0215838635099962">
                <text:p>0.0215838635099962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0.131721950174407">
                <text:p>0.131721950174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438cm" svg:height="13.887cm" xlink:href=".." xlink:type="simple" chart:class="chart:bar" chart:style-name="ch1">
        <chart:legend chart:legend-position="top" svg:x="9.295cm" svg:y="0.185cm" style:legend-expansion="wide" chart:style-name="ch2"/>
        <chart:plot-area chart:style-name="ch3" table:cell-range-address="IM8.A21:IM8.B29" chart:data-source-has-labels="both" svg:x="0.428cm" svg:y="1.06cm" svg:width="20.582cm" svg:height="12.55cm">
          <chartooo:coordinate-region svg:x="2.015cm" svg:y="1.06cm" svg:width="18.995cm" svg:height="7.854cm"/>
          <chart:axis chart:dimension="x" chart:name="primary-x" chart:style-name="ch4" chartooo:axis-type="auto">
            <chartooo:date-scale/>
            <chart:categories table:cell-range-address="IM8.A22:IM8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M8.B22:IM8.B29" chart:label-cell-address="IM8.B21:IM8.B2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 Time (s)</text:p>
                <draw:g>
                  <svg:desc>IM8.B21:IM8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, 8 threads, HARP2</text:p>
                <draw:g>
                  <svg:desc>IM8.A22:IM8.A29</svg:desc>
                </draw:g>
              </table:table-cell>
              <table:table-cell office:value-type="float" office:value="1.23056">
                <text:p>1.23056</text:p>
                <draw:g>
                  <svg:desc>IM8.B22:IM8.B29</svg:desc>
                </draw:g>
              </table:table-cell>
            </table:table-row>
            <table:table-row>
              <table:table-cell office:value-type="string">
                <text:p>FPGA, 2 threads, HARP2</text:p>
              </table:table-cell>
              <table:table-cell office:value-type="float" office:value="1.09013">
                <text:p>1.09013</text:p>
              </table:table-cell>
            </table:table-row>
            <table:table-row>
              <table:table-cell office:value-type="string">
                <text:p>FPGA, 4 threads, VU9P</text:p>
              </table:table-cell>
              <table:table-cell office:value-type="float" office:value="0.45104">
                <text:p>0.45104</text:p>
              </table:table-cell>
            </table:table-row>
            <table:table-row>
              <table:table-cell office:value-type="string">
                <text:p>sklearn, HARP2</text:p>
              </table:table-cell>
              <table:table-cell office:value-type="float" office:value="2.32932629585266">
                <text:p>2.32932629585266</text:p>
              </table:table-cell>
            </table:table-row>
            <table:table-row>
              <table:table-cell office:value-type="string">
                <text:p>Tensorflow (mb=32, lr=0.1), HARP2</text:p>
              </table:table-cell>
              <table:table-cell office:value-type="float" office:value="12.4568259239197">
                <text:p>12.4568259239197</text:p>
              </table:table-cell>
            </table:table-row>
            <table:table-row>
              <table:table-cell office:value-type="string">
                <text:p>Tensorflow (mb=512, lr=0.8), HARP2</text:p>
              </table:table-cell>
              <table:table-cell office:value-type="float" office:value="2.01491935253143">
                <text:p>2.01491935253143</text:p>
              </table:table-cell>
            </table:table-row>
            <table:table-row>
              <table:table-cell office:value-type="string">
                <text:p>Tensorflow (mb=32, lr=0.1), M6000</text:p>
              </table:table-cell>
              <table:table-cell office:value-type="float" office:value="10.7401434183121">
                <text:p>10.7401434183121</text:p>
              </table:table-cell>
            </table:table-row>
            <table:table-row>
              <table:table-cell office:value-type="string">
                <text:p>Tensorflow (mb=512, lr=0.8), M6000</text:p>
              </table:table-cell>
              <table:table-cell office:value-type="float" office:value="1.7221358537674">
                <text:p>1.72213585376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